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000000" fo:padding-top="0.014cm" fo:padding-bottom="0.014cm" fo:padding-left="0.014cm" fo:padding-right="0.014cm"/>
    </style:style>
    <style:style style:name="gr2" style:family="graphic" style:parent-style-name="standard">
      <style:graphic-properties draw:stroke="dash" draw:stroke-dash="_32__20_Dots_20_1_20_Dash" svg:stroke-width="0.053cm" svg:stroke-color="#000000" draw:marker-start="" draw:marker-start-width="0.279cm" draw:marker-end="Small_20_Arrow" draw:marker-end-width="0.152cm" draw:stroke-linejoin="round" svg:stroke-linecap="round" draw:fill="solid" draw:fill-color="#000000" draw:opacity="99%" fo:padding-top="0.026cm" fo:padding-bottom="0.026cm" fo:padding-left="0.026cm" fo:padding-right="0.026cm"/>
    </style:style>
    <style:style style:name="gr3" style:family="graphic" style:parent-style-name="standard">
      <style:graphic-properties draw:stroke="dash" draw:stroke-dash="_32__20_Dots_20_1_20_Dash" svg:stroke-width="0.053cm" svg:stroke-color="#000000" draw:marker-start="Small_20_Arrow" draw:marker-start-width="0.152cm" draw:marker-end="" draw:marker-end-width="0.279cm" draw:stroke-linejoin="round" svg:stroke-linecap="round" draw:fill="solid" draw:fill-color="#000000" draw:opacity="99%" fo:padding-top="0.026cm" fo:padding-bottom="0.026cm" fo:padding-left="0.026cm" fo:padding-right="0.026cm"/>
    </style:style>
    <style:style style:name="gr4"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5" style:family="graphic" style:parent-style-name="standard">
      <style:graphic-properties draw:stroke="dash" draw:stroke-dash="_32__20_Dots_20_1_20_Dash" svg:stroke-width="0.053cm" svg:stroke-color="#000000" draw:marker-start="" draw:marker-start-width="0.279cm" draw:marker-end="Small_20_Arrow" draw:marker-end-width="0.152cm" draw:stroke-linejoin="round" svg:stroke-linecap="round" draw:fill="solid" draw:fill-color="#000000" fo:padding-top="0.026cm" fo:padding-bottom="0.026cm" fo:padding-left="0.026cm" fo:padding-right="0.026cm"/>
    </style:style>
    <style:style style:name="gr6" style:family="graphic" style:parent-style-name="standard">
      <style:graphic-properties draw:stroke="dash" draw:stroke-dash="_32__20_Dots_20_1_20_Dash" svg:stroke-width="0.053cm" svg:stroke-color="#000000" draw:marker-start="Small_20_Arrow" draw:marker-start-width="0.152cm" draw:marker-end="" draw:marker-end-width="0.279cm" draw:stroke-linejoin="round" svg:stroke-linecap="round" draw:fill="solid" draw:fill-color="#000000" fo:padding-top="0.026cm" fo:padding-bottom="0.026cm" fo:padding-left="0.026cm" fo:padding-right="0.026cm"/>
    </style:style>
    <style:style style:name="gr7" style:family="graphic" style:parent-style-name="standard">
      <style:graphic-properties draw:stroke="none" svg:stroke-width="0.044cm" draw:stroke-linejoin="miter" draw:fill="solid" draw:fill-color="#ffffff"/>
    </style:style>
    <style:style style:name="gr8" style:family="graphic" style:parent-style-name="standard">
      <style:graphic-properties draw:stroke="none" svg:stroke-width="0.044cm" draw:stroke-linejoin="miter" draw:fill="solid" draw:fill-color="#000000"/>
    </style:style>
    <style:style style:name="gr9" style:family="graphic" style:parent-style-name="standard">
      <style:graphic-properties draw:stroke="none" svg:stroke-color="#000000" draw:fill="none" draw:fill-color="#ffffff" draw:textarea-horizontal-align="left" draw:auto-grow-height="true" draw:auto-grow-width="true" fo:min-height="0.374cm" fo:min-width="0.442cm"/>
    </style:style>
    <style:style style:name="gr10" style:family="graphic" style:parent-style-name="standard">
      <style:graphic-properties draw:stroke="none" svg:stroke-color="#000000" draw:fill="none" draw:fill-color="#ffffff" draw:textarea-horizontal-align="left" draw:auto-grow-height="true" draw:auto-grow-width="true" fo:min-height="0.374cm" fo:min-width="0.451cm"/>
    </style:style>
    <style:style style:name="P1" style:family="paragraph">
      <loext:graphic-properties draw:fill="solid" draw:fill-color="#000000"/>
    </style:style>
    <style:style style:name="P2" style:family="paragraph">
      <loext:graphic-properties draw:fill="solid" draw:fill-color="#000000" draw:opacity="99%"/>
    </style:style>
    <style:style style:name="P3" style:family="paragraph">
      <loext:graphic-properties draw:fill="solid" draw:fill-color="#ffffff"/>
    </style:style>
    <style:style style:name="P4" style:family="paragraph">
      <loext:graphic-properties draw:fill="none" draw:fill-color="#ffffff"/>
      <style:text-properties style:font-name="DejaVu Sans" fo:font-size="9pt" style:font-size-asian="9pt" style:font-size-complex="9pt"/>
    </style:style>
    <style:style style:name="T1" style:family="text">
      <style:text-properties style:font-name="DejaVu San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line draw:style-name="gr1" draw:text-style-name="P1" draw:layer="layout" svg:x1="5.417cm" svg:y1="2.924cm" svg:x2="8.377cm" svg:y2="2.924cm">
            <text:p/>
          </draw:line>
          <draw:line draw:style-name="gr1" draw:text-style-name="P1" draw:layer="layout" svg:x1="5.417cm" svg:y1="2.925cm" svg:x2="6.897cm" svg:y2="0.361cm">
            <text:p/>
          </draw:line>
          <draw:line draw:style-name="gr1" draw:text-style-name="P1" draw:layer="layout" svg:x1="8.377cm" svg:y1="2.925cm" svg:x2="6.897cm" svg:y2="0.361cm">
            <text:p/>
          </draw:line>
          <draw:line draw:style-name="gr2" draw:text-style-name="P2" draw:layer="layout" svg:x1="6.898cm" svg:y1="2.056cm" svg:x2="6.081cm" svg:y2="0.64cm">
            <text:p/>
          </draw:line>
          <draw:line draw:style-name="gr3" draw:text-style-name="P2" draw:layer="layout" svg:x1="6.081cm" svg:y1="3.504cm" svg:x2="6.902cm" svg:y2="2.072cm">
            <text:p>z</text:p>
          </draw:line>
          <draw:line draw:style-name="gr2" draw:text-style-name="P2" draw:layer="layout" svg:x1="6.902cm" svg:y1="2.072cm" svg:x2="8.56cm" svg:y2="2.072cm">
            <text:p/>
          </draw:line>
          <draw:line draw:style-name="gr1" draw:text-style-name="P1" draw:layer="layout" svg:x1="6.157cm" svg:y1="1.643cm" svg:x2="7.637cm" svg:y2="1.643cm">
            <text:p/>
          </draw:line>
          <draw:line draw:style-name="gr1" draw:text-style-name="P1" draw:layer="layout" svg:x1="7.637cm" svg:y1="1.643cm" svg:x2="6.897cm" svg:y2="2.925cm">
            <text:p/>
          </draw:line>
          <draw:line draw:style-name="gr1" draw:text-style-name="P1" draw:layer="layout" svg:x1="6.897cm" svg:y1="2.925cm" svg:x2="6.157cm" svg:y2="1.643cm">
            <text:p/>
          </draw:line>
          <draw:polygon draw:style-name="gr4" draw:text-style-name="P3" draw:layer="layout" svg:width="0.419cm" svg:height="0.419cm" svg:x="5.207cm" svg:y="2.714cm" svg:viewBox="0 0 420 420" draw:points="420,210 420,209 420,208 420,208 420,207 420,206 420,205 420,204 420,204 420,203 420,202 420,202 420,201 420,200 420,199 420,198 420,198 420,197 420,196 420,195 420,194 420,194 419,193 419,192 419,191 419,191 419,190 419,189 419,188 419,187 419,187 419,186 418,185 418,184 418,184 418,183 418,182 418,181 418,181 418,180 417,179 417,178 417,177 417,177 417,176 417,175 417,174 417,174 417,173 416,172 416,171 416,170 416,170 416,169 416,168 416,167 416,167 415,166 415,166 415,165 415,164 414,163 414,162 414,162 414,161 414,160 414,159 414,159 413,158 413,157 413,156 413,155 413,155 413,154 412,153 412,153 412,152 411,151 411,150 411,150 411,149 411,148 411,147 410,147 410,146 410,145 409,145 409,144 409,143 409,142 409,141 408,141 408,140 408,139 407,138 407,138 407,137 407,136 406,136 406,135 406,134 406,133 405,133 405,132 405,131 404,131 404,130 404,129 404,128 403,128 403,127 403,126 403,126 402,125 402,124 401,123 401,123 400,122 400,121 400,121 400,120 399,119 399,119 398,118 398,117 398,116 398,116 397,115 397,114 396,114 396,113 396,113 395,112 395,111 394,110 394,110 394,109 393,108 393,107 393,107 392,106 392,106 392,105 392,104 391,104 390,103 390,103 390,102 389,101 389,100 388,100 388,99 388,98 387,98 387,97 386,96 386,96 386,95 385,94 385,94 384,93 384,92 383,92 383,91 383,90 382,90 382,89 381,88 381,88 380,87 380,87 379,86 379,86 379,85 378,84 377,83 377,83 377,82 376,82 376,81 375,80 375,80 374,79 374,79 373,78 373,78 373,77 372,77 371,76 371,75 370,75 370,74 369,73 369,73 368,72 368,71 367,71 367,70 366,70 366,69 365,69 365,68 364,68 364,67 363,67 362,66 362,65 362,65 361,64 360,64 360,63 359,63 359,62 358,61 358,61 357,60 357,60 356,59 356,59 355,58 354,58 354,57 353,57 353,56 352,56 352,55 351,54 350,54 350,53 349,53 349,53 348,52 348,51 347,51 347,51 346,50 345,50 345,49 344,48 343,48 343,48 342,47 341,46 341,46 340,46 340,45 339,44 339,44 338,44 337,43 337,43 336,42 335,42 335,41 334,41 334,41 333,40 332,39 332,39 331,39 330,38 330,38 329,37 329,37 328,36 327,36 327,36 326,35 325,35 325,34 324,34 323,33 323,33 322,33 321,32 321,32 320,31 320,31 319,31 318,30 318,30 317,29 316,29 316,29 315,28 314,28 314,27 313,27 312,27 311,26 311,26 310,25 310,25 309,25 308,24 308,24 307,24 306,23 305,23 305,23 304,22 303,22 303,22 302,21 301,21 301,20 300,20 299,20 298,20 298,19 297,19 296,18 296,18 295,18 294,18 294,17 293,17 292,17 291,17 291,16 290,16 289,15 289,15 288,15 287,15 286,14 286,14 285,14 284,14 284,13 283,13 282,13 281,12 280,12 280,12 279,12 278,12 278,11 277,11 276,11 276,10 275,10 274,10 273,10 272,10 272,9 271,9 270,9 270,8 269,8 268,8 267,8 267,8 266,8 265,7 264,7 263,7 263,7 262,7 261,7 261,6 260,6 259,6 258,6 258,5 257,5 256,5 255,5 255,5 254,5 253,5 252,4 251,4 251,4 250,4 249,4 248,3 248,3 247,3 246,3 245,3 244,3 244,3 243,3 243,3 242,2 241,2 240,2 240,2 239,2 238,2 237,2 236,1 236,1 235,1 234,1 233,1 233,1 232,1 231,1 230,1 229,1 229,1 228,1 227,1 226,1 225,1 225,0 224,0 223,0 223,0 222,0 221,0 220,0 219,0 219,0 218,0 217,0 216,0 215,0 215,0 214,0 213,0 212,0 212,0 211,0 210,0 209,0 208,0 208,0 207,0 206,0 205,0 205,0 204,0 203,0 202,0 202,0 201,0 200,0 199,0 198,0 198,0 197,0 196,0 195,0 195,1 194,1 193,1 192,1 191,1 191,1 190,1 189,1 188,1 188,1 187,1 186,1 185,1 185,1 184,1 183,2 182,2 181,2 181,2 180,2 179,2 178,2 178,3 177,3 176,3 175,3 174,3 174,3 173,3 172,3 171,3 171,4 170,4 170,4 169,4 168,4 167,5 166,5 166,5 165,5 164,5 163,5 162,5 162,6 161,6 160,6 160,6 159,6 158,7 157,7 156,7 155,7 155,7 154,8 154,8 153,8 152,8 151,8 151,8 150,9 149,9 148,9 147,10 147,10 146,10 145,10 145,10 144,11 143,11 142,11 142,12 141,12 140,12 139,12 139,12 138,13 137,13 137,13 136,14 135,14 134,14 134,14 133,15 132,15 132,15 131,15 130,16 129,16 128,16 128,17 127,17 127,17 126,18 125,18 124,18 124,18 123,19 122,19 122,20 121,20 120,20 120,20 119,21 118,21 117,22 117,22 116,22 115,22 115,23 114,23 113,24 113,24 112,24 111,25 111,25 110,25 109,26 108,26 108,27 107,27 107,27 106,28 105,28 105,29 104,29 103,29 103,30 102,30 101,31 101,31 100,31 99,32 98,32 98,33 97,33 96,33 96,34 95,34 94,34 94,35 93,36 92,36 92,36 91,37 91,37 90,37 89,38 89,39 88,39 88,39 87,40 86,40 86,41 85,41 84,42 84,42 83,43 82,43 82,44 81,44 81,44 80,45 79,46 79,46 78,46 78,47 77,48 77,48 76,48 75,49 75,50 74,50 74,50 73,51 72,51 72,52 71,52 71,53 70,53 70,54 69,54 69,55 68,56 67,56 67,56 66,57 65,58 65,58 64,59 64,59 63,60 63,60 62,61 62,61 61,62 60,63 60,63 60,63 59,64 58,64 58,65 57,66 57,67 56,67 56,68 55,68 55,69 54,69 54,70 53,70 53,71 52,71 52,72 51,73 51,73 50,74 50,75 49,75 49,76 48,76 48,77 47,77 46,78 46,78 46,79 45,80 45,80 44,81 44,81 43,82 43,83 42,83 42,84 41,85 41,86 41,86 40,87 39,87 39,88 39,88 38,89 38,90 37,90 37,91 36,92 36,92 36,93 35,94 35,94 35,95 34,96 33,96 33,97 33,97 32,98 32,99 31,99 31,100 31,101 30,101 30,102 29,103 29,104 29,104 28,105 28,106 28,106 27,107 27,107 26,108 26,109 26,109 25,110 25,111 24,112 24,112 24,113 23,114 23,114 23,115 22,116 22,116 22,117 21,118 21,118 21,119 20,120 20,121 20,121 19,122 19,123 19,123 18,124 18,125 18,126 18,126 17,127 17,128 17,128 16,129 16,130 16,130 16,131 15,132 15,133 14,133 14,134 14,135 14,135 14,136 13,137 13,138 12,138 12,139 12,140 12,141 12,141 11,142 11,143 11,143 11,144 11,145 10,146 10,147 10,147 9,148 9,149 9,149 9,150 9,151 8,152 8,152 8,153 8,154 7,155 7,155 7,156 7,157 7,158 7,159 6,159 6,160 6,160 6,161 5,162 5,163 5,164 5,164 5,165 5,166 5,167 4,167 4,168 4,169 4,170 4,170 4,171 4,172 4,173 3,174 3,174 3,175 3,176 3,177 3,177 2,178 2,179 2,179 2,180 2,181 2,182 2,183 2,183 2,184 2,185 2,186 1,186 1,187 1,188 1,189 1,189 1,190 1,191 1,192 1,193 1,193 1,194 1,195 1,196 1,196 1,197 1,198 1,199 1,200 1,200 1,201 0,202 0,203 0,203 0,204 0,205 0,206 0,206 0,207 0,208 0,209 0,210 0,210 0,211 0,212 0,213 0,213 0,214 0,215 0,216 0,217 0,217 0,218 1,219 1,220 1,220 1,221 1,222 1,223 1,223 1,224 1,225 1,226 1,227 1,227 1,228 1,229 1,230 1,230 1,231 1,232 1,233 2,234 2,234 2,235 2,236 2,237 2,237 2,238 2,239 2,240 2,240 2,241 2,242 3,243 3,244 3,244 3,245 3,246 3,247 4,247 4,248 4,249 4,250 4,250 4,251 4,252 4,253 5,253 5,254 5,255 5,256 5,256 5,257 5,258 6,259 6,259 6,260 6,261 7,262 7,263 7,263 7,264 7,265 7,265 8,266 8,267 8,268 9,268 9,269 9,270 9,271 9,272 9,272 10,273 10,274 10,274 11,275 11,276 11,276 11,277 11,278 12,279 12,280 12,280 12,281 13,282 13,282 13,283 14,284 14,285 14,285 14,286 15,286 15,287 15,288 16,289 16,290 16,290 16,291 17,292 17,292 18,293 18,294 18,295 18,295 19,296 19,297 19,297 19,298 20,299 20,299 21,300 21,301 21,302 22,302 22,303 22,303 22,304 23,305 23,306 24,306 24,307 24,308 25,309 25,309 26,310 26,311 26,312 26,312 27,313 27,313 28,314 28,315 28,315 29,316 29,317 29,317 30,318 31,319 31,319 31,320 32,321 32,322 33,322 33,323 33,323 34,324 34,325 35,325 35,326 35,327 36,327 36,328 37,329 37,329 38,330 38,330 38,331 39,332 39,332 40,333 40,333 41,334 41,335 42,335 42,336 43,337 43,337 43,338 44,339 45,339 45,340 45,340 46,341 46,342 47,342 47,343 48,343 48,344 49,344 49,345 50,346 50,346 51,347 52,348 52,348 52,349 53,349 54,350 54,350 55,351 55,352 55,352 56,352 56,353 57,354 58,354 58,355 59,356 59,356 60,357 60,357 61,358 62,358 62,359 62,359 63,360 64,360 64,361 65,361 65,362 66,362 66,363 67,364 67,364 68,365 69,365 69,366 70,366 71,367 71,367 72,368 72,368 73,369 73,369 74,370 74,370 75,371 75,371 76,372 77,372 77,373 78,373 79,374 79,374 80,375 81,375 81,376 82,376 82,376 83,377 84,378 84,378 85,378 86,379 86,379 87,380 87,380 88,381 89,381 89,382 90,382 91,383 91,383 92,383 92,384 93,384 94,385 94,385 95,385 96,386 96,386 97,387 98,387 98,388 99,388 99,388 100,389 101,389 101,390 102,390 103,390 103,391 104,391 105,392 105,392 106,392 107,393 108,393 108,393 109,394 109,394 110,395 111,395 111,395 112,396 113,396 114,396 114,397 115,397 116,397 117,398 117,398 118,398 118,399 119,399 120,400 120,400 121,400 122,401 123,401 124,401 124,402 125,402 125,402 126,402 127,403 128,403 128,403 129,403 130,404 130,404 131,405 132,405 133,405 134,405 134,405 135,406 135,406 136,407 137,407 138,407 138,407 139,407 140,408 141,408 141,408 142,409 143,409 144,409 144,409 145,410 146,410 146,410 147,410 148,411 149,411 149,411 150,411 151,411 152,412 152,412 153,412 154,412 155,412 155,413 156,413 157,413 157,413 158,413 159,413 160,414 161,414 161,414 162,414 163,414 164,415 164,415 165,415 166,415 167,415 168,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4,420 215,420 216,420 217,420 217,420 218,420 219,420 220,420 221,420 221,419 222,419 223,419 224,419 224,419 225,419 226,419 227,419 227,419 228,419 229,419 230,419 231,419 231,419 232,419 233,419 234,419 234,419 235,418 236,418 237,418 238,418 238,418 239,418 240,418 241,417 241,417 242,417 243,417 243,417 244,417 245,417 246,417 246,417 247,417 248,416 249,416 250,416 250,416 251,416 252,415 253,415 253,415 254,415 255,415 256,415 257,415 257,414 258,414 259,414 260,414 260,413 261,413 261,413 262,413 263,413 264,413 265,412 265,412 266,412 267,412 268,412 268,412 269,411 270,411 271,411 271,411 272,411 273,410 274,410 274,410 275,409 276,409 277,409 277,409 278,409 279,408 279,408 280,408 281,407 282,407 282,407 283,407 284,406 285,406 285,406 286,405 287,405 287,405 288,405 289,404 290,404 290,404 291,403 292,403 293,403 293,403 294,402 294,402 295,402 296,401 297,401 297,401 298,401 299,400 299,400 300,399 301,399 302,399 302,398 303,398 304,398 304,397 305,397 306,396 306,396 307,396 308,396 308,395 309,395 310,395 311,394 311,394 312,393 313,393 313,393 314,392 314,392 315,392 316,391 316,391 317,390 318,390 318,390 319,389 320,389 321,388 321,388 322,388 323,387 323,386 324,386 324,386 325,385 326,385 327,385 327,384 328,384 329,383 329,383 330,382 330,382 331,382 331,381 332,381 333,380 333,379 334,379 335,379 335,378 336,378 337,377 337,377 338,376 339,376 339,376 340,375 340,375 341,374 341,374 342,373 343,373 343,372 344,372 344,371 345,371 346,370 346,369 347,369 347,369 348,368 349,368 349,367 350,366 350,366 351,366 351,365 352,365 352,364 353,363 354,363 354,362 355,362 355,361 356,361 356,360 357,360 357,359 358,359 359,358 359,358 360,357 360,356 361,356 361,355 362,355 362,354 363,354 364,353 364,352 364,352 365,351 366,351 366,350 367,350 367,349 367,349 368,348 369,348 369,347 369,346 370,346 371,345 371,344 372,343 372,343 373,342 373,342 374,341 374,341 374,340 375,340 376,339 376,338 376,338 377,337 377,337 378,336 378,335 379,335 379,334 379,333 380,333 381,332 381,332 381,331 382,330 382,330 383,329 383,329 384,328 384,327 384,327 385,326 385,325 386,325 386,324 387,323 387,323 388,322 388,321 388,320 389,320 389,319 390,318 390,318 390,317 391,316 391,316 392,315 392,315 392,314 393,313 393,313 393,312 394,311 394,311 394,310 395,309 395,308 396,308 396,307 396,306 396,305 397,305 397,304 398,303 398,303 398,302 399,301 399,301 400,300 400,299 400,299 400,298 401,297 401,297 402,296 402,295 402,294 403,293 403,293 403,292 403,292 404,291 404,290 404,289 404,289 405,288 405,287 406,286 406,286 406,285 406,284 406,283 407,283 407,282 407,282 407,281 408,280 408,279 408,278 409,278 409,277 409,276 409,276 409,275 410,274 410,273 410,273 411,272 411,271 411,270 411,269 411,269 412,268 412,268 412,267 412,266 413,265 413,265 413,264 413,263 413,262 413,261 414,261 414,260 414,259 414,258 414,258 414,257 415,256 415,256 415,255 415,254 415,253 416,253 416,252 416,251 416,250 416,249 416,249 416,248 417,247 417,246 417,246 417,245 417,244 417,243 417,242 417,242 417,241 417,240 418,239 418,239 418,238 418,237 418,236 418,236 418,235 419,234 419,234 419,233 419,232 419,231 419,230 419,230 419,229 419,228 419,227 419,227 420,226 420,225 420,224 420,223 420,223 420,222 420,221 420,220 420,220 420,219 420,218 420,217 420,217 420,216 420,215 420,214 420,213 420,213 420,212 420,211">
            <text:p/>
          </draw:polygon>
          <draw:polygon draw:style-name="gr4" draw:text-style-name="P3" draw:layer="layout" svg:width="0.419cm" svg:height="0.419cm" svg:x="6.687cm" svg:y="0.151cm" svg:viewBox="0 0 420 420" draw:points="420,210 420,209 420,208 420,207 420,206 420,206 420,205 420,204 420,203 420,203 420,202 420,201 419,200 419,200 419,199 419,198 419,197 419,196 419,196 419,195 419,194 419,193 419,193 419,192 419,191 419,190 419,189 419,189 419,188 419,187 419,187 418,186 418,185 418,184 418,184 418,183 418,182 418,181 418,181 417,180 417,179 417,178 417,177 417,177 417,176 417,175 417,174 417,174 417,173 416,172 416,171 416,170 416,170 416,169 415,168 415,167 415,167 415,166 415,165 415,164 415,164 414,163 414,162 414,162 414,161 414,160 414,159 414,158 413,158 413,157 413,156 412,155 412,155 412,154 412,153 412,152 412,151 411,151 411,150 411,150 411,149 411,148 410,147 410,147 410,146 410,145 409,144 409,143 409,143 409,142 408,141 408,141 408,140 407,139 407,138 407,138 407,137 407,136 406,136 406,135 406,134 405,133 405,133 405,132 405,131 404,131 404,130 404,129 404,128 403,128 403,127 402,126 402,126 402,125 402,124 401,123 401,122 401,122 400,121 400,121 400,120 399,119 399,119 398,118 398,117 398,116 397,115 397,115 397,114 397,114 396,113 396,112 395,112 395,111 395,110 394,109 394,109 394,108 393,107 393,107 392,106 392,105 392,105 391,104 391,104 390,103 390,102 390,102 389,101 389,100 388,99 388,99 388,98 387,97 387,97 386,96 386,95 386,95 385,94 385,94 384,93 384,92 384,92 383,91 383,90 382,90 382,89 381,88 381,88 380,87 380,87 379,86 379,85 378,85 378,84 378,83 377,83 377,82 376,81 376,81 375,80 375,80 374,79 374,79 373,78 373,77 372,77 372,76 371,76 371,75 370,75 370,74 369,73 369,73 368,72 368,71 367,71 367,70 366,70 366,69 365,69 365,68 364,68 364,67 363,67 362,66 362,65 362,64 361,64 361,64 360,63 359,62 359,62 358,61 358,61 357,60 357,60 356,59 356,59 355,58 354,58 354,57 353,56 353,56 352,56 352,55 351,54 351,54 350,53 349,53 349,52 348,52 348,51 347,51 346,50 346,50 345,49 345,49 344,48 344,48 343,48 342,47 342,46 341,46 341,45 340,45 339,44 339,44 338,44 337,43 337,42 336,42 335,42 335,41 334,41 334,40 333,40 332,39 332,39 331,39 331,38 330,37 329,37 329,37 328,36 327,36 327,35 326,35 325,34 325,34 324,34 323,33 323,33 322,32 322,32 321,32 320,31 320,31 319,31 318,30 318,30 317,29 316,29 316,29 315,28 314,28 313,27 313,27 312,27 312,26 311,26 310,25 310,25 309,25 308,24 308,24 307,24 306,23 305,23 305,22 304,22 303,22 303,22 302,21 301,21 301,20 300,20 299,20 298,19 298,19 297,19 296,18 296,18 295,18 294,18 294,17 293,17 292,17 291,16 291,16 290,16 289,15 289,15 288,15 287,15 286,14 286,14 285,14 284,14 284,13 283,13 282,13 281,12 281,12 280,12 279,12 278,12 278,11 277,11 276,11 276,10 275,10 274,10 273,10 272,10 272,9 271,9 270,9 270,8 269,8 268,8 267,8 267,8 266,7 265,7 264,7 263,7 263,6 262,6 261,6 260,6 260,6 259,6 259,5 258,5 257,5 256,5 255,5 255,5 254,5 253,4 252,4 252,4 251,4 250,4 249,3 248,3 248,3 247,3 246,3 245,3 245,3 244,3 243,3 242,2 242,2 241,2 240,2 239,2 238,2 238,2 237,1 236,1 236,1 235,1 234,1 233,1 233,1 232,1 231,1 230,1 229,1 229,1 228,1 227,1 226,1 226,0 225,0 224,0 223,0 223,0 222,0 221,0 220,0 219,0 219,0 218,0 217,0 216,0 216,0 215,0 214,0 213,0 212,0 212,0 211,0 210,0 209,0 209,0 208,0 207,0 206,0 206,0 205,0 204,0 203,0 202,0 202,0 201,0 200,0 199,0 199,0 198,0 197,0 196,0 196,0 195,0 194,0 193,1 192,1 192,1 191,1 190,1 189,1 189,1 188,1 187,1 186,1 185,1 185,1 184,1 183,1 182,2 182,2 181,2 180,2 179,2 178,2 177,2 177,3 176,3 175,3 174,3 174,3 173,3 172,3 171,3 170,3 170,4 169,4 168,4 167,4 167,4 166,5 166,5 165,5 164,5 163,5 162,5 162,5 161,6 160,6 159,6 159,6 158,6 157,6 156,7 155,7 155,7 154,7 153,8 153,8 152,8 151,8 150,8 150,9 149,9 148,9 147,9 147,10 146,10 145,10 145,10 144,10 143,11 142,11 142,11 141,12 140,12 139,12 138,12 138,13 137,13 136,13 136,14 135,14 134,14 133,14 133,15 132,15 132,15 131,15 130,16 129,16 128,16 128,17 127,17 126,17 126,17 125,18 124,18 123,18 123,19 122,19 122,19 121,20 120,20 119,20 119,21 118,21 117,21 116,22 116,22 115,22 114,23 114,23 113,24 113,24 112,24 111,25 110,25 110,25 109,26 108,26 107,26 107,27 106,27 106,27 105,28 104,28 104,29 103,29 103,29 102,30 101,30 100,31 100,31 99,32 98,32 98,32 97,33 96,33 96,34 95,34 94,34 94,35 93,35 92,35 92,36 91,37 90,37 90,37 89,38 89,38 88,39 87,39 87,40 86,40 86,41 85,41 84,42 83,42 83,42 82,43 82,43 81,44 80,44 80,45 79,45 79,46 78,46 78,47 77,47 77,48 76,48 75,49 75,49 74,50 73,50 73,51 72,51 72,52 71,52 70,53 70,53 69,54 69,54 68,55 68,55 67,56 67,56 66,57 65,58 65,58 64,59 64,59 63,59 63,60 62,61 61,61 61,62 60,62 60,63 59,63 59,64 58,64 58,65 57,66 57,66 56,67 56,67 55,68 54,68 54,69 53,70 53,70 53,71 52,71 51,72 51,73 50,73 50,74 50,74 49,75 48,75 48,76 48,77 47,77 46,78 46,78 46,79 45,80 44,80 44,81 44,81 43,82 43,83 42,83 42,84 41,85 41,85 40,86 40,87 39,87 39,88 39,88 38,89 37,90 37,90 37,91 36,92 36,92 36,93 35,94 35,94 34,95 34,95 33,96 33,97 33,97 32,98 32,98 31,99 31,100 31,100 30,101 30,102 29,103 29,103 29,104 28,105 28,105 27,106 27,107 27,107 26,108 26,109 26,109 25,110 25,111 24,111 24,112 24,113 23,114 23,114 22,115 22,115 22,116 22,117 21,117 21,118 20,119 20,120 20,121 20,121 19,122 19,122 19,123 18,124 18,124 18,125 17,126 17,127 17,128 16,128 16,129 16,130 16,130 15,131 15,132 15,133 14,133 14,134 14,134 14,135 13,136 13,137 13,138 12,138 12,139 12,140 12,140 12,141 11,142 11,143 11,143 10,144 10,145 10,146 10,147 10,147 9,148 9,148 9,149 9,150 9,151 8,151 8,152 8,153 8,154 7,155 7,155 7,156 7,157 7,157 6,158 6,159 6,160 6,160 6,161 5,162 5,163 5,164 5,164 5,165 5,166 4,167 4,167 4,168 4,169 4,170 4,170 3,171 3,172 3,172 3,173 3,174 3,175 3,175 3,176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6 3,247 3,248 3,249 4,249 4,250 4,251 4,252 4,253 5,253 5,254 5,255 5,256 5,256 5,257 5,258 6,259 6,259 6,260 6,261 7,262 7,262 7,263 7,264 7,264 7,265 8,266 8,267 8,267 8,268 9,269 9,270 9,271 9,271 9,272 10,273 10,273 10,274 10,275 10,276 11,276 11,277 11,278 12,279 12,279 12,280 12,281 13,281 13,282 13,283 14,284 14,284 14,285 14,286 15,286 15,287 15,288 16,289 16,290 16,290 16,291 17,291 17,292 17,293 17,294 18,294 18,295 19,296 19,297 19,297 19,298 20,299 20,299 20,300 21,301 21,302 21,302 22,303 22,303 22,304 23,305 23,305 24,306 24,307 24,308 25,308 25,309 25,310 26,310 26,311 26,312 27,312 27,313 27,314 28,314 28,315 29,316 29,316 29,317 30,318 30,319 31,319 31,320 31,320 32,321 33,322 33,322 33,323 34,324 34,324 34,325 35,326 35,326 36,327 36,327 37,328 37,329 37,329 38,330 38,331 39,331 39,332 40,333 40,333 41,334 41,334 41,335 42,336 43,336 43,337 43,337 44,338 44,339 45,339 45,340 46,341 46,341 47,342 47,343 48,343 48,344 49,344 49,345 50,345 50,346 51,346 51,347 52,348 52,348 53,349 53,350 54,350 54,351 55,351 55,352 56,352 56,353 57,353 58,354 58,355 58,355 59,356 60,356 60,357 61,357 61,358 62,359 62,359 63,360 63,360 64,361 64,361 65,362 66,362 66,363 67,364 67,364 68,364 69,365 69,366 70,366 70,367 71,367 72,367 72,368 73,369 73,369 74,369 74,370 75,371 75,371 76,372 77,372 77,373 78,373 79,374 79,374 80,374 80,375 81,376 82,376 82,376 83,377 83,377 84,378 85,378 85,379 86,379 87,379 87,380 88,381 89,381 89,382 90,382 90,382 91,383 92,383 92,384 93,384 94,384 94,385 95,385 96,386 96,386 97,386 97,387 98,388 99,388 99,388 100,389 100,389 101,390 102,390 103,390 103,391 104,391 105,392 105,392 106,392 107,393 107,393 108,393 109,394 109,394 110,395 111,395 111,395 112,396 113,396 113,396 114,396 115,397 116,397 116,398 117,398 117,398 118,399 119,399 119,399 120,400 121,400 122,400 123,401 123,401 124,401 125,402 125,402 126,402 127,403 128,403 128,403 129,403 130,404 130,404 131,404 132,405 132,405 133,405 134,405 135,406 135,406 136,406 137,407 138,407 138,407 139,407 140,408 140,408 141,408 142,409 143,409 143,409 144,409 145,409 145,410 146,410 147,410 148,410 149,410 149,411 150,411 151,411 152,412 152,412 153,412 153,412 154,412 155,412 156,413 157,413 157,413 158,413 159,413 160,413 160,414 161,414 162,414 163,414 164,415 164,415 165,415 166,415 166,415 167,415 168,415 169,416 169,416 170,416 171,416 172,416 172,416 173,417 174,417 175,417 176,417 176,417 177,417 178,417 179,417 180,417 180,418 181,418 182,418 183,418 183,418 184,418 185,418 186,418 187,419 187,419 188,419 189,419 190,419 190,419 191,419 192,419 193,419 193,419 194,419 195,419 196,419 197,419 197,419 198,419 199,419 200,419 200,419 201,419 202,420 203,420 204,420 204,420 205,420 206,420 207,420 207,420 208,420 209,420 210,420 210,420 211,420 212,420 213,420 214,420 215,420 215,420 216,420 217,420 218,420 218,420 219,419 220,419 221,419 221,419 222,419 223,419 224,419 225,419 225,419 226,419 227,419 228,419 228,419 229,419 230,419 231,419 231,419 232,419 233,419 234,419 235,418 235,418 236,418 236,418 237,418 238,418 239,418 240,417 240,417 241,417 242,417 243,417 243,417 244,417 245,417 246,417 246,417 247,416 248,416 249,416 250,416 250,416 251,415 252,415 253,415 253,415 254,415 255,415 256,415 257,414 257,414 258,414 259,414 259,414 260,413 261,413 262,413 262,413 263,413 264,413 265,412 265,412 266,412 267,412 268,412 269,411 269,411 270,411 270,411 271,410 272,410 273,410 274,410 274,410 275,409 276,409 277,409 278,409 278,409 279,408 279,408 280,408 281,407 282,407 282,407 283,407 284,406 284,406 285,406 286,405 287,405 288,405 288,405 289,404 289,404 290,404 291,403 292,403 293,403 293,402 294,402 295,402 295,402 296,401 297,401 298,401 298,400 299,400 299,400 300,399 301,399 301,398 302,398 303,398 304,398 305,397 305,397 306,396 306,396 307,396 308,395 308,395 309,395 310,395 311,394 311,394 312,393 313,393 313,393 314,392 315,392 315,392 316,391 316,391 317,390 318,390 318,390 319,389 320,389 320,388 321,388 322,387 323,387 323,386 324,386 325,386 325,385 326,385 327,384 327,384 328,383 329,383 329,383 330,382 330,382 331,382 332,381 332,380 333,380 334,379 334,379 335,379 335,378 336,377 337,377 337,377 338,376 338,376 339,375 340,375 340,374 341,374 341,373 342,373 342,373 343,372 344,371 344,371 345,371 346,370 346,369 347,369 348,369 348,368 349,367 349,367 350,366 350,366 351,366 351,365 352,364 352,364 353,363 354,363 354,362 355,362 355,361 356,360 356,360 357,359 358,359 358,359 359,358 359,357 360,357 360,356 361,356 361,355 362,355 362,354 363,353 363,353 364,352 365,352 365,351 366,350 366,350 366,349 367,349 368,348 368,348 369,347 369,346 369,346 370,345 371,344 371,344 371,343 372,343 373,342 373,342 374,341 374,340 375,340 375,339 375,339 376,338 376,337 377,337 377,336 378,336 378,335 379,334 379,334 379,333 380,333 381,332 381,331 382,331 382,330 382,329 383,329 384,328 384,327 384,327 385,326 385,326 385,325 386,324 386,324 386,323 387,322 387,322 388,321 388,320 389,320 389,319 390,318 390,317 390,317 391,316 391,316 392,315 392,314 392,314 393,313 393,312 394,312 394,311 394,310 395,310 395,309 395,308 395,307 396,307 396,306 397,305 397,305 397,304 398,303 398,303 398,302 399,301 399,300 399,300 400,299 400,299 401,298 401,297 401,296 401,296 402,295 402,294 402,293 403,293 403,292 403,291 404,291 404,290 404,289 404,289 405,288 405,287 405,286 405,286 406,285 406,284 406,283 407,283 407,282 407,281 407,281 408,280 408,279 408,278 409,278 409,277 409,276 409,275 409,275 410,274 410,273 410,273 411,272 411,271 411,270 411,269 411,269 412,268 412,267 412,267 412,266 412,265 412,264 413,264 413,263 413,262 413,261 414,261 414,260 414,259 414,258 414,257 414,257 415,256 415,255 415,255 415,254 415,253 415,253 415,252 415,251 416,250 416,249 416,249 416,248 416,247 417,246 417,246 417,245 417,244 417,243 417,242 417,242 417,241 417,240 418,239 418,238 418,238 418,237 418,236 418,236 418,235 418,234 419,233 419,232 419,231 419,231 419,230 419,229 419,228 419,228 419,227 419,226 419,225 419,225 419,224 419,223 419,222 419,221 419,221 419,220 419,219 419,218 420,218 420,217 420,216 420,215 420,215 420,214 420,213 420,212 420,211 420,211">
            <text:p/>
          </draw:polygon>
          <draw:polygon draw:style-name="gr4" draw:text-style-name="P3" draw:layer="layout" svg:width="0.419cm" svg:height="0.419cm" svg:x="8.167cm" svg:y="2.714cm" svg:viewBox="0 0 420 420" draw:points="420,210 420,209 420,208 420,208 420,207 420,206 420,205 420,204 420,204 420,203 420,202 420,202 420,201 420,200 420,199 420,198 420,198 420,197 420,196 419,195 419,194 419,194 419,193 419,192 419,191 419,191 419,190 419,189 419,188 419,187 418,187 418,186 418,185 418,184 418,184 418,183 418,182 418,181 417,181 417,180 417,179 417,178 417,177 417,177 417,176 417,175 417,174 417,174 416,173 416,172 416,171 416,170 416,170 416,169 416,168 416,167 415,167 415,166 415,166 415,165 415,164 414,163 414,162 414,162 414,161 414,160 414,159 413,159 413,158 413,157 413,156 413,155 413,155 412,154 412,153 412,153 412,152 411,151 411,150 411,150 411,149 411,148 410,147 410,147 410,146 409,145 409,145 409,144 409,143 409,142 408,141 408,141 408,140 407,139 407,138 407,138 407,137 406,136 406,136 406,135 406,134 406,133 405,133 405,132 404,131 404,131 404,130 404,129 403,128 403,128 403,127 403,126 402,126 402,125 402,124 401,123 401,123 401,122 400,121 400,121 400,120 399,119 399,119 399,118 398,117 398,116 397,116 397,115 397,114 397,114 396,113 396,113 396,112 395,111 395,110 394,110 394,109 394,108 393,107 393,107 392,106 392,106 392,105 391,104 391,104 390,103 390,103 390,102 389,101 389,100 389,100 388,99 388,98 387,98 387,97 387,96 386,96 386,95 385,94 385,94 384,93 384,92 384,92 383,91 383,90 382,90 382,89 381,88 381,88 380,87 380,87 380,86 379,86 379,85 378,84 378,83 377,83 376,82 376,82 376,81 375,80 374,80 374,79 374,79 373,78 373,78 372,77 372,77 371,76 371,75 370,75 370,74 369,73 369,73 368,72 368,71 367,71 367,70 366,70 366,69 365,69 365,68 364,68 364,67 363,67 362,66 362,65 361,65 361,64 360,64 360,63 359,63 359,62 358,61 358,61 357,60 357,60 356,59 356,59 355,58 354,58 354,57 353,57 353,56 352,56 352,55 351,54 350,54 350,53 349,53 349,53 348,52 347,51 347,51 346,51 346,50 345,50 345,49 344,48 343,48 343,48 342,47 341,46 341,46 340,46 340,45 339,44 339,44 338,44 337,43 337,43 336,42 335,42 335,41 334,41 333,41 333,40 332,39 331,39 331,39 330,38 330,38 329,37 328,37 328,36 327,36 327,36 326,35 325,35 324,34 324,34 323,33 323,33 322,33 321,32 321,32 320,31 320,31 319,31 318,30 318,30 317,29 316,29 315,29 315,28 314,28 313,27 313,27 312,27 311,26 311,26 310,25 310,25 309,25 308,24 307,24 307,24 306,23 305,23 304,23 304,22 303,22 303,22 302,21 301,21 301,20 300,20 299,20 298,20 297,19 297,19 296,18 296,18 295,18 294,18 293,17 293,17 292,17 291,17 291,16 290,16 289,15 288,15 288,15 287,15 286,14 286,14 285,14 284,14 283,13 282,13 282,13 281,12 280,12 280,12 279,12 278,12 277,11 277,11 276,11 275,10 275,10 274,10 273,10 272,10 272,9 271,9 270,9 269,8 268,8 268,8 267,8 267,8 266,8 265,7 264,7 263,7 263,7 262,7 261,7 260,6 260,6 259,6 258,6 257,5 257,5 256,5 255,5 255,5 254,5 253,5 252,4 251,4 251,4 250,4 249,4 248,3 248,3 247,3 246,3 245,3 244,3 244,3 243,3 242,3 241,2 241,2 240,2 239,2 238,2 238,2 237,2 236,1 235,1 234,1 234,1 233,1 232,1 231,1 231,1 230,1 229,1 228,1 227,1 227,1 226,1 225,1 224,0 224,0 223,0 222,0 221,0 221,0 220,0 219,0 218,0 217,0 217,0 216,0 215,0 214,0 214,0 213,0 212,0 211,0 210,0 210,0 209,0 208,0 207,0 207,0 206,0 205,0 204,0 204,0 203,0 202,0 201,0 200,0 200,0 199,0 198,0 197,0 197,0 196,0 195,0 195,1 194,1 193,1 192,1 191,1 191,1 190,1 189,1 188,1 188,1 187,1 186,1 185,1 185,1 184,1 183,2 182,2 181,2 181,2 180,2 179,2 178,2 178,3 177,3 176,3 175,3 174,3 174,3 173,3 172,3 171,3 171,4 170,4 169,4 168,4 168,4 167,5 166,5 165,5 164,5 164,5 163,5 162,5 162,6 161,6 160,6 159,6 159,6 158,7 157,7 156,7 155,7 155,7 154,8 153,8 152,8 152,8 151,8 151,8 150,9 149,9 148,9 147,10 147,10 146,10 145,10 144,10 144,11 143,11 142,11 142,12 141,12 140,12 139,12 138,12 138,13 137,13 137,13 136,14 135,14 134,14 134,14 133,15 132,15 132,15 131,15 130,16 129,16 128,16 128,17 127,17 127,17 126,18 125,18 124,18 124,18 123,19 122,19 122,20 121,20 120,20 119,20 119,21 118,21 117,22 117,22 116,22 115,22 115,23 114,23 113,24 113,24 112,24 111,25 110,25 109,25 109,26 108,26 108,27 107,27 107,27 106,28 105,28 105,29 104,29 103,29 102,30 102,30 101,31 100,31 99,31 99,32 98,32 98,33 97,33 96,33 96,34 95,34 94,34 94,35 93,36 92,36 92,36 91,37 91,37 90,37 89,38 89,39 88,39 88,39 87,40 86,40 86,41 85,41 84,42 84,42 83,43 82,43 82,44 81,44 81,44 80,45 79,46 79,46 78,46 77,47 77,48 76,48 76,48 75,49 75,50 74,50 74,50 73,51 72,51 72,52 71,52 71,53 70,53 69,54 69,54 68,55 68,56 67,56 67,56 66,57 65,58 65,58 64,59 64,59 63,60 63,60 62,61 62,61 61,62 60,63 60,63 59,63 59,64 58,64 58,65 57,66 56,67 56,67 56,68 55,68 55,69 54,69 54,70 53,70 53,71 52,71 52,72 51,73 50,73 50,74 50,75 49,75 48,76 48,76 48,77 47,77 46,78 46,78 46,79 45,80 45,80 44,81 44,81 43,82 43,83 42,83 42,84 41,85 41,86 40,86 40,87 39,87 39,88 39,88 38,89 38,90 37,90 37,91 36,92 36,92 36,93 35,94 35,94 34,95 34,96 33,96 33,97 33,97 32,98 32,99 31,99 31,100 31,101 30,101 30,102 29,103 29,104 29,104 28,105 28,106 28,106 27,107 27,107 26,108 26,109 26,109 25,110 25,111 24,112 24,112 24,113 23,114 23,114 22,115 22,116 22,116 22,117 21,118 21,118 21,119 20,120 20,121 19,121 19,122 19,123 19,123 18,124 18,125 18,126 18,126 17,127 17,128 16,128 16,129 16,130 16,130 15,131 15,132 15,133 14,133 14,134 14,135 14,135 13,136 13,137 13,138 12,138 12,139 12,140 12,141 11,141 11,142 11,143 11,143 11,144 10,145 10,146 10,147 9,147 9,148 9,149 9,149 9,150 9,151 8,152 8,152 8,153 7,154 7,155 7,155 7,156 7,157 7,158 6,159 6,159 6,160 6,160 5,161 5,162 5,163 5,164 5,164 5,165 5,166 4,167 4,167 4,168 4,169 4,170 3,170 3,171 3,172 3,173 3,174 3,174 3,175 3,176 3,177 2,177 2,178 2,179 2,179 2,180 2,181 2,182 2,183 2,183 2,184 2,185 1,186 1,186 1,187 1,188 1,189 1,189 1,190 1,191 1,192 1,193 1,193 1,194 1,195 1,196 1,196 1,197 1,198 0,199 0,200 0,200 0,201 0,202 0,203 0,203 0,204 0,205 0,206 0,206 0,207 0,208 0,209 0,210 0,210 0,211 0,212 0,213 0,213 0,214 0,215 0,216 0,217 0,217 0,218 0,219 0,220 0,220 0,221 1,222 1,223 1,223 1,224 1,225 1,226 1,227 1,227 1,228 1,229 1,230 1,230 1,231 1,232 1,233 1,234 1,234 2,235 2,236 2,237 2,237 2,238 2,239 2,240 2,240 2,241 2,242 2,243 3,244 3,244 3,245 3,246 3,247 3,247 3,248 3,249 4,250 4,250 4,251 4,252 4,253 5,253 5,254 5,255 5,256 5,256 5,257 5,258 6,259 6,259 6,260 6,261 7,262 7,263 7,263 7,264 7,265 7,265 8,266 8,267 8,268 8,268 9,269 9,270 9,271 9,272 9,272 10,273 10,274 10,274 11,275 11,276 11,276 11,277 11,278 12,279 12,280 12,280 12,281 12,282 13,282 13,283 14,284 14,285 14,285 14,286 14,286 15,287 15,288 16,289 16,290 16,290 16,291 17,292 17,292 17,293 18,294 18,295 18,295 18,296 19,297 19,297 19,298 20,299 20,299 21,300 21,301 21,302 21,302 22,303 22,303 22,304 23,305 23,306 24,306 24,307 24,308 24,309 25,309 25,310 26,311 26,312 26,312 27,313 27,313 28,314 28,315 28,315 29,316 29,317 29,317 30,318 30,319 31,319 31,320 31,321 32,322 32,322 33,323 33,323 34,324 34,325 35,325 35,326 35,327 36,327 36,328 36,329 37,329 38,330 38,330 38,331 39,332 39,332 39,333 40,333 41,334 41,335 41,335 42,336 43,337 43,337 43,338 44,339 44,339 45,340 45,340 46,341 46,342 47,342 47,343 48,343 48,344 49,344 49,345 50,346 50,346 51,347 51,348 52,348 52,349 53,349 54,350 54,350 54,351 55,352 55,352 56,352 56,353 57,354 57,354 58,355 58,356 59,356 60,357 60,357 61,358 61,358 62,359 62,359 63,360 64,360 64,361 65,361 65,362 66,362 66,363 67,364 67,364 68,365 69,365 69,366 70,366 70,367 71,367 71,368 72,368 72,369 73,369 74,370 74,370 75,371 75,371 76,372 77,372 77,373 78,373 79,374 79,374 80,375 80,375 81,376 82,376 82,376 83,377 83,378 84,378 85,378 85,379 86,379 86,380 87,380 88,381 88,381 89,382 90,382 90,383 91,383 92,383 92,384 93,384 94,385 94,385 95,385 96,386 96,386 97,387 98,387 98,388 99,388 99,388 100,389 101,389 101,390 102,390 103,390 103,391 104,391 105,392 105,392 106,392 107,393 107,393 108,393 109,394 109,394 110,395 111,395 111,395 112,396 113,396 113,396 114,397 115,397 116,397 116,398 117,398 118,398 118,399 119,399 119,400 120,400 121,400 122,401 123,401 123,401 124,402 125,402 125,402 126,402 127,403 127,403 128,403 129,403 130,404 130,404 131,405 132,405 132,405 133,405 134,405 135,406 135,406 136,407 137,407 137,407 138,407 139,407 140,408 141,408 141,408 142,409 143,409 143,409 144,409 145,410 145,410 146,410 147,410 148,411 149,411 149,411 150,411 151,411 151,412 152,412 153,412 154,412 154,412 155,413 156,413 157,413 157,413 158,413 159,413 160,414 161,414 161,414 162,414 163,414 163,415 164,415 165,415 166,415 166,415 167,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8,419 199,420 200,420 201,420 202,420 202,420 203,420 204,420 205,420 205,420 206,420 207,420 208,420 208,420 209,420 210,420 211,420 212,420 212,420 213,420 214,420 215,420 215,420 216,420 217,420 218,420 219,420 219,420 220,420 221,419 222,419 223,419 223,419 224,419 225,419 225,419 226,419 227,419 228,419 229,419 229,419 230,419 231,419 232,419 233,419 233,419 234,419 235,418 236,418 236,418 237,418 238,418 239,418 240,418 240,417 241,417 242,417 243,417 243,417 244,417 245,417 246,417 246,417 247,417 248,416 249,416 250,416 250,416 251,416 252,415 253,415 253,415 254,415 255,415 256,415 256,415 257,414 258,414 258,414 259,414 260,413 261,413 261,413 262,413 263,413 264,413 265,412 265,412 266,412 267,412 268,412 268,412 269,411 270,411 270,411 271,411 272,411 273,410 274,410 274,410 275,409 276,409 276,409 277,409 278,409 278,408 279,408 280,408 281,407 282,407 282,407 283,407 284,406 284,406 285,406 286,405 287,405 287,405 288,405 289,404 289,404 290,404 291,403 292,403 293,403 293,403 294,402 294,402 295,402 296,401 297,401 297,401 298,401 299,400 299,400 300,399 301,399 301,399 302,398 303,398 304,398 304,397 305,397 306,396 306,396 307,396 308,396 308,395 309,395 310,395 310,394 311,394 312,393 313,393 313,393 314,392 314,392 315,392 316,391 316,391 317,390 318,390 318,390 319,389 320,389 320,388 321,388 322,388 322,387 323,386 324,386 324,386 325,385 326,385 326,385 327,384 328,384 328,383 329,383 330,382 330,382 331,382 331,381 332,381 333,380 333,379 334,379 335,379 335,378 336,378 336,377 337,377 338,376 338,376 339,376 339,375 340,375 341,374 341,374 342,373 342,373 343,372 343,372 344,371 345,371 346,370 346,369 347,369 347,369 348,368 348,368 349,367 349,366 350,366 350,366 351,365 352,365 352,364 353,363 354,363 354,362 355,362 355,361 356,361 356,360 357,360 357,359 358,359 359,358 359,358 359,357 360,356 360,356 361,355 362,355 362,354 363,354 363,353 364,352 364,352 365,351 366,351 366,350 366,350 367,349 367,349 368,348 369,348 369,347 369,346 370,346 371,345 371,344 371,343 372,343 373,342 373,342 373,341 374,341 374,340 375,340 375,339 376,338 376,338 377,337 377,337 378,336 379,335 379,335 379,334 380,333 380,333 380,332 381,332 382,331 382,330 382,330 383,329 383,329 384,328 384,327 385,327 385,326 386,325 386,325 386,324 387,323 387,323 387,322 388,321 388,320 389,320 389,319 390,318 390,318 390,317 391,316 391,316 392,315 392,315 392,314 393,313 393,313 394,312 394,311 394,311 394,310 395,309 395,308 396,308 396,307 396,306 397,305 397,305 397,304 398,303 398,303 399,302 399,301 399,301 399,300 400,299 400,299 401,298 401,297 401,297 401,296 402,295 402,294 403,293 403,293 403,292 403,292 404,291 404,290 404,289 404,289 405,288 405,287 405,286 406,286 406,285 406,284 406,283 407,283 407,282 407,282 407,281 408,280 408,279 408,278 409,278 409,277 409,276 409,276 409,275 410,274 410,273 410,273 410,272 411,271 411,270 411,269 411,269 411,268 412,268 412,267 412,266 413,265 413,265 413,264 413,263 413,262 413,261 414,261 414,260 414,259 414,258 414,258 414,257 414,256 415,256 415,255 415,254 415,253 415,253 416,252 416,251 416,250 416,249 416,249 416,248 416,247 416,246 417,246 417,245 417,244 417,243 417,242 417,242 417,241 417,240 417,239 418,239 418,238 418,237 418,236 418,236 418,235 418,234 418,234 419,233 419,232 419,231 419,230 419,230 419,229 419,228 419,227 419,227 419,226 419,225 420,224 420,223 420,223 420,222 420,221 420,220 420,220 420,219 420,218 420,217 420,217 420,216 420,215 420,214 420,213 420,213 420,212 420,211">
            <text:p/>
          </draw:polygon>
          <draw:polygon draw:style-name="gr1" draw:text-style-name="P1" draw:layer="layout" svg:width="0.419cm" svg:height="0.419cm" svg:x="5.947cm" svg:y="1.433cm" svg:viewBox="0 0 420 420" draw:points="420,210 420,209 420,208 420,208 420,207 420,206 420,205 420,205 420,204 420,203 420,202 420,202 420,201 420,200 420,199 420,198 420,198 420,197 419,196 419,195 419,195 419,194 419,193 419,192 419,191 419,191 419,190 419,189 419,188 419,188 419,187 419,186 419,185 419,185 418,184 418,183 418,182 418,181 418,181 418,180 418,179 417,178 417,178 417,177 417,176 417,175 417,174 417,174 417,173 417,172 416,171 416,171 416,170 416,169 416,168 415,168 415,167 415,166 415,165 415,164 415,164 415,163 414,162 414,162 414,161 414,160 414,159 413,159 413,158 413,157 413,156 413,155 413,155 412,154 412,153 412,152 412,152 412,151 411,151 411,150 411,149 411,148 410,147 410,147 410,146 410,145 410,144 409,144 409,143 409,142 409,142 408,141 408,140 408,139 407,138 407,138 407,137 407,136 407,136 406,135 406,134 405,133 405,133 405,132 405,132 404,131 404,130 404,129 403,128 403,128 403,127 403,126 402,126 402,125 402,124 402,123 401,123 401,122 400,122 400,121 400,120 399,119 399,119 399,118 398,117 398,116 398,116 397,115 397,115 396,114 396,113 396,113 396,112 395,111 395,110 395,110 394,109 394,108 393,108 393,107 393,106 392,106 392,105 392,105 391,104 391,103 390,102 390,102 390,101 389,100 389,100 388,99 388,98 388,98 387,97 386,96 386,96 386,95 385,94 385,94 385,93 384,92 384,92 383,91 383,90 382,90 382,89 382,89 381,88 381,88 380,87 379,86 379,86 379,85 378,84 378,83 377,83 377,82 376,82 376,81 375,80 375,80 375,79 374,79 373,78 373,78 373,77 372,76 371,76 371,75 371,75 370,74 369,73 369,73 369,72 368,72 367,71 367,70 366,70 366,69 366,69 365,68 365,68 364,67 363,67 363,66 362,65 362,65 361,64 360,64 360,63 360,63 359,62 359,62 358,61 357,60 357,60 356,59 356,59 355,58 355,58 354,57 354,56 353,56 352,56 352,55 351,55 350,54 350,53 349,53 349,53 348,52 348,52 347,51 347,50 346,50 346,50 345,49 344,48 343,48 343,48 342,47 342,46 341,46 341,46 340,45 339,45 339,44 338,44 338,43 337,43 336,42 336,42 335,41 335,41 334,40 333,40 333,39 332,39 332,39 331,38 330,37 330,37 329,37 328,36 328,36 327,36 326,35 326,35 325,34 324,34 324,33 323,33 322,33 322,32 321,32 320,31 320,31 319,31 318,30 318,30 317,29 316,29 316,29 315,28 314,28 314,27 313,27 312,27 312,26 311,26 310,26 310,25 309,25 308,24 308,24 307,24 306,23 306,23 305,22 304,22 303,22 303,22 302,21 301,21 301,20 300,20 299,20 299,20 298,19 297,19 296,19 296,18 295,18 294,18 294,17 293,17 292,17 292,17 291,16 290,16 289,16 289,15 288,15 287,15 287,14 286,14 285,14 284,14 284,13 283,13 282,13 282,12 281,12 280,12 279,12 279,12 278,11 277,11 276,11 276,10 275,10 274,10 274,10 273,10 272,9 271,9 270,9 270,9 269,9 268,8 267,8 267,8 266,8 265,7 265,7 264,7 263,7 262,7 262,7 261,6 260,6 259,6 259,6 258,5 257,5 256,5 255,5 255,5 254,5 253,5 252,4 252,4 251,4 250,4 250,4 249,3 248,3 247,3 246,3 246,3 245,3 244,3 243,3 243,3 242,2 241,2 240,2 240,2 239,2 238,2 237,2 236,2 236,2 235,2 234,2 233,1 233,1 232,1 231,1 230,1 229,1 229,1 228,1 227,1 226,1 226,0 225,0 224,0 223,0 223,0 222,0 221,0 220,0 219,0 219,0 218,0 217,0 216,0 216,0 215,0 214,0 213,0 212,0 212,0 211,0 210,0 209,0 209,0 208,0 207,0 206,0 206,0 205,0 204,0 203,0 202,0 202,0 201,0 200,0 199,0 198,0 198,0 197,0 196,0 196,0 195,0 194,1 193,1 192,1 191,1 191,1 190,1 189,1 188,1 188,1 187,1 186,1 185,2 185,2 184,2 183,2 182,2 181,2 181,2 180,2 180,2 179,2 178,2 177,3 176,3 176,3 175,3 174,3 173,3 173,3 172,3 171,3 170,4 170,4 169,4 168,4 167,4 166,5 166,5 165,5 164,5 163,5 163,5 162,5 161,6 160,6 160,6 159,6 158,7 157,7 157,7 156,7 155,7 154,7 154,8 153,8 152,8 151,9 151,9 150,9 149,9 149,9 148,10 147,10 146,10 146,10 145,10 144,11 143,11 143,11 142,11 141,12 141,12 140,12 139,12 138,13 137,13 137,13 136,14 135,14 135,14 134,14 133,15 132,15 132,15 131,16 130,16 130,16 129,16 128,17 127,17 127,17 126,17 125,18 125,18 124,19 123,19 122,19 122,19 121,20 120,20 120,20 119,21 118,21 118,22 117,22 116,22 115,22 115,23 114,23 113,24 113,24 112,24 111,25 111,25 110,26 109,26 109,26 108,27 107,27 107,27 106,28 105,28 105,29 104,29 103,29 103,30 102,30 101,31 101,31 100,31 100,32 99,32 98,33 97,33 97,33 96,34 95,34 95,35 94,35 93,36 93,36 92,36 91,37 91,37 90,37 90,38 89,38 88,39 88,39 87,40 86,40 86,41 85,41 85,42 84,42 83,43 83,43 82,43 82,44 81,45 80,45 80,45 79,46 78,46 78,47 77,47 77,48 76,48 75,49 75,50 74,50 73,50 73,51 72,52 72,52 71,52 71,53 70,53 70,54 69,55 68,55 68,55 67,56 67,56 66,57 66,58 65,58 64,59 64,59 63,60 63,60 62,61 62,62 61,62 61,62 60,63 60,63 59,64 58,65 58,65 57,66 57,67 56,67 56,67 55,68 55,69 54,69 54,70 53,70 53,71 52,72 52,72 51,73 51,73 50,74 50,74 49,75 49,76 48,76 48,77 47,77 47,78 46,79 45,79 45,80 45,80 44,81 44,82 43,82 43,83 42,83 42,84 41,85 41,86 41,86 40,87 40,88 39,88 39,89 38,89 38,90 37,90 37,91 37,92 36,92 35,93 35,94 35,94 34,95 34,96 34,96 33,97 33,98 32,98 32,99 32,99 31,100 31,101 30,101 30,102 29,103 29,103 29,104 28,105 28,106 27,106 27,107 27,108 26,108 26,109 25,109 25,110 25,111 25,111 24,112 24,113 24,114 23,114 23,115 22,116 22,116 22,117 21,118 21,118 21,119 20,120 20,121 20,121 19,122 19,123 19,123 18,124 18,125 18,125 17,126 17,127 17,128 17,128 16,129 16,130 16,130 15,131 15,132 15,133 15,133 14,134 14,135 14,135 14,136 13,137 13,138 13,138 12,139 12,140 12,140 12,141 12,142 11,143 11,143 11,144 10,145 10,146 10,147 10,147 10,148 9,149 9,149 9,150 8,151 8,152 8,152 8,153 8,154 8,155 7,155 7,156 7,157 7,157 7,158 7,159 6,160 6,161 6,161 6,162 5,163 5,164 5,164 5,165 5,166 5,167 5,168 4,168 4,169 4,170 4,171 4,171 3,172 3,173 3,174 3,174 3,175 3,176 3,176 3,177 3,178 2,179 2,179 2,180 2,181 2,182 2,183 2,183 2,184 1,185 1,186 1,186 1,187 1,188 1,189 1,189 1,190 1,191 1,192 1,193 1,193 1,194 1,195 1,196 1,196 0,197 0,198 0,199 0,200 0,200 0,201 0,202 0,203 0,204 0,204 0,205 0,206 0,206 0,207 0,208 0,209 0,210 0,210 0,211 0,212 0,213 0,214 0,214 0,215 0,216 0,217 0,217 0,218 0,219 0,220 0,221 0,221 0,222 0,223 1,224 1,224 1,225 1,226 1,227 1,227 1,228 1,229 1,230 1,231 1,231 1,232 1,233 1,234 1,234 1,235 2,236 2,237 2,238 2,238 2,239 2,240 2,241 3,241 3,242 3,243 3,244 3,244 3,245 3,246 3,247 3,248 4,248 4,249 4,249 4,250 4,251 4,252 5,253 5,253 5,254 5,255 5,256 5,256 5,257 6,258 6,259 6,259 6,260 7,261 7,262 7,263 7,263 7,264 7,265 8,265 8,266 8,267 8,268 8,268 9,269 9,270 9,271 9,272 10,272 10,273 10,274 10,274 10,275 11,276 11,277 11,277 12,278 12,279 12,280 12,280 13,281 13,282 13,282 14,283 14,284 14,285 14,285 14,286 15,287 15,287 15,288 15,289 16,290 16,291 17,291 17,292 17,292 17,293 18,294 18,295 18,295 18,296 19,297 19,297 20,298 20,299 20,299 20,300 21,301 21,302 22,302 22,303 22,304 23,304 23,305 23,305 24,306 24,307 24,308 25,309 25,309 25,310 26,311 26,311 27,312 27,312 27,313 28,314 28,314 29,315 29,316 29,316 30,317 30,318 31,319 31,319 31,320 32,321 32,321 32,322 33,322 33,323 34,324 34,324 35,325 35,326 35,327 36,327 36,328 37,328 37,329 37,330 38,330 39,331 39,332 39,332 40,333 40,334 41,334 41,335 42,335 42,336 42,337 43,337 44,338 44,339 44,339 45,340 45,340 46,341 46,342 47,342 48,343 48,343 48,344 49,344 50,345 50,346 50,346 51,347 51,348 52,348 53,349 53,349 53,350 54,350 54,351 55,351 56,352 56,352 56,353 57,354 58,354 58,355 59,356 59,356 60,356 60,357 61,358 61,358 62,359 63,360 63,360 64,360 64,361 64,361 65,362 66,362 67,363 67,364 68,364 68,365 69,365 69,366 70,366 70,367 71,367 71,368 72,368 73,369 73,369 74,370 75,370 75,371 76,371 76,372 77,372 77,373 78,373 79,374 79,374 80,375 80,375 81,376 82,376 82,377 83,377 84,378 84,378 85,378 86,379 86,379 87,380 88,380 88,381 89,381 90,382 90,382 91,383 91,383 92,384 93,384 93,384 94,385 94,385 95,385 96,386 96,387 97,387 98,387 98,388 99,388 100,388 100,389 101,389 102,390 102,390 103,390 104,391 104,391 105,392 106,392 107,392 107,393 108,393 108,394 109,394 110,394 110,395 111,395 112,395 112,396 113,396 114,397 115,397 115,397 116,397 117,398 117,398 118,398 118,399 119,399 120,400 121,400 122,400 122,401 123,401 124,401 124,402 125,402 126,402 126,402 127,403 128,403 128,403 129,404 130,404 131,404 131,404 132,405 133,405 134,405 134,405 135,406 136,406 136,407 137,407 138,407 138,407 139,407 140,408 141,408 142,408 142,409 143,409 144,409 144,409 145,409 146,410 147,410 147,410 148,411 149,411 150,411 150,411 151,411 152,412 153,412 153,412 154,412 155,413 156,413 156,413 157,413 158,413 159,413 160,414 160,414 161,414 161,414 162,414 163,414 164,415 164,415 165,415 166,415 167,415 168,415 168,415 169,416 170,416 171,416 171,416 172,416 173,416 174,417 174,417 175,417 176,417 177,417 178,417 178,417 179,417 180,417 181,418 181,418 182,418 183,418 183,418 184,418 185,418 186,418 187,419 187,419 188,419 189,419 190,419 190,419 191,419 192,419 193,419 193,419 194,420 195,420 196,420 197,420 197,420 198,420 199,420 200,420 200,420 201,420 202,420 203,420 204,420 204,420 205,420 206,420 207,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50,416 251,416 251,416 252,415 253,415 253,415 254,415 255,415 256,415 257,415 257,414 258,414 259,414 260,414 260,414 261,414 262,413 263,413 263,413 264,413 265,413 266,413 266,412 267,412 268,412 269,412 269,411 270,411 271,411 272,411 272,411 273,410 274,410 275,410 275,409 276,409 277,409 277,409 278,409 279,408 280,408 280,408 281,407 282,407 282,407 283,407 284,406 285,406 286,406 286,405 287,405 287,405 288,405 289,404 290,404 291,404 291,404 292,403 293,403 293,403 294,402 295,402 296,402 296,401 297,401 297,401 298,401 299,400 300,400 300,399 301,399 302,399 303,398 303,398 304,398 304,397 305,397 306,397 307,396 307,396 308,395 309,395 310,395 310,395 311,394 312,394 312,394 313,393 313,393 314,392 315,392 315,392 316,391 317,391 317,390 318,390 319,390 320,389 320,389 321,388 322,388 322,387 323,387 323,387 324,386 325,386 325,385 326,385 327,385 327,384 328,384 329,383 329,383 330,382 330,382 331,382 332,381 332,381 333,380 333,380 334,379 335,379 335,378 336,378 337,377 337,377 338,377 339,376 339,375 340,375 340,375 341,374 342,373 342,373 343,373 343,372 344,371 345,371 345,371 346,370 346,370 347,369 347,369 348,368 349,368 349,367 350,367 350,366 351,366 352,365 352,365 353,364 353,363 354,363 354,362 355,362 356,361 356,361 357,360 357,360 358,359 358,359 359,358 359,358 360,357 360,356 361,356 361,355 362,355 362,354 363,354 364,353 364,352 365,352 365,351 366,351 366,350 367,350 367,349 368,349 368,348 369,348 369,347 370,346 370,346 371,345 371,344 372,344 372,343 373,342 373,342 374,341 374,341 375,340 375,339 376,339 376,338 377,338 377,337 378,337 378,336 378,335 379,335 379,334 380,334 380,333 381,332 381,332 382,331 382,330 383,330 383,329 383,328 384,328 384,327 385,326 385,326 386,325 386,324 386,324 387,323 387,322 388,322 388,321 388,320 389,320 389,319 390,318 390,318 390,317 391,316 391,316 392,315 392,314 392,314 393,313 393,312 393,312 394,311 394,310 395,310 395,309 395,308 396,308 396,307 396,306 397,305 397,305 398,304 398,304 398,303 398,302 399,301 399,301 400,300 400,299 400,299 400,298 401,297 401,297 402,296 402,295 402,294 402,294 403,293 403,292 403,292 404,291 404,290 404,289 405,289 405,288 405,287 405,287 406,286 406,285 406,284 407,284 407,283 407,282 407,282 408,281 408,280 408,279 409,278 409,278 409,277 409,277 409,276 410,275 410,274 410,274 410,273 410,272 411,271 411,270 411,269 412,269 412,268 412,268 412,267 412,266 412,265 413,265 413,264 413,263 413,262 413,261 413,261 414,260 414,259 414,258 414,258 415,257 415,256 415,256 415,255 415,254 415,253 415,253 416,252 416,251 416,250 416,249 416,249 417,248 417,247 417,246 417,246 417,245 417,244 417,243 417,242 417,242 418,241 418,240 418,239 418,239 418,238 418,237 418,236 418,236 419,235 419,234 419,233 419,232 419,232 419,231 419,230 419,229 419,229 419,228 419,227 419,226 419,225 419,225 419,224 419,224 420,223 420,222 420,221 420,221 420,220 420,219 420,218 420,217 420,217 420,216 420,215 420,214 420,214 420,213 420,212 420,211">
            <text:p/>
          </draw:polygon>
          <draw:polygon draw:style-name="gr4" draw:text-style-name="P3" draw:layer="layout" svg:width="0.419cm" svg:height="0.419cm" svg:x="7.427cm" svg:y="1.433cm" svg:viewBox="0 0 420 420" draw:points="420,210 420,209 420,208 420,208 420,207 420,206 420,205 420,205 420,204 420,203 420,202 420,202 420,201 420,200 420,199 420,198 420,198 420,197 420,196 420,195 420,195 420,194 420,193 419,192 419,191 419,191 419,190 419,189 419,188 419,188 419,187 419,186 419,185 418,185 418,184 418,183 418,182 418,181 418,181 418,180 417,179 417,178 417,178 417,177 417,176 417,175 417,174 417,174 417,173 417,172 416,171 416,171 416,170 416,169 416,168 415,168 415,167 415,166 415,165 415,164 415,164 415,163 414,162 414,162 414,161 414,160 414,159 414,159 413,158 413,157 413,156 413,155 412,155 412,154 412,153 412,152 412,152 412,151 411,151 411,150 411,149 411,148 411,147 410,147 410,146 410,145 409,144 409,144 409,143 409,142 409,142 408,141 408,140 408,139 407,138 407,138 407,137 407,136 406,136 406,135 406,134 405,133 405,133 405,132 405,132 404,131 404,130 404,129 404,128 403,128 403,127 403,126 402,126 402,125 402,124 401,123 401,123 401,122 401,122 400,121 400,120 399,119 399,119 399,118 398,117 398,116 398,116 397,115 397,115 397,114 396,113 396,113 395,112 395,111 395,110 395,110 394,109 394,108 394,108 393,107 393,106 392,106 392,105 392,105 391,104 391,103 390,102 390,102 390,101 389,100 389,100 388,99 388,98 387,98 387,97 387,96 386,96 386,95 385,94 385,94 385,93 384,92 384,92 383,91 383,90 382,90 382,89 382,89 381,88 380,88 380,87 380,86 379,86 379,85 378,84 378,83 377,83 377,82 377,82 376,81 375,80 375,80 375,79 374,79 373,78 373,78 373,77 372,76 371,76 371,75 371,75 370,74 370,73 369,73 368,72 368,72 368,71 367,70 367,70 366,69 365,69 365,68 365,68 364,67 363,67 363,66 362,65 362,65 361,64 361,64 360,63 360,63 359,62 359,62 358,61 358,60 357,60 356,59 356,59 355,58 355,58 354,57 354,56 353,56 352,56 352,55 351,55 351,54 350,53 349,53 349,53 348,52 348,52 347,51 347,50 346,50 346,50 345,49 344,48 344,48 343,48 342,47 342,46 341,46 341,46 340,45 339,45 339,44 338,44 337,43 337,43 336,42 336,42 335,41 334,41 334,40 333,40 333,39 332,39 331,39 331,38 330,37 329,37 329,37 328,36 327,36 327,36 326,35 325,35 325,34 324,34 324,33 323,33 322,33 322,32 321,32 320,31 320,31 319,31 318,30 318,30 317,29 317,29 316,29 315,28 315,28 314,27 313,27 312,27 312,26 311,26 310,26 310,25 309,25 308,24 308,24 307,24 306,23 306,23 305,22 304,22 303,22 303,22 302,21 301,21 301,20 300,20 299,20 299,20 298,19 297,19 296,19 296,18 295,18 295,18 294,17 293,17 292,17 291,17 291,16 290,16 289,16 289,15 288,15 287,15 286,14 286,14 285,14 284,14 284,13 283,13 282,13 281,12 281,12 280,12 279,12 279,12 278,11 277,11 276,11 275,10 275,10 274,10 273,10 273,10 272,9 271,9 270,9 269,9 269,9 268,8 267,8 267,8 266,8 265,7 264,7 264,7 263,7 262,7 261,7 261,6 260,6 259,6 258,6 258,5 257,5 256,5 255,5 255,5 254,5 253,5 252,4 251,4 251,4 250,4 249,4 249,3 248,3 247,3 246,3 246,3 245,3 244,3 243,3 242,3 242,2 241,2 240,2 239,2 239,2 238,2 237,2 236,2 236,2 235,2 234,2 233,1 232,1 232,1 231,1 230,1 229,1 229,1 228,1 227,1 226,1 225,0 225,0 224,0 223,0 222,0 222,0 221,0 220,0 219,0 219,0 218,0 217,0 216,0 215,0 215,0 214,0 213,0 212,0 212,0 211,0 210,0 209,0 208,0 208,0 207,0 206,0 205,0 205,0 204,0 203,0 202,0 202,0 201,0 200,0 199,0 198,0 198,0 197,0 196,0 195,0 195,0 194,1 193,1 192,1 191,1 191,1 190,1 189,1 188,1 188,1 187,1 186,1 185,2 185,2 184,2 183,2 182,2 181,2 181,2 180,2 179,2 178,2 178,2 177,3 176,3 175,3 175,3 174,3 173,3 172,3 172,3 171,3 170,4 169,4 169,4 168,4 167,4 166,5 166,5 165,5 164,5 163,5 162,5 162,5 161,6 160,6 159,6 159,6 158,7 157,7 157,7 156,7 155,7 154,7 153,8 153,8 152,8 151,9 151,9 150,9 149,9 148,9 148,10 147,10 146,10 145,10 145,10 144,11 143,11 142,11 142,11 141,12 140,12 140,12 139,12 138,13 137,13 136,13 136,14 135,14 135,14 134,14 133,15 132,15 132,15 131,16 130,16 130,16 129,16 128,17 127,17 126,17 126,17 125,18 125,18 124,19 123,19 122,19 122,19 121,20 120,20 119,20 119,21 118,21 118,22 117,22 116,22 115,22 115,23 114,23 113,24 113,24 112,24 111,25 111,25 110,26 109,26 109,26 108,27 107,27 106,27 106,28 105,28 105,29 104,29 103,29 103,30 102,30 101,31 100,31 100,31 99,32 99,32 98,33 97,33 97,33 96,34 95,34 95,35 94,35 93,36 93,36 92,36 91,37 91,37 90,37 89,38 89,38 88,39 87,39 87,40 86,40 86,41 85,41 84,42 84,42 83,43 83,43 82,43 81,44 81,45 80,45 80,45 79,46 79,46 78,47 77,47 77,48 76,48 75,49 75,50 74,50 73,50 73,51 72,52 72,52 71,52 71,53 70,53 70,54 69,55 69,55 68,55 67,56 67,56 66,57 65,58 65,58 65,59 64,59 63,60 63,60 62,61 62,62 61,62 61,62 60,63 60,63 59,64 58,65 58,65 57,66 57,67 56,67 56,67 55,68 55,69 54,69 54,70 53,70 53,71 52,72 52,72 51,73 51,73 50,74 50,74 49,75 49,76 48,76 48,77 47,77 47,78 46,79 46,79 45,80 45,80 44,81 44,82 43,82 43,83 43,83 42,84 41,85 41,86 41,86 40,87 39,88 39,88 39,89 38,89 38,90 37,90 37,91 36,92 36,92 36,93 35,94 35,94 35,95 34,96 34,96 33,97 33,98 32,98 32,99 31,99 31,100 31,101 30,101 30,102 29,103 29,103 29,104 28,105 28,106 27,106 27,107 27,108 26,108 26,109 26,109 25,110 25,111 24,111 24,112 24,113 24,114 23,114 23,115 22,116 22,116 22,117 21,118 21,118 21,119 20,120 20,121 20,121 19,122 19,123 19,123 19,124 18,125 18,125 17,126 17,127 17,128 17,128 16,129 16,130 16,130 16,131 15,132 15,133 15,133 14,134 14,135 14,135 14,136 13,137 13,138 13,138 12,139 12,140 12,140 12,141 11,142 11,143 11,143 10,144 10,145 10,146 10,147 10,147 9,148 9,149 9,149 9,150 9,151 9,152 8,152 8,153 8,154 7,155 7,155 7,156 7,157 7,157 7,158 6,159 6,160 6,161 6,161 5,162 5,163 5,164 5,164 5,165 5,166 5,167 4,168 4,168 4,169 4,170 4,171 4,171 3,172 3,173 3,174 3,174 3,175 3,176 3,176 3,177 3,178 2,179 2,179 2,180 2,181 2,182 2,183 2,183 2,184 2,185 2,186 2,186 1,187 1,188 1,189 1,189 1,190 1,191 1,192 1,193 1,193 1,194 1,195 0,196 0,196 0,197 0,198 0,199 0,200 0,200 0,201 0,202 0,203 0,204 0,204 0,205 0,206 0,206 0,207 0,208 0,209 0,210 0,210 0,211 0,212 0,213 0,214 0,214 0,215 0,216 0,217 0,217 0,218 0,219 0,220 0,221 0,221 0,222 0,223 0,224 1,224 1,225 1,226 1,227 1,227 1,228 1,229 1,230 1,231 1,231 1,232 2,233 2,234 2,234 2,235 2,236 2,237 2,238 2,238 2,239 2,240 2,241 2,241 3,242 3,243 3,244 3,244 3,245 3,246 3,247 3,248 3,248 4,249 4,249 4,250 4,251 4,252 5,253 5,253 5,254 5,255 5,256 5,256 5,257 6,258 6,259 6,259 6,260 7,261 7,262 7,263 7,263 7,264 7,265 8,265 8,266 8,267 8,268 9,268 9,269 9,270 9,271 9,272 10,272 10,273 10,274 10,274 10,275 11,276 11,277 11,277 12,278 12,279 12,280 12,280 12,281 13,282 13,282 13,283 14,284 14,285 14,285 14,286 15,287 15,287 15,288 16,289 16,290 16,291 17,291 17,292 17,292 17,293 18,294 18,295 18,295 19,296 19,297 19,297 20,298 20,299 20,299 20,300 21,301 21,302 22,302 22,303 22,304 22,304 23,305 23,305 24,306 24,307 24,308 25,309 25,309 26,310 26,311 26,311 27,312 27,312 27,313 28,314 28,314 29,315 29,316 29,316 30,317 30,318 31,319 31,319 31,320 32,321 32,321 33,322 33,322 33,323 34,324 34,324 35,325 35,326 36,327 36,327 36,328 37,328 37,329 37,330 38,330 39,331 39,332 39,332 40,333 40,334 41,334 41,335 42,335 42,336 43,337 43,337 44,338 44,339 45,339 45,340 46,340 46,341 46,342 47,342 48,343 48,343 48,344 49,344 50,345 50,346 50,346 51,347 52,348 52,348 52,349 53,349 53,350 54,350 55,351 55,351 56,352 56,352 56,353 57,354 58,354 58,355 59,356 59,356 60,356 60,357 61,358 62,358 62,359 63,360 63,360 63,360 64,361 65,361 65,362 66,362 67,363 67,364 68,364 68,365 69,365 69,366 70,366 70,367 71,367 72,368 72,368 73,369 73,369 74,370 75,370 75,371 76,371 76,372 77,372 77,373 78,373 79,374 79,374 80,375 80,375 81,376 82,376 82,377 83,377 83,378 84,378 85,378 86,379 86,379 87,380 87,380 88,381 89,381 89,382 90,382 90,383 91,383 92,384 92,384 93,384 94,385 94,385 95,385 96,386 96,387 97,387 98,387 98,388 99,388 99,388 100,389 101,389 101,390 102,390 103,390 104,391 104,391 105,392 106,392 106,392 107,393 108,393 108,394 109,394 109,394 110,395 111,395 111,395 112,396 113,396 114,397 115,397 115,397 116,397 116,398 117,398 118,398 118,399 119,399 120,400 121,400 122,400 122,401 123,401 123,401 124,402 125,402 125,402 126,402 127,403 128,403 128,403 129,404 130,404 130,404 131,404 132,405 133,405 133,405 134,405 135,406 135,406 136,407 137,407 138,407 138,407 139,407 140,408 141,408 141,408 142,409 143,409 143,409 144,409 145,409 146,410 147,410 147,410 148,411 149,411 149,411 150,411 151,411 152,412 152,412 153,412 154,412 155,413 155,413 156,413 157,413 158,413 158,413 159,414 160,414 161,414 161,414 162,414 163,414 164,415 164,415 165,415 166,415 167,415 168,415 168,415 169,416 170,416 171,416 171,416 172,416 173,416 174,417 174,417 175,417 176,417 176,417 177,417 178,417 179,417 179,417 180,418 181,418 182,418 183,418 183,418 184,418 185,418 186,418 186,419 187,419 188,419 189,419 189,419 190,419 191,419 192,419 193,419 193,419 194,420 195,420 196,420 196,420 197,420 198,420 199,420 200,420 200,420 201,420 202,420 203,420 203,420 204,420 205,420 206,420 206,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49,416 250,416 251,416 252,415 253,415 253,415 254,415 255,415 256,415 256,415 257,414 258,414 259,414 259,414 260,414 261,414 262,413 263,413 263,413 264,413 265,413 265,413 266,412 267,412 268,412 268,412 269,411 270,411 271,411 272,411 272,411 273,410 274,410 274,410 275,409 276,409 277,409 277,409 278,409 279,408 280,408 280,408 281,407 282,407 282,407 283,407 284,406 285,406 286,406 286,405 287,405 288,405 288,405 289,404 290,404 291,404 291,404 292,403 293,403 293,403 294,402 295,402 295,402 296,401 297,401 298,401 298,401 299,400 299,400 300,399 301,399 302,399 303,398 303,398 304,398 305,397 305,397 306,397 307,396 307,396 308,395 309,395 309,395 310,395 311,394 312,394 312,394 313,393 314,393 314,392 315,392 315,392 316,391 317,391 317,390 318,390 319,390 319,389 320,389 321,388 322,388 322,387 323,387 324,387 324,386 325,386 325,385 326,385 327,385 327,384 328,384 329,383 329,383 330,382 331,382 331,382 332,381 332,381 333,380 334,380 334,379 335,379 335,378 336,378 337,377 337,377 338,377 339,376 339,375 340,375 341,375 341,374 342,373 342,373 343,373 343,372 344,371 344,371 345,371 346,370 346,370 347,369 348,369 348,368 349,368 349,367 350,367 351,366 351,366 351,365 352,365 352,364 353,363 354,363 354,362 355,362 356,361 356,361 357,360 357,360 358,359 358,359 359,358 360,358 360,357 360,356 361,356 361,355 362,355 362,354 363,354 364,353 364,352 365,352 365,351 366,351 367,350 367,350 367,349 368,349 368,348 369,348 369,347 370,346 370,346 371,345 371,344 372,344 372,343 373,342 373,342 374,341 374,341 375,340 375,339 376,339 376,338 377,338 377,337 378,337 378,336 378,335 379,335 380,334 380,334 380,333 381,332 381,332 382,331 382,330 383,330 383,329 384,328 384,328 384,327 385,326 385,326 385,325 386,324 387,324 387,323 387,322 388,322 388,321 388,320 389,320 389,319 390,318 390,318 390,317 391,316 391,316 392,315 392,314 392,314 393,313 393,312 394,312 394,311 394,310 395,310 395,309 395,308 396,308 396,307 397,306 397,305 397,305 397,304 398,304 398,303 398,302 399,301 399,301 400,300 400,299 400,299 401,298 401,297 401,297 402,296 402,295 402,294 402,294 403,293 403,292 404,292 404,291 404,290 404,289 405,289 405,288 405,287 405,287 406,286 406,285 406,284 407,284 407,283 407,282 407,282 407,281 408,280 408,279 408,278 409,278 409,277 409,277 409,276 410,275 410,274 410,274 410,273 411,272 411,271 411,270 411,269 411,269 412,268 412,268 412,267 412,266 412,265 413,265 413,264 413,263 413,262 414,261 414,261 414,260 414,259 414,258 414,258 415,257 415,256 415,256 415,255 415,254 415,253 415,253 415,252 416,251 416,250 416,249 416,249 416,248 417,247 417,246 417,246 417,245 417,244 417,243 417,242 417,242 417,241 418,240 418,239 418,239 418,238 418,237 418,236 418,236 418,235 419,234 419,233 419,232 419,232 419,231 419,230 419,229 419,229 419,228 420,227 420,226 420,225 420,225 420,224 420,224 420,223 420,222 420,221 420,221 420,220 420,219 420,218 420,217 420,217 420,216 420,215 420,214 420,214 420,213 420,212 420,211">
            <text:p/>
          </draw:polygon>
          <draw:polygon draw:style-name="gr1" draw:text-style-name="P1" draw:layer="layout" svg:width="0.419cm" svg:height="0.419cm" svg:x="6.687cm" svg:y="2.714cm" svg:viewBox="0 0 420 420" draw:points="420,210 420,209 420,208 420,208 420,207 420,206 420,205 420,204 420,204 420,203 420,202 420,202 419,201 419,200 419,199 419,198 419,198 419,197 419,196 419,195 419,194 419,194 419,193 419,192 419,191 419,191 419,190 419,189 419,188 419,187 419,187 418,186 418,185 418,184 418,184 418,183 418,182 418,181 418,181 417,180 417,179 417,178 417,177 417,177 417,176 417,175 417,174 417,174 417,173 416,172 416,171 416,170 416,170 416,169 415,168 415,167 415,167 415,166 415,166 415,165 415,164 414,163 414,162 414,162 414,161 414,160 414,159 414,159 413,158 413,157 413,156 412,155 412,155 412,154 412,153 412,153 412,152 411,151 411,150 411,150 411,149 411,148 410,147 410,147 410,146 410,145 409,145 409,144 409,143 409,142 408,141 408,141 408,140 407,139 407,138 407,138 407,137 407,136 406,136 406,135 406,134 405,133 405,133 405,132 405,131 404,131 404,130 404,129 404,128 403,128 403,127 402,126 402,126 402,125 402,124 401,123 401,123 401,122 400,121 400,121 400,120 399,119 399,119 398,118 398,117 398,116 397,116 397,115 397,114 397,114 396,113 396,113 395,112 395,111 395,110 394,110 394,109 394,108 393,107 393,107 392,106 392,106 392,105 391,104 391,104 390,103 390,103 390,102 389,101 389,100 388,100 388,99 388,98 387,98 387,97 386,96 386,96 386,95 385,94 385,94 384,93 384,92 384,92 383,91 383,90 382,90 382,89 381,88 381,88 380,87 380,87 379,86 379,86 378,85 378,84 378,83 377,83 377,82 376,82 376,81 375,80 375,80 374,79 374,79 373,78 373,78 372,77 372,77 371,76 371,75 370,75 370,74 369,73 369,73 368,72 368,71 367,71 367,70 366,70 366,69 365,69 365,68 364,68 364,67 363,67 362,66 362,65 362,65 361,64 361,64 360,63 359,63 359,62 358,61 358,61 357,60 357,60 356,59 356,59 355,58 354,58 354,57 353,57 353,56 352,56 352,55 351,54 351,54 350,53 349,53 349,53 348,52 348,51 347,51 346,51 346,50 345,50 345,49 344,48 344,48 343,48 342,47 342,46 341,46 341,46 340,45 339,44 339,44 338,44 337,43 337,43 336,42 335,42 335,41 334,41 334,41 333,40 332,39 332,39 331,39 331,38 330,38 329,37 329,37 328,36 327,36 327,36 326,35 325,35 325,34 324,34 323,33 323,33 322,33 322,32 321,32 320,31 320,31 319,31 318,30 318,30 317,29 316,29 316,29 315,28 314,28 313,27 313,27 312,27 312,26 311,26 310,25 310,25 309,25 308,24 308,24 307,24 306,23 305,23 305,23 304,22 303,22 303,22 302,21 301,21 301,20 300,20 299,20 298,20 298,19 297,19 296,18 296,18 295,18 294,18 294,17 293,17 292,17 291,17 291,16 290,16 289,15 289,15 288,15 287,15 286,14 286,14 285,14 284,14 284,13 283,13 282,13 281,12 281,12 280,12 279,12 278,12 278,11 277,11 276,11 276,10 275,10 274,10 273,10 272,10 272,9 271,9 270,9 270,8 269,8 268,8 267,8 267,8 266,8 265,7 264,7 263,7 263,7 262,7 261,7 260,6 260,6 259,6 259,6 258,5 257,5 256,5 255,5 255,5 254,5 253,5 252,4 252,4 251,4 250,4 249,4 248,3 248,3 247,3 246,3 245,3 245,3 244,3 243,3 242,3 242,2 241,2 240,2 239,2 238,2 238,2 237,2 236,1 236,1 235,1 234,1 233,1 233,1 232,1 231,1 230,1 229,1 229,1 228,1 227,1 226,1 226,1 225,0 224,0 223,0 223,0 222,0 221,0 220,0 219,0 219,0 218,0 217,0 216,0 216,0 215,0 214,0 213,0 212,0 212,0 211,0 210,0 209,0 209,0 208,0 207,0 206,0 206,0 205,0 204,0 203,0 202,0 202,0 201,0 200,0 199,0 199,0 198,0 197,0 196,0 196,0 195,1 194,1 193,1 192,1 192,1 191,1 190,1 189,1 189,1 188,1 187,1 186,1 185,1 185,1 184,1 183,2 182,2 182,2 181,2 180,2 179,2 178,2 177,3 177,3 176,3 175,3 174,3 174,3 173,3 172,3 171,3 170,4 170,4 169,4 168,4 167,4 167,5 166,5 166,5 165,5 164,5 163,5 162,5 162,6 161,6 160,6 159,6 159,6 158,7 157,7 156,7 155,7 155,7 154,8 153,8 153,8 152,8 151,8 150,8 150,9 149,9 148,9 147,10 147,10 146,10 145,10 145,10 144,11 143,11 142,11 142,12 141,12 140,12 139,12 138,12 138,13 137,13 136,13 136,14 135,14 134,14 133,14 133,15 132,15 132,15 131,15 130,16 129,16 128,16 128,17 127,17 126,17 126,18 125,18 124,18 123,18 123,19 122,19 122,20 121,20 120,20 119,20 119,21 118,21 117,22 116,22 116,22 115,22 114,23 114,23 113,24 113,24 112,24 111,25 110,25 110,25 109,26 108,26 107,27 107,27 106,27 106,28 105,28 104,29 104,29 103,29 103,30 102,30 101,31 100,31 100,31 99,32 98,32 98,33 97,33 96,33 96,34 95,34 94,34 94,35 93,36 92,36 92,36 91,37 90,37 90,37 89,38 89,39 88,39 87,39 87,40 86,40 86,41 85,41 84,42 83,42 83,43 82,43 82,44 81,44 80,44 80,45 79,46 79,46 78,46 78,47 77,48 77,48 76,48 75,49 75,50 74,50 73,50 73,51 72,51 72,52 71,52 70,53 70,53 69,54 69,54 68,55 68,56 67,56 67,56 66,57 65,58 65,58 64,59 64,59 63,60 63,60 62,61 61,61 61,62 60,63 60,63 59,63 59,64 58,64 58,65 57,66 57,67 56,67 56,68 55,68 54,69 54,69 53,70 53,70 53,71 52,71 51,72 51,73 50,73 50,74 50,75 49,75 48,76 48,76 48,77 47,77 46,78 46,78 46,79 45,80 44,80 44,81 44,81 43,82 43,83 42,83 42,84 41,85 41,86 40,86 40,87 39,87 39,88 39,88 38,89 37,90 37,90 37,91 36,92 36,92 36,93 35,94 35,94 34,95 34,96 33,96 33,97 33,97 32,98 32,99 31,99 31,100 31,101 30,101 30,102 29,103 29,104 29,104 28,105 28,106 27,106 27,107 27,107 26,108 26,109 26,109 25,110 25,111 24,112 24,112 24,113 23,114 23,114 22,115 22,116 22,116 22,117 21,118 21,118 20,119 20,120 20,121 20,121 19,122 19,123 19,123 18,124 18,125 18,126 17,126 17,127 17,128 16,128 16,129 16,130 16,130 15,131 15,132 15,133 14,133 14,134 14,135 14,135 13,136 13,137 13,138 12,138 12,139 12,140 12,141 12,141 11,142 11,143 11,143 10,144 10,145 10,146 10,147 10,147 9,148 9,149 9,149 9,150 9,151 8,152 8,152 8,153 8,154 7,155 7,155 7,156 7,157 7,158 6,159 6,159 6,160 6,160 6,161 5,162 5,163 5,164 5,164 5,165 5,166 4,167 4,167 4,168 4,169 4,170 4,170 3,171 3,172 3,173 3,174 3,174 3,175 3,176 3,177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7 3,247 3,248 3,249 4,250 4,250 4,251 4,252 4,253 5,253 5,254 5,255 5,256 5,256 5,257 5,258 6,259 6,259 6,260 6,261 7,262 7,263 7,263 7,264 7,265 7,265 8,266 8,267 8,268 8,268 9,269 9,270 9,271 9,272 9,272 10,273 10,274 10,274 10,275 10,276 11,276 11,277 11,278 12,279 12,280 12,280 12,281 13,282 13,282 13,283 14,284 14,285 14,285 14,286 15,286 15,287 15,288 16,289 16,290 16,290 16,291 17,292 17,292 17,293 17,294 18,295 18,295 19,296 19,297 19,297 19,298 20,299 20,299 20,300 21,301 21,302 21,302 22,303 22,303 22,304 23,305 23,306 24,306 24,307 24,308 25,309 25,309 25,310 26,311 26,312 26,312 27,313 27,313 27,314 28,315 28,315 29,316 29,317 29,317 30,318 30,319 31,319 31,320 31,321 32,322 33,322 33,323 33,323 34,324 34,325 34,325 35,326 35,327 36,327 36,328 37,329 37,329 37,330 38,330 38,331 39,332 39,332 40,333 40,333 41,334 41,335 41,335 42,336 43,337 43,337 43,338 44,339 44,339 45,340 45,340 46,341 46,342 47,342 47,343 48,343 48,344 49,344 49,345 50,346 50,346 51,347 51,348 52,348 52,349 53,349 53,350 54,350 54,351 55,352 55,352 56,352 56,353 57,354 58,354 58,355 58,356 59,356 60,357 60,357 61,358 61,358 62,359 62,359 63,360 63,360 64,361 64,361 65,362 66,362 66,363 67,364 67,364 68,365 69,365 69,366 70,366 70,367 71,367 72,368 72,368 73,369 73,369 74,370 74,370 75,371 75,371 76,372 77,372 77,373 78,373 79,374 79,374 80,375 80,375 81,376 82,376 82,376 83,377 83,378 84,378 85,378 85,379 86,379 87,380 87,380 88,381 89,381 89,382 90,382 90,383 91,383 92,383 92,384 93,384 94,385 94,385 95,385 96,386 96,386 97,387 97,387 98,388 99,388 99,388 100,389 100,389 101,390 102,390 103,390 103,391 104,391 105,392 105,392 106,392 107,393 107,393 108,393 109,394 109,394 110,395 111,395 111,395 112,396 113,396 113,396 114,397 115,397 116,397 116,398 117,398 117,398 118,399 119,399 119,400 120,400 121,400 122,401 123,401 123,401 124,402 125,402 125,402 126,402 127,403 128,403 128,403 129,403 130,404 130,404 131,405 132,405 132,405 133,405 134,405 135,406 135,406 136,407 137,407 138,407 138,407 139,407 140,408 140,408 141,408 142,409 143,409 143,409 144,409 145,410 145,410 146,410 147,410 148,411 149,411 149,411 150,411 151,411 152,412 152,412 153,412 153,412 154,412 155,413 156,413 157,413 157,413 158,413 159,413 160,414 160,414 161,414 162,414 163,414 164,415 164,415 165,415 166,415 166,415 167,415 168,415 169,416 169,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5,420 215,420 216,420 217,420 218,420 218,420 219,420 220,420 221,420 221,419 222,419 223,419 224,419 225,419 225,419 226,419 227,419 228,419 228,419 229,419 230,419 231,419 231,419 232,419 233,419 234,419 235,419 235,418 236,418 236,418 237,418 238,418 239,418 240,418 240,417 241,417 242,417 243,417 243,417 244,417 245,417 246,417 246,417 247,417 248,416 249,416 250,416 250,416 251,416 252,415 253,415 253,415 254,415 255,415 256,415 257,415 257,414 258,414 259,414 259,414 260,413 261,413 262,413 262,413 263,413 264,413 265,412 265,412 266,412 267,412 268,412 269,412 269,411 270,411 270,411 271,411 272,411 273,410 274,410 274,410 275,409 276,409 277,409 278,409 278,409 279,408 279,408 280,408 281,407 282,407 282,407 283,407 284,406 284,406 285,406 286,405 287,405 288,405 288,405 289,404 289,404 290,404 291,403 292,403 293,403 293,403 294,402 295,402 295,402 296,401 297,401 298,401 298,401 299,400 299,400 300,399 301,399 301,399 302,398 303,398 304,398 305,397 305,397 306,396 306,396 307,396 308,396 308,395 309,395 310,395 311,394 311,394 312,393 313,393 313,393 314,392 315,392 315,392 316,391 316,391 317,390 318,390 318,390 319,389 320,389 320,388 321,388 322,388 323,387 323,386 324,386 325,386 325,385 326,385 327,385 327,384 328,384 329,383 329,383 330,382 330,382 331,382 332,381 332,381 333,380 334,379 334,379 335,379 335,378 336,378 337,377 337,377 338,376 338,376 339,376 340,375 340,375 341,374 341,374 342,373 342,373 343,372 344,372 344,371 345,371 346,370 346,369 347,369 348,369 348,368 349,368 349,367 350,366 350,366 351,366 351,365 352,365 352,364 353,363 354,363 354,362 355,362 355,361 356,361 356,360 357,360 358,359 358,359 359,358 359,358 360,357 360,356 361,356 361,355 362,355 362,354 363,354 363,353 364,352 365,352 365,351 366,351 366,350 366,350 367,349 368,349 368,348 369,348 369,347 369,346 370,346 371,345 371,344 371,343 372,343 373,342 373,342 374,341 374,341 375,340 375,340 375,339 376,338 376,338 377,337 377,337 378,336 378,335 379,335 379,334 379,333 380,333 381,332 381,332 382,331 382,330 382,330 383,329 384,329 384,328 384,327 385,327 385,326 385,325 386,325 386,324 386,323 387,323 387,322 388,321 388,320 389,320 389,319 390,318 390,318 390,317 391,316 391,316 392,315 392,315 392,314 393,313 393,313 394,312 394,311 394,311 395,310 395,309 395,308 395,308 396,307 396,306 397,305 397,305 397,304 398,303 398,303 398,302 399,301 399,301 399,300 400,299 400,299 401,298 401,297 401,297 401,296 402,295 402,294 402,293 403,293 403,292 403,292 404,291 404,290 404,289 404,289 405,288 405,287 405,286 405,286 406,285 406,284 406,283 407,283 407,282 407,282 407,281 408,280 408,279 408,278 409,278 409,277 409,276 409,276 409,275 410,274 410,273 410,273 411,272 411,271 411,270 411,269 411,269 412,268 412,268 412,267 412,266 412,265 412,265 413,264 413,263 413,262 413,261 414,261 414,260 414,259 414,258 414,258 414,257 415,256 415,256 415,255 415,254 415,253 415,253 415,252 415,251 416,250 416,249 416,249 416,248 416,247 417,246 417,246 417,245 417,244 417,243 417,242 417,242 417,241 417,240 418,239 418,239 418,238 418,237 418,236 418,236 418,235 418,234 419,234 419,233 419,232 419,231 419,230 419,230 419,229 419,228 419,227 419,227 419,226 419,225 419,224 419,223 419,223 419,222 419,221 419,220 419,220 419,219 420,218 420,217 420,217 420,216 420,215 420,214 420,213 420,213 420,212 420,211">
            <text:p/>
          </draw:polygon>
        </draw:g>
        <draw:g>
          <draw:line draw:style-name="gr1" draw:text-style-name="P1" draw:layer="layout" svg:x1="13.601cm" svg:y1="2.925cm" svg:x2="16.561cm" svg:y2="2.925cm">
            <text:p/>
          </draw:line>
          <draw:line draw:style-name="gr1" draw:text-style-name="P1" draw:layer="layout" svg:x1="13.601cm" svg:y1="2.925cm" svg:x2="15.081cm" svg:y2="0.361cm">
            <text:p/>
          </draw:line>
          <draw:line draw:style-name="gr1" draw:text-style-name="P1" draw:layer="layout" svg:x1="16.561cm" svg:y1="2.925cm" svg:x2="15.081cm" svg:y2="0.361cm">
            <text:p/>
          </draw:line>
          <draw:line draw:style-name="gr5" draw:text-style-name="P1" draw:layer="layout" svg:x1="15.073cm" svg:y1="2.056cm" svg:x2="14.341cm" svg:y2="0.788cm">
            <text:p/>
          </draw:line>
          <draw:line draw:style-name="gr6" draw:text-style-name="P1" draw:layer="layout" svg:x1="14.341cm" svg:y1="3.352cm" svg:x2="15.076cm" svg:y2="2.07cm">
            <text:p>z</text:p>
          </draw:line>
          <draw:line draw:style-name="gr5" draw:text-style-name="P1" draw:layer="layout" svg:x1="15.076cm" svg:y1="2.07cm" svg:x2="16.561cm" svg:y2="2.07cm">
            <text:p/>
          </draw:line>
          <draw:line draw:style-name="gr1" draw:text-style-name="P1" draw:layer="layout" svg:x1="14.341cm" svg:y1="1.643cm" svg:x2="15.821cm" svg:y2="1.643cm">
            <text:p/>
          </draw:line>
          <draw:line draw:style-name="gr1" draw:text-style-name="P1" draw:layer="layout" svg:x1="15.821cm" svg:y1="1.643cm" svg:x2="15.081cm" svg:y2="2.925cm">
            <text:p/>
          </draw:line>
          <draw:line draw:style-name="gr1" draw:text-style-name="P1" draw:layer="layout" svg:x1="15.081cm" svg:y1="2.925cm" svg:x2="14.341cm" svg:y2="1.643cm">
            <text:p/>
          </draw:line>
          <draw:polygon draw:style-name="gr4" draw:text-style-name="P3" draw:layer="layout" svg:width="0.419cm" svg:height="0.419cm" svg:x="13.391cm" svg:y="2.715cm" svg:viewBox="0 0 420 420" draw:points="420,210 420,209 420,208 420,208 420,207 420,206 420,205 420,204 420,204 420,203 420,202 420,202 420,201 420,200 420,199 420,198 420,198 420,197 420,196 420,195 420,194 420,194 419,193 419,192 419,191 419,191 419,190 419,189 419,188 419,187 419,187 419,186 418,185 418,184 418,184 418,183 418,182 418,181 418,181 418,180 417,179 417,178 417,177 417,177 417,176 417,175 417,174 417,174 417,173 416,172 416,171 416,170 416,170 416,169 416,168 416,167 416,167 415,166 415,166 415,165 415,164 414,163 414,162 414,162 414,161 414,160 414,159 414,159 413,158 413,157 413,156 413,155 413,155 413,154 412,153 412,153 412,152 411,151 411,150 411,150 411,149 411,148 411,147 410,147 410,146 410,145 409,145 409,144 409,143 409,142 409,141 408,141 408,140 408,139 407,138 407,138 407,137 407,136 406,136 406,135 406,134 406,133 405,133 405,132 405,131 404,131 404,130 404,129 404,128 403,128 403,127 403,126 403,126 402,125 402,124 401,123 401,123 400,122 400,121 400,121 400,120 399,119 399,119 398,118 398,117 398,116 398,116 397,115 397,114 396,114 396,113 396,113 395,112 395,111 394,110 394,110 394,109 393,108 393,107 393,107 392,106 392,106 392,105 392,104 391,104 390,103 390,103 390,102 389,101 389,100 388,100 388,99 388,98 387,98 387,97 386,96 386,96 386,95 385,94 385,94 384,93 384,92 383,92 383,91 383,90 382,90 382,89 381,88 381,88 380,87 380,87 379,86 379,86 379,85 378,84 377,83 377,83 377,82 376,82 376,81 375,80 375,80 374,79 374,79 373,78 373,78 373,77 372,77 371,76 371,75 370,75 370,74 369,73 369,73 368,72 368,71 367,71 367,70 366,70 366,69 365,69 365,68 364,68 364,67 363,67 362,66 362,65 362,65 361,64 360,64 360,63 359,63 359,62 358,61 358,61 357,60 357,60 356,59 356,59 355,58 354,58 354,57 353,57 353,56 352,56 352,55 351,54 350,54 350,53 349,53 349,53 348,52 348,51 347,51 347,51 346,50 345,50 345,49 344,48 343,48 343,48 342,47 341,46 341,46 340,46 340,45 339,44 339,44 338,44 337,43 337,43 336,42 335,42 335,41 334,41 334,41 333,40 332,39 332,39 331,39 330,38 330,38 329,37 329,37 328,36 327,36 327,36 326,35 325,35 325,34 324,34 323,33 323,33 322,33 321,32 321,32 320,31 320,31 319,31 318,30 318,30 317,29 316,29 316,29 315,28 314,28 314,27 313,27 312,27 311,26 311,26 310,25 310,25 309,25 308,24 308,24 307,24 306,23 305,23 305,23 304,22 303,22 303,22 302,21 301,21 301,20 300,20 299,20 298,20 298,19 297,19 296,18 296,18 295,18 294,18 294,17 293,17 292,17 291,17 291,16 290,16 289,15 289,15 288,15 287,15 286,14 286,14 285,14 284,14 284,13 283,13 282,13 281,12 280,12 280,12 279,12 278,12 278,11 277,11 276,11 276,10 275,10 274,10 273,10 272,10 272,9 271,9 270,9 270,8 269,8 268,8 267,8 267,8 266,8 265,7 264,7 263,7 263,7 262,7 261,7 261,6 260,6 259,6 258,6 258,5 257,5 256,5 255,5 255,5 254,5 253,5 252,4 251,4 251,4 250,4 249,4 248,3 248,3 247,3 246,3 245,3 244,3 244,3 243,3 243,3 242,2 241,2 240,2 240,2 239,2 238,2 237,2 236,1 236,1 235,1 234,1 233,1 233,1 232,1 231,1 230,1 229,1 229,1 228,1 227,1 226,1 225,1 225,0 224,0 223,0 223,0 222,0 221,0 220,0 219,0 219,0 218,0 217,0 216,0 215,0 215,0 214,0 213,0 212,0 212,0 211,0 210,0 209,0 208,0 208,0 207,0 206,0 205,0 205,0 204,0 203,0 202,0 202,0 201,0 200,0 199,0 198,0 198,0 197,0 196,0 195,0 195,1 194,1 193,1 192,1 191,1 191,1 190,1 189,1 188,1 188,1 187,1 186,1 185,1 185,1 184,1 183,2 182,2 181,2 181,2 180,2 179,2 178,2 178,3 177,3 176,3 175,3 174,3 174,3 173,3 172,3 171,3 171,4 170,4 170,4 169,4 168,4 167,5 166,5 166,5 165,5 164,5 163,5 162,5 162,6 161,6 160,6 160,6 159,6 158,7 157,7 156,7 155,7 155,7 154,8 154,8 153,8 152,8 151,8 151,8 150,9 149,9 148,9 147,10 147,10 146,10 145,10 145,10 144,11 143,11 142,11 142,12 141,12 140,12 139,12 139,12 138,13 137,13 137,13 136,14 135,14 134,14 134,14 133,15 132,15 132,15 131,15 130,16 129,16 128,16 128,17 127,17 127,17 126,18 125,18 124,18 124,18 123,19 122,19 122,20 121,20 120,20 120,20 119,21 118,21 117,22 117,22 116,22 115,22 115,23 114,23 113,24 113,24 112,24 111,25 111,25 110,25 109,26 108,26 108,27 107,27 107,27 106,28 105,28 105,29 104,29 103,29 103,30 102,30 101,31 101,31 100,31 99,32 98,32 98,33 97,33 96,33 96,34 95,34 94,34 94,35 93,36 92,36 92,36 91,37 91,37 90,37 89,38 89,39 88,39 88,39 87,40 86,40 86,41 85,41 84,42 84,42 83,43 82,43 82,44 81,44 81,44 80,45 79,46 79,46 78,46 78,47 77,48 77,48 76,48 75,49 75,50 74,50 74,50 73,51 72,51 72,52 71,52 71,53 70,53 70,54 69,54 69,55 68,56 67,56 67,56 66,57 65,58 65,58 64,59 64,59 63,60 63,60 62,61 62,61 61,62 60,63 60,63 60,63 59,64 58,64 58,65 57,66 57,67 56,67 56,68 55,68 55,69 54,69 54,70 53,70 53,71 52,71 52,72 51,73 51,73 50,74 50,75 49,75 49,76 48,76 48,77 47,77 46,78 46,78 46,79 45,80 45,80 44,81 44,81 43,82 43,83 42,83 42,84 41,85 41,86 41,86 40,87 39,87 39,88 39,88 38,89 38,90 37,90 37,91 36,92 36,92 36,93 35,94 35,94 35,95 34,96 33,96 33,97 33,97 32,98 32,99 31,99 31,100 31,101 30,101 30,102 29,103 29,104 29,104 28,105 28,106 28,106 27,107 27,107 26,108 26,109 26,109 25,110 25,111 24,112 24,112 24,113 23,114 23,114 23,115 22,116 22,116 22,117 21,118 21,118 21,119 20,120 20,121 20,121 19,122 19,123 19,123 18,124 18,125 18,126 18,126 17,127 17,128 17,128 16,129 16,130 16,130 16,131 15,132 15,133 14,133 14,134 14,135 14,135 14,136 13,137 13,138 12,138 12,139 12,140 12,141 12,141 11,142 11,143 11,143 11,144 11,145 10,146 10,147 10,147 9,148 9,149 9,149 9,150 9,151 8,152 8,152 8,153 8,154 7,155 7,155 7,156 7,157 7,158 7,159 6,159 6,160 6,160 6,161 5,162 5,163 5,164 5,164 5,165 5,166 5,167 4,167 4,168 4,169 4,170 4,170 4,171 4,172 4,173 3,174 3,174 3,175 3,176 3,177 3,177 2,178 2,179 2,179 2,180 2,181 2,182 2,183 2,183 2,184 2,185 2,186 1,186 1,187 1,188 1,189 1,189 1,190 1,191 1,192 1,193 1,193 1,194 1,195 1,196 1,196 1,197 1,198 1,199 1,200 1,200 1,201 0,202 0,203 0,203 0,204 0,205 0,206 0,206 0,207 0,208 0,209 0,210 0,210 0,211 0,212 0,213 0,213 0,214 0,215 0,216 0,217 0,217 0,218 1,219 1,220 1,220 1,221 1,222 1,223 1,223 1,224 1,225 1,226 1,227 1,227 1,228 1,229 1,230 1,230 1,231 1,232 1,233 2,234 2,234 2,235 2,236 2,237 2,237 2,238 2,239 2,240 2,240 2,241 2,242 3,243 3,244 3,244 3,245 3,246 3,247 4,247 4,248 4,249 4,250 4,250 4,251 4,252 4,253 5,253 5,254 5,255 5,256 5,256 5,257 5,258 6,259 6,259 6,260 6,261 7,262 7,263 7,263 7,264 7,265 7,265 8,266 8,267 8,268 9,268 9,269 9,270 9,271 9,272 9,272 10,273 10,274 10,274 11,275 11,276 11,276 11,277 11,278 12,279 12,280 12,280 12,281 13,282 13,282 13,283 14,284 14,285 14,285 14,286 15,286 15,287 15,288 16,289 16,290 16,290 16,291 17,292 17,292 18,293 18,294 18,295 18,295 19,296 19,297 19,297 19,298 20,299 20,299 21,300 21,301 21,302 22,302 22,303 22,303 22,304 23,305 23,306 24,306 24,307 24,308 25,309 25,309 26,310 26,311 26,312 26,312 27,313 27,313 28,314 28,315 28,315 29,316 29,317 29,317 30,318 31,319 31,319 31,320 32,321 32,322 33,322 33,323 33,323 34,324 34,325 35,325 35,326 35,327 36,327 36,328 37,329 37,329 38,330 38,330 38,331 39,332 39,332 40,333 40,333 41,334 41,335 42,335 42,336 43,337 43,337 43,338 44,339 45,339 45,340 45,340 46,341 46,342 47,342 47,343 48,343 48,344 49,344 49,345 50,346 50,346 51,347 52,348 52,348 52,349 53,349 54,350 54,350 55,351 55,352 55,352 56,352 56,353 57,354 58,354 58,355 59,356 59,356 60,357 60,357 61,358 62,358 62,359 62,359 63,360 64,360 64,361 65,361 65,362 66,362 66,363 67,364 67,364 68,365 69,365 69,366 70,366 71,367 71,367 72,368 72,368 73,369 73,369 74,370 74,370 75,371 75,371 76,372 77,372 77,373 78,373 79,374 79,374 80,375 81,375 81,376 82,376 82,376 83,377 84,378 84,378 85,378 86,379 86,379 87,380 87,380 88,381 89,381 89,382 90,382 91,383 91,383 92,383 92,384 93,384 94,385 94,385 95,385 96,386 96,386 97,387 98,387 98,388 99,388 99,388 100,389 101,389 101,390 102,390 103,390 103,391 104,391 105,392 105,392 106,392 107,393 108,393 108,393 109,394 109,394 110,395 111,395 111,395 112,396 113,396 114,396 114,397 115,397 116,397 117,398 117,398 118,398 118,399 119,399 120,400 120,400 121,400 122,401 123,401 124,401 124,402 125,402 125,402 126,402 127,403 128,403 128,403 129,403 130,404 130,404 131,405 132,405 133,405 134,405 134,405 135,406 135,406 136,407 137,407 138,407 138,407 139,407 140,408 141,408 141,408 142,409 143,409 144,409 144,409 145,410 146,410 146,410 147,410 148,411 149,411 149,411 150,411 151,411 152,412 152,412 153,412 154,412 155,412 155,413 156,413 157,413 157,413 158,413 159,413 160,414 161,414 161,414 162,414 163,414 164,415 164,415 165,415 166,415 167,415 168,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4,420 215,420 216,420 217,420 217,420 218,420 219,420 220,420 221,420 221,419 222,419 223,419 224,419 224,419 225,419 226,419 227,419 227,419 228,419 229,419 230,419 231,419 231,419 232,419 233,419 234,419 234,419 235,418 236,418 237,418 238,418 238,418 239,418 240,418 241,417 241,417 242,417 243,417 243,417 244,417 245,417 246,417 246,417 247,417 248,416 249,416 250,416 250,416 251,416 252,415 253,415 253,415 254,415 255,415 256,415 257,415 257,414 258,414 259,414 260,414 260,413 261,413 261,413 262,413 263,413 264,413 265,412 265,412 266,412 267,412 268,412 268,412 269,411 270,411 271,411 271,411 272,411 273,410 274,410 274,410 275,409 276,409 277,409 277,409 278,409 279,408 279,408 280,408 281,407 282,407 282,407 283,407 284,406 285,406 285,406 286,405 287,405 287,405 288,405 289,404 290,404 290,404 291,403 292,403 293,403 293,403 294,402 294,402 295,402 296,401 297,401 297,401 298,401 299,400 299,400 300,399 301,399 302,399 302,398 303,398 304,398 304,397 305,397 306,396 306,396 307,396 308,396 308,395 309,395 310,395 311,394 311,394 312,393 313,393 313,393 314,392 314,392 315,392 316,391 316,391 317,390 318,390 318,390 319,389 320,389 321,388 321,388 322,388 323,387 323,386 324,386 324,386 325,385 326,385 327,385 327,384 328,384 329,383 329,383 330,382 330,382 331,382 331,381 332,381 333,380 333,379 334,379 335,379 335,378 336,378 337,377 337,377 338,376 339,376 339,376 340,375 340,375 341,374 341,374 342,373 343,373 343,372 344,372 344,371 345,371 346,370 346,369 347,369 347,369 348,368 349,368 349,367 350,366 350,366 351,366 351,365 352,365 352,364 353,363 354,363 354,362 355,362 355,361 356,361 356,360 357,360 357,359 358,359 359,358 359,358 360,357 360,356 361,356 361,355 362,355 362,354 363,354 364,353 364,352 364,352 365,351 366,351 366,350 367,350 367,349 367,349 368,348 369,348 369,347 369,346 370,346 371,345 371,344 372,343 372,343 373,342 373,342 374,341 374,341 374,340 375,340 376,339 376,338 376,338 377,337 377,337 378,336 378,335 379,335 379,334 379,333 380,333 381,332 381,332 381,331 382,330 382,330 383,329 383,329 384,328 384,327 384,327 385,326 385,325 386,325 386,324 387,323 387,323 388,322 388,321 388,320 389,320 389,319 390,318 390,318 390,317 391,316 391,316 392,315 392,315 392,314 393,313 393,313 393,312 394,311 394,311 394,310 395,309 395,308 396,308 396,307 396,306 396,305 397,305 397,304 398,303 398,303 398,302 399,301 399,301 400,300 400,299 400,299 400,298 401,297 401,297 402,296 402,295 402,294 403,293 403,293 403,292 403,292 404,291 404,290 404,289 404,289 405,288 405,287 406,286 406,286 406,285 406,284 406,283 407,283 407,282 407,282 407,281 408,280 408,279 408,278 409,278 409,277 409,276 409,276 409,275 410,274 410,273 410,273 411,272 411,271 411,270 411,269 411,269 412,268 412,268 412,267 412,266 413,265 413,265 413,264 413,263 413,262 413,261 414,261 414,260 414,259 414,258 414,258 414,257 415,256 415,256 415,255 415,254 415,253 416,253 416,252 416,251 416,250 416,249 416,249 416,248 417,247 417,246 417,246 417,245 417,244 417,243 417,242 417,242 417,241 417,240 418,239 418,239 418,238 418,237 418,236 418,236 418,235 419,234 419,234 419,233 419,232 419,231 419,230 419,230 419,229 419,228 419,227 419,227 420,226 420,225 420,224 420,223 420,223 420,222 420,221 420,220 420,220 420,219 420,218 420,217 420,217 420,216 420,215 420,214 420,213 420,213 420,212 420,211">
            <text:p/>
          </draw:polygon>
          <draw:polygon draw:style-name="gr4" draw:text-style-name="P3" draw:layer="layout" svg:width="0.419cm" svg:height="0.419cm" svg:x="14.871cm" svg:y="0.152cm" svg:viewBox="0 0 420 420" draw:points="420,210 420,209 420,208 420,207 420,206 420,206 420,205 420,204 420,203 420,203 420,202 420,201 419,200 419,200 419,199 419,198 419,197 419,196 419,196 419,195 419,194 419,193 419,193 419,192 419,191 419,190 419,189 419,189 419,188 419,187 419,187 418,186 418,185 418,184 418,184 418,183 418,182 418,181 418,181 417,180 417,179 417,178 417,177 417,177 417,176 417,175 417,174 417,174 417,173 416,172 416,171 416,170 416,170 416,169 415,168 415,167 415,167 415,166 415,165 415,164 415,164 414,163 414,162 414,162 414,161 414,160 414,159 414,158 413,158 413,157 413,156 412,155 412,155 412,154 412,153 412,152 412,151 411,151 411,150 411,150 411,149 411,148 410,147 410,147 410,146 410,145 409,144 409,143 409,143 409,142 408,141 408,141 408,140 407,139 407,138 407,138 407,137 407,136 406,136 406,135 406,134 405,133 405,133 405,132 405,131 404,131 404,130 404,129 404,128 403,128 403,127 402,126 402,126 402,125 402,124 401,123 401,122 401,122 400,121 400,121 400,120 399,119 399,119 398,118 398,117 398,116 397,115 397,115 397,114 397,114 396,113 396,112 395,112 395,111 395,110 394,109 394,109 394,108 393,107 393,107 392,106 392,105 392,105 391,104 391,104 390,103 390,102 390,102 389,101 389,100 388,99 388,99 388,98 387,97 387,97 386,96 386,95 386,95 385,94 385,94 384,93 384,92 384,92 383,91 383,90 382,90 382,89 381,88 381,88 380,87 380,87 379,86 379,85 378,85 378,84 378,83 377,83 377,82 376,81 376,81 375,80 375,80 374,79 374,79 373,78 373,77 372,77 372,76 371,76 371,75 370,75 370,74 369,73 369,73 368,72 368,71 367,71 367,70 366,70 366,69 365,69 365,68 364,68 364,67 363,67 362,66 362,65 362,64 361,64 361,64 360,63 359,62 359,62 358,61 358,61 357,60 357,60 356,59 356,59 355,58 354,58 354,57 353,56 353,56 352,56 352,55 351,54 351,54 350,53 349,53 349,52 348,52 348,51 347,51 346,50 346,50 345,49 345,49 344,48 344,48 343,48 342,47 342,46 341,46 341,45 340,45 339,44 339,44 338,44 337,43 337,42 336,42 335,42 335,41 334,41 334,40 333,40 332,39 332,39 331,39 331,38 330,37 329,37 329,37 328,36 327,36 327,35 326,35 325,34 325,34 324,34 323,33 323,33 322,32 322,32 321,32 320,31 320,31 319,31 318,30 318,30 317,29 316,29 316,29 315,28 314,28 313,27 313,27 312,27 312,26 311,26 310,25 310,25 309,25 308,24 308,24 307,24 306,23 305,23 305,22 304,22 303,22 303,22 302,21 301,21 301,20 300,20 299,20 298,19 298,19 297,19 296,18 296,18 295,18 294,18 294,17 293,17 292,17 291,16 291,16 290,16 289,15 289,15 288,15 287,15 286,14 286,14 285,14 284,14 284,13 283,13 282,13 281,12 281,12 280,12 279,12 278,12 278,11 277,11 276,11 276,10 275,10 274,10 273,10 272,10 272,9 271,9 270,9 270,8 269,8 268,8 267,8 267,8 266,7 265,7 264,7 263,7 263,6 262,6 261,6 260,6 260,6 259,6 259,5 258,5 257,5 256,5 255,5 255,5 254,5 253,4 252,4 252,4 251,4 250,4 249,3 248,3 248,3 247,3 246,3 245,3 245,3 244,3 243,3 242,2 242,2 241,2 240,2 239,2 238,2 238,2 237,1 236,1 236,1 235,1 234,1 233,1 233,1 232,1 231,1 230,1 229,1 229,1 228,1 227,1 226,1 226,0 225,0 224,0 223,0 223,0 222,0 221,0 220,0 219,0 219,0 218,0 217,0 216,0 216,0 215,0 214,0 213,0 212,0 212,0 211,0 210,0 209,0 209,0 208,0 207,0 206,0 206,0 205,0 204,0 203,0 202,0 202,0 201,0 200,0 199,0 199,0 198,0 197,0 196,0 196,0 195,0 194,0 193,1 192,1 192,1 191,1 190,1 189,1 189,1 188,1 187,1 186,1 185,1 185,1 184,1 183,1 182,2 182,2 181,2 180,2 179,2 178,2 177,2 177,3 176,3 175,3 174,3 174,3 173,3 172,3 171,3 170,3 170,4 169,4 168,4 167,4 167,4 166,5 166,5 165,5 164,5 163,5 162,5 162,5 161,6 160,6 159,6 159,6 158,6 157,6 156,7 155,7 155,7 154,7 153,8 153,8 152,8 151,8 150,8 150,9 149,9 148,9 147,9 147,10 146,10 145,10 145,10 144,10 143,11 142,11 142,11 141,12 140,12 139,12 138,12 138,13 137,13 136,13 136,14 135,14 134,14 133,14 133,15 132,15 132,15 131,15 130,16 129,16 128,16 128,17 127,17 126,17 126,17 125,18 124,18 123,18 123,19 122,19 122,19 121,20 120,20 119,20 119,21 118,21 117,21 116,22 116,22 115,22 114,23 114,23 113,24 113,24 112,24 111,25 110,25 110,25 109,26 108,26 107,26 107,27 106,27 106,27 105,28 104,28 104,29 103,29 103,29 102,30 101,30 100,31 100,31 99,32 98,32 98,32 97,33 96,33 96,34 95,34 94,34 94,35 93,35 92,35 92,36 91,37 90,37 90,37 89,38 89,38 88,39 87,39 87,40 86,40 86,41 85,41 84,42 83,42 83,42 82,43 82,43 81,44 80,44 80,45 79,45 79,46 78,46 78,47 77,47 77,48 76,48 75,49 75,49 74,50 73,50 73,51 72,51 72,52 71,52 70,53 70,53 69,54 69,54 68,55 68,55 67,56 67,56 66,57 65,58 65,58 64,59 64,59 63,59 63,60 62,61 61,61 61,62 60,62 60,63 59,63 59,64 58,64 58,65 57,66 57,66 56,67 56,67 55,68 54,68 54,69 53,70 53,70 53,71 52,71 51,72 51,73 50,73 50,74 50,74 49,75 48,75 48,76 48,77 47,77 46,78 46,78 46,79 45,80 44,80 44,81 44,81 43,82 43,83 42,83 42,84 41,85 41,85 40,86 40,87 39,87 39,88 39,88 38,89 37,90 37,90 37,91 36,92 36,92 36,93 35,94 35,94 34,95 34,95 33,96 33,97 33,97 32,98 32,98 31,99 31,100 31,100 30,101 30,102 29,103 29,103 29,104 28,105 28,105 27,106 27,107 27,107 26,108 26,109 26,109 25,110 25,111 24,111 24,112 24,113 23,114 23,114 22,115 22,115 22,116 22,117 21,117 21,118 20,119 20,120 20,121 20,121 19,122 19,122 19,123 18,124 18,124 18,125 17,126 17,127 17,128 16,128 16,129 16,130 16,130 15,131 15,132 15,133 14,133 14,134 14,134 14,135 13,136 13,137 13,138 12,138 12,139 12,140 12,140 12,141 11,142 11,143 11,143 10,144 10,145 10,146 10,147 10,147 9,148 9,148 9,149 9,150 9,151 8,151 8,152 8,153 8,154 7,155 7,155 7,156 7,157 7,157 6,158 6,159 6,160 6,160 6,161 5,162 5,163 5,164 5,164 5,165 5,166 4,167 4,167 4,168 4,169 4,170 4,170 3,171 3,172 3,172 3,173 3,174 3,175 3,175 3,176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6 3,247 3,248 3,249 4,249 4,250 4,251 4,252 4,253 5,253 5,254 5,255 5,256 5,256 5,257 5,258 6,259 6,259 6,260 6,261 7,262 7,262 7,263 7,264 7,264 7,265 8,266 8,267 8,267 8,268 9,269 9,270 9,271 9,271 9,272 10,273 10,273 10,274 10,275 10,276 11,276 11,277 11,278 12,279 12,279 12,280 12,281 13,281 13,282 13,283 14,284 14,284 14,285 14,286 15,286 15,287 15,288 16,289 16,290 16,290 16,291 17,291 17,292 17,293 17,294 18,294 18,295 19,296 19,297 19,297 19,298 20,299 20,299 20,300 21,301 21,302 21,302 22,303 22,303 22,304 23,305 23,305 24,306 24,307 24,308 25,308 25,309 25,310 26,310 26,311 26,312 27,312 27,313 27,314 28,314 28,315 29,316 29,316 29,317 30,318 30,319 31,319 31,320 31,320 32,321 33,322 33,322 33,323 34,324 34,324 34,325 35,326 35,326 36,327 36,327 37,328 37,329 37,329 38,330 38,331 39,331 39,332 40,333 40,333 41,334 41,334 41,335 42,336 43,336 43,337 43,337 44,338 44,339 45,339 45,340 46,341 46,341 47,342 47,343 48,343 48,344 49,344 49,345 50,345 50,346 51,346 51,347 52,348 52,348 53,349 53,350 54,350 54,351 55,351 55,352 56,352 56,353 57,353 58,354 58,355 58,355 59,356 60,356 60,357 61,357 61,358 62,359 62,359 63,360 63,360 64,361 64,361 65,362 66,362 66,363 67,364 67,364 68,364 69,365 69,366 70,366 70,367 71,367 72,367 72,368 73,369 73,369 74,369 74,370 75,371 75,371 76,372 77,372 77,373 78,373 79,374 79,374 80,374 80,375 81,376 82,376 82,376 83,377 83,377 84,378 85,378 85,379 86,379 87,379 87,380 88,381 89,381 89,382 90,382 90,382 91,383 92,383 92,384 93,384 94,384 94,385 95,385 96,386 96,386 97,386 97,387 98,388 99,388 99,388 100,389 100,389 101,390 102,390 103,390 103,391 104,391 105,392 105,392 106,392 107,393 107,393 108,393 109,394 109,394 110,395 111,395 111,395 112,396 113,396 113,396 114,396 115,397 116,397 116,398 117,398 117,398 118,399 119,399 119,399 120,400 121,400 122,400 123,401 123,401 124,401 125,402 125,402 126,402 127,403 128,403 128,403 129,403 130,404 130,404 131,404 132,405 132,405 133,405 134,405 135,406 135,406 136,406 137,407 138,407 138,407 139,407 140,408 140,408 141,408 142,409 143,409 143,409 144,409 145,409 145,410 146,410 147,410 148,410 149,410 149,411 150,411 151,411 152,412 152,412 153,412 153,412 154,412 155,412 156,413 157,413 157,413 158,413 159,413 160,413 160,414 161,414 162,414 163,414 164,415 164,415 165,415 166,415 166,415 167,415 168,415 169,416 169,416 170,416 171,416 172,416 172,416 173,417 174,417 175,417 176,417 176,417 177,417 178,417 179,417 180,417 180,418 181,418 182,418 183,418 183,418 184,418 185,418 186,418 187,419 187,419 188,419 189,419 190,419 190,419 191,419 192,419 193,419 193,419 194,419 195,419 196,419 197,419 197,419 198,419 199,419 200,419 200,419 201,419 202,420 203,420 204,420 204,420 205,420 206,420 207,420 207,420 208,420 209,420 210,420 210,420 211,420 212,420 213,420 214,420 215,420 215,420 216,420 217,420 218,420 218,420 219,419 220,419 221,419 221,419 222,419 223,419 224,419 225,419 225,419 226,419 227,419 228,419 228,419 229,419 230,419 231,419 231,419 232,419 233,419 234,419 235,418 235,418 236,418 236,418 237,418 238,418 239,418 240,417 240,417 241,417 242,417 243,417 243,417 244,417 245,417 246,417 246,417 247,416 248,416 249,416 250,416 250,416 251,415 252,415 253,415 253,415 254,415 255,415 256,415 257,414 257,414 258,414 259,414 259,414 260,413 261,413 262,413 262,413 263,413 264,413 265,412 265,412 266,412 267,412 268,412 269,411 269,411 270,411 270,411 271,410 272,410 273,410 274,410 274,410 275,409 276,409 277,409 278,409 278,409 279,408 279,408 280,408 281,407 282,407 282,407 283,407 284,406 284,406 285,406 286,405 287,405 288,405 288,405 289,404 289,404 290,404 291,403 292,403 293,403 293,402 294,402 295,402 295,402 296,401 297,401 298,401 298,400 299,400 299,400 300,399 301,399 301,398 302,398 303,398 304,398 305,397 305,397 306,396 306,396 307,396 308,395 308,395 309,395 310,395 311,394 311,394 312,393 313,393 313,393 314,392 315,392 315,392 316,391 316,391 317,390 318,390 318,390 319,389 320,389 320,388 321,388 322,387 323,387 323,386 324,386 325,386 325,385 326,385 327,384 327,384 328,383 329,383 329,383 330,382 330,382 331,382 332,381 332,380 333,380 334,379 334,379 335,379 335,378 336,377 337,377 337,377 338,376 338,376 339,375 340,375 340,374 341,374 341,373 342,373 342,373 343,372 344,371 344,371 345,371 346,370 346,369 347,369 348,369 348,368 349,367 349,367 350,366 350,366 351,366 351,365 352,364 352,364 353,363 354,363 354,362 355,362 355,361 356,360 356,360 357,359 358,359 358,359 359,358 359,357 360,357 360,356 361,356 361,355 362,355 362,354 363,353 363,353 364,352 365,352 365,351 366,350 366,350 366,349 367,349 368,348 368,348 369,347 369,346 369,346 370,345 371,344 371,344 371,343 372,343 373,342 373,342 374,341 374,340 375,340 375,339 375,339 376,338 376,337 377,337 377,336 378,336 378,335 379,334 379,334 379,333 380,333 381,332 381,331 382,331 382,330 382,329 383,329 384,328 384,327 384,327 385,326 385,326 385,325 386,324 386,324 386,323 387,322 387,322 388,321 388,320 389,320 389,319 390,318 390,317 390,317 391,316 391,316 392,315 392,314 392,314 393,313 393,312 394,312 394,311 394,310 395,310 395,309 395,308 395,307 396,307 396,306 397,305 397,305 397,304 398,303 398,303 398,302 399,301 399,300 399,300 400,299 400,299 401,298 401,297 401,296 401,296 402,295 402,294 402,293 403,293 403,292 403,291 404,291 404,290 404,289 404,289 405,288 405,287 405,286 405,286 406,285 406,284 406,283 407,283 407,282 407,281 407,281 408,280 408,279 408,278 409,278 409,277 409,276 409,275 409,275 410,274 410,273 410,273 411,272 411,271 411,270 411,269 411,269 412,268 412,267 412,267 412,266 412,265 412,264 413,264 413,263 413,262 413,261 414,261 414,260 414,259 414,258 414,257 414,257 415,256 415,255 415,255 415,254 415,253 415,253 415,252 415,251 416,250 416,249 416,249 416,248 416,247 417,246 417,246 417,245 417,244 417,243 417,242 417,242 417,241 417,240 418,239 418,238 418,238 418,237 418,236 418,236 418,235 418,234 419,233 419,232 419,231 419,231 419,230 419,229 419,228 419,228 419,227 419,226 419,225 419,225 419,224 419,223 419,222 419,221 419,221 419,220 419,219 419,218 420,218 420,217 420,216 420,215 420,215 420,214 420,213 420,212 420,211 420,211">
            <text:p/>
          </draw:polygon>
          <draw:polygon draw:style-name="gr4" draw:text-style-name="P3" draw:layer="layout" svg:width="0.419cm" svg:height="0.419cm" svg:x="16.351cm" svg:y="2.715cm" svg:viewBox="0 0 420 420" draw:points="420,210 420,209 420,208 420,208 420,207 420,206 420,205 420,204 420,204 420,203 420,202 420,202 420,201 420,200 420,199 420,198 420,198 420,197 420,196 419,195 419,194 419,194 419,193 419,192 419,191 419,191 419,190 419,189 419,188 419,187 418,187 418,186 418,185 418,184 418,184 418,183 418,182 418,181 417,181 417,180 417,179 417,178 417,177 417,177 417,176 417,175 417,174 417,174 416,173 416,172 416,171 416,170 416,170 416,169 416,168 416,167 415,167 415,166 415,166 415,165 415,164 414,163 414,162 414,162 414,161 414,160 414,159 413,159 413,158 413,157 413,156 413,155 413,155 412,154 412,153 412,153 412,152 411,151 411,150 411,150 411,149 411,148 410,147 410,147 410,146 409,145 409,145 409,144 409,143 409,142 408,141 408,141 408,140 407,139 407,138 407,138 407,137 406,136 406,136 406,135 406,134 406,133 405,133 405,132 404,131 404,131 404,130 404,129 403,128 403,128 403,127 403,126 402,126 402,125 402,124 401,123 401,123 401,122 400,121 400,121 400,120 399,119 399,119 399,118 398,117 398,116 397,116 397,115 397,114 397,114 396,113 396,113 396,112 395,111 395,110 394,110 394,109 394,108 393,107 393,107 392,106 392,106 392,105 391,104 391,104 390,103 390,103 390,102 389,101 389,100 389,100 388,99 388,98 387,98 387,97 387,96 386,96 386,95 385,94 385,94 384,93 384,92 384,92 383,91 383,90 382,90 382,89 381,88 381,88 380,87 380,87 380,86 379,86 379,85 378,84 378,83 377,83 376,82 376,82 376,81 375,80 374,80 374,79 374,79 373,78 373,78 372,77 372,77 371,76 371,75 370,75 370,74 369,73 369,73 368,72 368,71 367,71 367,70 366,70 366,69 365,69 365,68 364,68 364,67 363,67 362,66 362,65 361,65 361,64 360,64 360,63 359,63 359,62 358,61 358,61 357,60 357,60 356,59 356,59 355,58 354,58 354,57 353,57 353,56 352,56 352,55 351,54 350,54 350,53 349,53 349,53 348,52 347,51 347,51 346,51 346,50 345,50 345,49 344,48 343,48 343,48 342,47 341,46 341,46 340,46 340,45 339,44 339,44 338,44 337,43 337,43 336,42 335,42 335,41 334,41 333,41 333,40 332,39 331,39 331,39 330,38 330,38 329,37 328,37 328,36 327,36 327,36 326,35 325,35 324,34 324,34 323,33 323,33 322,33 321,32 321,32 320,31 320,31 319,31 318,30 318,30 317,29 316,29 315,29 315,28 314,28 313,27 313,27 312,27 311,26 311,26 310,25 310,25 309,25 308,24 307,24 307,24 306,23 305,23 304,23 304,22 303,22 303,22 302,21 301,21 301,20 300,20 299,20 298,20 297,19 297,19 296,18 296,18 295,18 294,18 293,17 293,17 292,17 291,17 291,16 290,16 289,15 288,15 288,15 287,15 286,14 286,14 285,14 284,14 283,13 282,13 282,13 281,12 280,12 280,12 279,12 278,12 277,11 277,11 276,11 275,10 275,10 274,10 273,10 272,10 272,9 271,9 270,9 269,8 268,8 268,8 267,8 267,8 266,8 265,7 264,7 263,7 263,7 262,7 261,7 260,6 260,6 259,6 258,6 257,5 257,5 256,5 255,5 255,5 254,5 253,5 252,4 251,4 251,4 250,4 249,4 248,3 248,3 247,3 246,3 245,3 244,3 244,3 243,3 242,3 241,2 241,2 240,2 239,2 238,2 238,2 237,2 236,1 235,1 234,1 234,1 233,1 232,1 231,1 231,1 230,1 229,1 228,1 227,1 227,1 226,1 225,1 224,0 224,0 223,0 222,0 221,0 221,0 220,0 219,0 218,0 217,0 217,0 216,0 215,0 214,0 214,0 213,0 212,0 211,0 210,0 210,0 209,0 208,0 207,0 207,0 206,0 205,0 204,0 204,0 203,0 202,0 201,0 200,0 200,0 199,0 198,0 197,0 197,0 196,0 195,0 195,1 194,1 193,1 192,1 191,1 191,1 190,1 189,1 188,1 188,1 187,1 186,1 185,1 185,1 184,1 183,2 182,2 181,2 181,2 180,2 179,2 178,2 178,3 177,3 176,3 175,3 174,3 174,3 173,3 172,3 171,3 171,4 170,4 169,4 168,4 168,4 167,5 166,5 165,5 164,5 164,5 163,5 162,5 162,6 161,6 160,6 159,6 159,6 158,7 157,7 156,7 155,7 155,7 154,8 153,8 152,8 152,8 151,8 151,8 150,9 149,9 148,9 147,10 147,10 146,10 145,10 144,10 144,11 143,11 142,11 142,12 141,12 140,12 139,12 138,12 138,13 137,13 137,13 136,14 135,14 134,14 134,14 133,15 132,15 132,15 131,15 130,16 129,16 128,16 128,17 127,17 127,17 126,18 125,18 124,18 124,18 123,19 122,19 122,20 121,20 120,20 119,20 119,21 118,21 117,22 117,22 116,22 115,22 115,23 114,23 113,24 113,24 112,24 111,25 110,25 109,25 109,26 108,26 108,27 107,27 107,27 106,28 105,28 105,29 104,29 103,29 102,30 102,30 101,31 100,31 99,31 99,32 98,32 98,33 97,33 96,33 96,34 95,34 94,34 94,35 93,36 92,36 92,36 91,37 91,37 90,37 89,38 89,39 88,39 88,39 87,40 86,40 86,41 85,41 84,42 84,42 83,43 82,43 82,44 81,44 81,44 80,45 79,46 79,46 78,46 77,47 77,48 76,48 76,48 75,49 75,50 74,50 74,50 73,51 72,51 72,52 71,52 71,53 70,53 69,54 69,54 68,55 68,56 67,56 67,56 66,57 65,58 65,58 64,59 64,59 63,60 63,60 62,61 62,61 61,62 60,63 60,63 59,63 59,64 58,64 58,65 57,66 56,67 56,67 56,68 55,68 55,69 54,69 54,70 53,70 53,71 52,71 52,72 51,73 50,73 50,74 50,75 49,75 48,76 48,76 48,77 47,77 46,78 46,78 46,79 45,80 45,80 44,81 44,81 43,82 43,83 42,83 42,84 41,85 41,86 40,86 40,87 39,87 39,88 39,88 38,89 38,90 37,90 37,91 36,92 36,92 36,93 35,94 35,94 34,95 34,96 33,96 33,97 33,97 32,98 32,99 31,99 31,100 31,101 30,101 30,102 29,103 29,104 29,104 28,105 28,106 28,106 27,107 27,107 26,108 26,109 26,109 25,110 25,111 24,112 24,112 24,113 23,114 23,114 22,115 22,116 22,116 22,117 21,118 21,118 21,119 20,120 20,121 19,121 19,122 19,123 19,123 18,124 18,125 18,126 18,126 17,127 17,128 16,128 16,129 16,130 16,130 15,131 15,132 15,133 14,133 14,134 14,135 14,135 13,136 13,137 13,138 12,138 12,139 12,140 12,141 11,141 11,142 11,143 11,143 11,144 10,145 10,146 10,147 9,147 9,148 9,149 9,149 9,150 9,151 8,152 8,152 8,153 7,154 7,155 7,155 7,156 7,157 7,158 6,159 6,159 6,160 6,160 5,161 5,162 5,163 5,164 5,164 5,165 5,166 4,167 4,167 4,168 4,169 4,170 3,170 3,171 3,172 3,173 3,174 3,174 3,175 3,176 3,177 2,177 2,178 2,179 2,179 2,180 2,181 2,182 2,183 2,183 2,184 2,185 1,186 1,186 1,187 1,188 1,189 1,189 1,190 1,191 1,192 1,193 1,193 1,194 1,195 1,196 1,196 1,197 1,198 0,199 0,200 0,200 0,201 0,202 0,203 0,203 0,204 0,205 0,206 0,206 0,207 0,208 0,209 0,210 0,210 0,211 0,212 0,213 0,213 0,214 0,215 0,216 0,217 0,217 0,218 0,219 0,220 0,220 0,221 1,222 1,223 1,223 1,224 1,225 1,226 1,227 1,227 1,228 1,229 1,230 1,230 1,231 1,232 1,233 1,234 1,234 2,235 2,236 2,237 2,237 2,238 2,239 2,240 2,240 2,241 2,242 2,243 3,244 3,244 3,245 3,246 3,247 3,247 3,248 3,249 4,250 4,250 4,251 4,252 4,253 5,253 5,254 5,255 5,256 5,256 5,257 5,258 6,259 6,259 6,260 6,261 7,262 7,263 7,263 7,264 7,265 7,265 8,266 8,267 8,268 8,268 9,269 9,270 9,271 9,272 9,272 10,273 10,274 10,274 11,275 11,276 11,276 11,277 11,278 12,279 12,280 12,280 12,281 12,282 13,282 13,283 14,284 14,285 14,285 14,286 14,286 15,287 15,288 16,289 16,290 16,290 16,291 17,292 17,292 17,293 18,294 18,295 18,295 18,296 19,297 19,297 19,298 20,299 20,299 21,300 21,301 21,302 21,302 22,303 22,303 22,304 23,305 23,306 24,306 24,307 24,308 24,309 25,309 25,310 26,311 26,312 26,312 27,313 27,313 28,314 28,315 28,315 29,316 29,317 29,317 30,318 30,319 31,319 31,320 31,321 32,322 32,322 33,323 33,323 34,324 34,325 35,325 35,326 35,327 36,327 36,328 36,329 37,329 38,330 38,330 38,331 39,332 39,332 39,333 40,333 41,334 41,335 41,335 42,336 43,337 43,337 43,338 44,339 44,339 45,340 45,340 46,341 46,342 47,342 47,343 48,343 48,344 49,344 49,345 50,346 50,346 51,347 51,348 52,348 52,349 53,349 54,350 54,350 54,351 55,352 55,352 56,352 56,353 57,354 57,354 58,355 58,356 59,356 60,357 60,357 61,358 61,358 62,359 62,359 63,360 64,360 64,361 65,361 65,362 66,362 66,363 67,364 67,364 68,365 69,365 69,366 70,366 70,367 71,367 71,368 72,368 72,369 73,369 74,370 74,370 75,371 75,371 76,372 77,372 77,373 78,373 79,374 79,374 80,375 80,375 81,376 82,376 82,376 83,377 83,378 84,378 85,378 85,379 86,379 86,380 87,380 88,381 88,381 89,382 90,382 90,383 91,383 92,383 92,384 93,384 94,385 94,385 95,385 96,386 96,386 97,387 98,387 98,388 99,388 99,388 100,389 101,389 101,390 102,390 103,390 103,391 104,391 105,392 105,392 106,392 107,393 107,393 108,393 109,394 109,394 110,395 111,395 111,395 112,396 113,396 113,396 114,397 115,397 116,397 116,398 117,398 118,398 118,399 119,399 119,400 120,400 121,400 122,401 123,401 123,401 124,402 125,402 125,402 126,402 127,403 127,403 128,403 129,403 130,404 130,404 131,405 132,405 132,405 133,405 134,405 135,406 135,406 136,407 137,407 137,407 138,407 139,407 140,408 141,408 141,408 142,409 143,409 143,409 144,409 145,410 145,410 146,410 147,410 148,411 149,411 149,411 150,411 151,411 151,412 152,412 153,412 154,412 154,412 155,413 156,413 157,413 157,413 158,413 159,413 160,414 161,414 161,414 162,414 163,414 163,415 164,415 165,415 166,415 166,415 167,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8,419 199,420 200,420 201,420 202,420 202,420 203,420 204,420 205,420 205,420 206,420 207,420 208,420 208,420 209,420 210,420 211,420 212,420 212,420 213,420 214,420 215,420 215,420 216,420 217,420 218,420 219,420 219,420 220,420 221,419 222,419 223,419 223,419 224,419 225,419 225,419 226,419 227,419 228,419 229,419 229,419 230,419 231,419 232,419 233,419 233,419 234,419 235,418 236,418 236,418 237,418 238,418 239,418 240,418 240,417 241,417 242,417 243,417 243,417 244,417 245,417 246,417 246,417 247,417 248,416 249,416 250,416 250,416 251,416 252,415 253,415 253,415 254,415 255,415 256,415 256,415 257,414 258,414 258,414 259,414 260,413 261,413 261,413 262,413 263,413 264,413 265,412 265,412 266,412 267,412 268,412 268,412 269,411 270,411 270,411 271,411 272,411 273,410 274,410 274,410 275,409 276,409 276,409 277,409 278,409 278,408 279,408 280,408 281,407 282,407 282,407 283,407 284,406 284,406 285,406 286,405 287,405 287,405 288,405 289,404 289,404 290,404 291,403 292,403 293,403 293,403 294,402 294,402 295,402 296,401 297,401 297,401 298,401 299,400 299,400 300,399 301,399 301,399 302,398 303,398 304,398 304,397 305,397 306,396 306,396 307,396 308,396 308,395 309,395 310,395 310,394 311,394 312,393 313,393 313,393 314,392 314,392 315,392 316,391 316,391 317,390 318,390 318,390 319,389 320,389 320,388 321,388 322,388 322,387 323,386 324,386 324,386 325,385 326,385 326,385 327,384 328,384 328,383 329,383 330,382 330,382 331,382 331,381 332,381 333,380 333,379 334,379 335,379 335,378 336,378 336,377 337,377 338,376 338,376 339,376 339,375 340,375 341,374 341,374 342,373 342,373 343,372 343,372 344,371 345,371 346,370 346,369 347,369 347,369 348,368 348,368 349,367 349,366 350,366 350,366 351,365 352,365 352,364 353,363 354,363 354,362 355,362 355,361 356,361 356,360 357,360 357,359 358,359 359,358 359,358 359,357 360,356 360,356 361,355 362,355 362,354 363,354 363,353 364,352 364,352 365,351 366,351 366,350 366,350 367,349 367,349 368,348 369,348 369,347 369,346 370,346 371,345 371,344 371,343 372,343 373,342 373,342 373,341 374,341 374,340 375,340 375,339 376,338 376,338 377,337 377,337 378,336 379,335 379,335 379,334 380,333 380,333 380,332 381,332 382,331 382,330 382,330 383,329 383,329 384,328 384,327 385,327 385,326 386,325 386,325 386,324 387,323 387,323 387,322 388,321 388,320 389,320 389,319 390,318 390,318 390,317 391,316 391,316 392,315 392,315 392,314 393,313 393,313 394,312 394,311 394,311 394,310 395,309 395,308 396,308 396,307 396,306 397,305 397,305 397,304 398,303 398,303 399,302 399,301 399,301 399,300 400,299 400,299 401,298 401,297 401,297 401,296 402,295 402,294 403,293 403,293 403,292 403,292 404,291 404,290 404,289 404,289 405,288 405,287 405,286 406,286 406,285 406,284 406,283 407,283 407,282 407,282 407,281 408,280 408,279 408,278 409,278 409,277 409,276 409,276 409,275 410,274 410,273 410,273 410,272 411,271 411,270 411,269 411,269 411,268 412,268 412,267 412,266 413,265 413,265 413,264 413,263 413,262 413,261 414,261 414,260 414,259 414,258 414,258 414,257 414,256 415,256 415,255 415,254 415,253 415,253 416,252 416,251 416,250 416,249 416,249 416,248 416,247 416,246 417,246 417,245 417,244 417,243 417,242 417,242 417,241 417,240 417,239 418,239 418,238 418,237 418,236 418,236 418,235 418,234 418,234 419,233 419,232 419,231 419,230 419,230 419,229 419,228 419,227 419,227 419,226 419,225 420,224 420,223 420,223 420,222 420,221 420,220 420,220 420,219 420,218 420,217 420,217 420,216 420,215 420,214 420,213 420,213 420,212 420,211">
            <text:p/>
          </draw:polygon>
          <draw:polygon draw:style-name="gr1" draw:text-style-name="P1" draw:layer="layout" svg:width="0.419cm" svg:height="0.419cm" svg:x="14.131cm" svg:y="1.433cm" svg:viewBox="0 0 420 420" draw:points="420,210 420,209 420,208 420,208 420,207 420,206 420,205 420,205 420,204 420,203 420,202 420,202 420,201 420,200 420,199 420,198 420,198 420,197 419,196 419,195 419,195 419,194 419,193 419,192 419,191 419,191 419,190 419,189 419,188 419,188 419,187 419,186 419,185 419,185 418,184 418,183 418,182 418,181 418,181 418,180 418,179 417,178 417,178 417,177 417,176 417,175 417,174 417,174 417,173 417,172 416,171 416,171 416,170 416,169 416,168 415,168 415,167 415,166 415,165 415,164 415,164 415,163 414,162 414,162 414,161 414,160 414,159 413,159 413,158 413,157 413,156 413,155 413,155 412,154 412,153 412,152 412,152 412,151 411,151 411,150 411,149 411,148 410,147 410,147 410,146 410,145 410,144 409,144 409,143 409,142 409,142 408,141 408,140 408,139 407,138 407,138 407,137 407,136 407,136 406,135 406,134 405,133 405,133 405,132 405,132 404,131 404,130 404,129 403,128 403,128 403,127 403,126 402,126 402,125 402,124 402,123 401,123 401,122 400,122 400,121 400,120 399,119 399,119 399,118 398,117 398,116 398,116 397,115 397,115 396,114 396,113 396,113 396,112 395,111 395,110 395,110 394,109 394,108 393,108 393,107 393,106 392,106 392,105 392,105 391,104 391,103 390,102 390,102 390,101 389,100 389,100 388,99 388,98 388,98 387,97 386,96 386,96 386,95 385,94 385,94 385,93 384,92 384,92 383,91 383,90 382,90 382,89 382,89 381,88 381,88 380,87 379,86 379,86 379,85 378,84 378,83 377,83 377,82 376,82 376,81 375,80 375,80 375,79 374,79 373,78 373,78 373,77 372,76 371,76 371,75 371,75 370,74 369,73 369,73 369,72 368,72 367,71 367,70 366,70 366,69 366,69 365,68 365,68 364,67 363,67 363,66 362,65 362,65 361,64 360,64 360,63 360,63 359,62 359,62 358,61 357,60 357,60 356,59 356,59 355,58 355,58 354,57 354,56 353,56 352,56 352,55 351,55 350,54 350,53 349,53 349,53 348,52 348,52 347,51 347,50 346,50 346,50 345,49 344,48 343,48 343,48 342,47 342,46 341,46 341,46 340,45 339,45 339,44 338,44 338,43 337,43 336,42 336,42 335,41 335,41 334,40 333,40 333,39 332,39 332,39 331,38 330,37 330,37 329,37 328,36 328,36 327,36 326,35 326,35 325,34 324,34 324,33 323,33 322,33 322,32 321,32 320,31 320,31 319,31 318,30 318,30 317,29 316,29 316,29 315,28 314,28 314,27 313,27 312,27 312,26 311,26 310,26 310,25 309,25 308,24 308,24 307,24 306,23 306,23 305,22 304,22 303,22 303,22 302,21 301,21 301,20 300,20 299,20 299,20 298,19 297,19 296,19 296,18 295,18 294,18 294,17 293,17 292,17 292,17 291,16 290,16 289,16 289,15 288,15 287,15 287,14 286,14 285,14 284,14 284,13 283,13 282,13 282,12 281,12 280,12 279,12 279,12 278,11 277,11 276,11 276,10 275,10 274,10 274,10 273,10 272,9 271,9 270,9 270,9 269,9 268,8 267,8 267,8 266,8 265,7 265,7 264,7 263,7 262,7 262,7 261,6 260,6 259,6 259,6 258,5 257,5 256,5 255,5 255,5 254,5 253,5 252,4 252,4 251,4 250,4 250,4 249,3 248,3 247,3 246,3 246,3 245,3 244,3 243,3 243,3 242,2 241,2 240,2 240,2 239,2 238,2 237,2 236,2 236,2 235,2 234,2 233,1 233,1 232,1 231,1 230,1 229,1 229,1 228,1 227,1 226,1 226,0 225,0 224,0 223,0 223,0 222,0 221,0 220,0 219,0 219,0 218,0 217,0 216,0 216,0 215,0 214,0 213,0 212,0 212,0 211,0 210,0 209,0 209,0 208,0 207,0 206,0 206,0 205,0 204,0 203,0 202,0 202,0 201,0 200,0 199,0 198,0 198,0 197,0 196,0 196,0 195,0 194,1 193,1 192,1 191,1 191,1 190,1 189,1 188,1 188,1 187,1 186,1 185,2 185,2 184,2 183,2 182,2 181,2 181,2 180,2 180,2 179,2 178,2 177,3 176,3 176,3 175,3 174,3 173,3 173,3 172,3 171,3 170,4 170,4 169,4 168,4 167,4 166,5 166,5 165,5 164,5 163,5 163,5 162,5 161,6 160,6 160,6 159,6 158,7 157,7 157,7 156,7 155,7 154,7 154,8 153,8 152,8 151,9 151,9 150,9 149,9 149,9 148,10 147,10 146,10 146,10 145,10 144,11 143,11 143,11 142,11 141,12 141,12 140,12 139,12 138,13 137,13 137,13 136,14 135,14 135,14 134,14 133,15 132,15 132,15 131,16 130,16 130,16 129,16 128,17 127,17 127,17 126,17 125,18 125,18 124,19 123,19 122,19 122,19 121,20 120,20 120,20 119,21 118,21 118,22 117,22 116,22 115,22 115,23 114,23 113,24 113,24 112,24 111,25 111,25 110,26 109,26 109,26 108,27 107,27 107,27 106,28 105,28 105,29 104,29 103,29 103,30 102,30 101,31 101,31 100,31 100,32 99,32 98,33 97,33 97,33 96,34 95,34 95,35 94,35 93,36 93,36 92,36 91,37 91,37 90,37 90,38 89,38 88,39 88,39 87,40 86,40 86,41 85,41 85,42 84,42 83,43 83,43 82,43 82,44 81,45 80,45 80,45 79,46 78,46 78,47 77,47 77,48 76,48 75,49 75,50 74,50 73,50 73,51 72,52 72,52 71,52 71,53 70,53 70,54 69,55 68,55 68,55 67,56 67,56 66,57 66,58 65,58 64,59 64,59 63,60 63,60 62,61 62,62 61,62 61,62 60,63 60,63 59,64 58,65 58,65 57,66 57,67 56,67 56,67 55,68 55,69 54,69 54,70 53,70 53,71 52,72 52,72 51,73 51,73 50,74 50,74 49,75 49,76 48,76 48,77 47,77 47,78 46,79 45,79 45,80 45,80 44,81 44,82 43,82 43,83 42,83 42,84 41,85 41,86 41,86 40,87 40,88 39,88 39,89 38,89 38,90 37,90 37,91 37,92 36,92 35,93 35,94 35,94 34,95 34,96 34,96 33,97 33,98 32,98 32,99 32,99 31,100 31,101 30,101 30,102 29,103 29,103 29,104 28,105 28,106 27,106 27,107 27,108 26,108 26,109 25,109 25,110 25,111 25,111 24,112 24,113 24,114 23,114 23,115 22,116 22,116 22,117 21,118 21,118 21,119 20,120 20,121 20,121 19,122 19,123 19,123 18,124 18,125 18,125 17,126 17,127 17,128 17,128 16,129 16,130 16,130 15,131 15,132 15,133 15,133 14,134 14,135 14,135 14,136 13,137 13,138 13,138 12,139 12,140 12,140 12,141 12,142 11,143 11,143 11,144 10,145 10,146 10,147 10,147 10,148 9,149 9,149 9,150 8,151 8,152 8,152 8,153 8,154 8,155 7,155 7,156 7,157 7,157 7,158 7,159 6,160 6,161 6,161 6,162 5,163 5,164 5,164 5,165 5,166 5,167 5,168 4,168 4,169 4,170 4,171 4,171 3,172 3,173 3,174 3,174 3,175 3,176 3,176 3,177 3,178 2,179 2,179 2,180 2,181 2,182 2,183 2,183 2,184 1,185 1,186 1,186 1,187 1,188 1,189 1,189 1,190 1,191 1,192 1,193 1,193 1,194 1,195 1,196 1,196 0,197 0,198 0,199 0,200 0,200 0,201 0,202 0,203 0,204 0,204 0,205 0,206 0,206 0,207 0,208 0,209 0,210 0,210 0,211 0,212 0,213 0,214 0,214 0,215 0,216 0,217 0,217 0,218 0,219 0,220 0,221 0,221 0,222 0,223 1,224 1,224 1,225 1,226 1,227 1,227 1,228 1,229 1,230 1,231 1,231 1,232 1,233 1,234 1,234 1,235 2,236 2,237 2,238 2,238 2,239 2,240 2,241 3,241 3,242 3,243 3,244 3,244 3,245 3,246 3,247 3,248 4,248 4,249 4,249 4,250 4,251 4,252 5,253 5,253 5,254 5,255 5,256 5,256 5,257 6,258 6,259 6,259 6,260 7,261 7,262 7,263 7,263 7,264 7,265 8,265 8,266 8,267 8,268 8,268 9,269 9,270 9,271 9,272 10,272 10,273 10,274 10,274 10,275 11,276 11,277 11,277 12,278 12,279 12,280 12,280 13,281 13,282 13,282 14,283 14,284 14,285 14,285 14,286 15,287 15,287 15,288 15,289 16,290 16,291 17,291 17,292 17,292 17,293 18,294 18,295 18,295 18,296 19,297 19,297 20,298 20,299 20,299 20,300 21,301 21,302 22,302 22,303 22,304 23,304 23,305 23,305 24,306 24,307 24,308 25,309 25,309 25,310 26,311 26,311 27,312 27,312 27,313 28,314 28,314 29,315 29,316 29,316 30,317 30,318 31,319 31,319 31,320 32,321 32,321 32,322 33,322 33,323 34,324 34,324 35,325 35,326 35,327 36,327 36,328 37,328 37,329 37,330 38,330 39,331 39,332 39,332 40,333 40,334 41,334 41,335 42,335 42,336 42,337 43,337 44,338 44,339 44,339 45,340 45,340 46,341 46,342 47,342 48,343 48,343 48,344 49,344 50,345 50,346 50,346 51,347 51,348 52,348 53,349 53,349 53,350 54,350 54,351 55,351 56,352 56,352 56,353 57,354 58,354 58,355 59,356 59,356 60,356 60,357 61,358 61,358 62,359 63,360 63,360 64,360 64,361 64,361 65,362 66,362 67,363 67,364 68,364 68,365 69,365 69,366 70,366 70,367 71,367 71,368 72,368 73,369 73,369 74,370 75,370 75,371 76,371 76,372 77,372 77,373 78,373 79,374 79,374 80,375 80,375 81,376 82,376 82,377 83,377 84,378 84,378 85,378 86,379 86,379 87,380 88,380 88,381 89,381 90,382 90,382 91,383 91,383 92,384 93,384 93,384 94,385 94,385 95,385 96,386 96,387 97,387 98,387 98,388 99,388 100,388 100,389 101,389 102,390 102,390 103,390 104,391 104,391 105,392 106,392 107,392 107,393 108,393 108,394 109,394 110,394 110,395 111,395 112,395 112,396 113,396 114,397 115,397 115,397 116,397 117,398 117,398 118,398 118,399 119,399 120,400 121,400 122,400 122,401 123,401 124,401 124,402 125,402 126,402 126,402 127,403 128,403 128,403 129,404 130,404 131,404 131,404 132,405 133,405 134,405 134,405 135,406 136,406 136,407 137,407 138,407 138,407 139,407 140,408 141,408 142,408 142,409 143,409 144,409 144,409 145,409 146,410 147,410 147,410 148,411 149,411 150,411 150,411 151,411 152,412 153,412 153,412 154,412 155,413 156,413 156,413 157,413 158,413 159,413 160,414 160,414 161,414 161,414 162,414 163,414 164,415 164,415 165,415 166,415 167,415 168,415 168,415 169,416 170,416 171,416 171,416 172,416 173,416 174,417 174,417 175,417 176,417 177,417 178,417 178,417 179,417 180,417 181,418 181,418 182,418 183,418 183,418 184,418 185,418 186,418 187,419 187,419 188,419 189,419 190,419 190,419 191,419 192,419 193,419 193,419 194,420 195,420 196,420 197,420 197,420 198,420 199,420 200,420 200,420 201,420 202,420 203,420 204,420 204,420 205,420 206,420 207,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50,416 251,416 251,416 252,415 253,415 253,415 254,415 255,415 256,415 257,415 257,414 258,414 259,414 260,414 260,414 261,414 262,413 263,413 263,413 264,413 265,413 266,413 266,412 267,412 268,412 269,412 269,411 270,411 271,411 272,411 272,411 273,410 274,410 275,410 275,409 276,409 277,409 277,409 278,409 279,408 280,408 280,408 281,407 282,407 282,407 283,407 284,406 285,406 286,406 286,405 287,405 287,405 288,405 289,404 290,404 291,404 291,404 292,403 293,403 293,403 294,402 295,402 296,402 296,401 297,401 297,401 298,401 299,400 300,400 300,399 301,399 302,399 303,398 303,398 304,398 304,397 305,397 306,397 307,396 307,396 308,395 309,395 310,395 310,395 311,394 312,394 312,394 313,393 313,393 314,392 315,392 315,392 316,391 317,391 317,390 318,390 319,390 320,389 320,389 321,388 322,388 322,387 323,387 323,387 324,386 325,386 325,385 326,385 327,385 327,384 328,384 329,383 329,383 330,382 330,382 331,382 332,381 332,381 333,380 333,380 334,379 335,379 335,378 336,378 337,377 337,377 338,377 339,376 339,375 340,375 340,375 341,374 342,373 342,373 343,373 343,372 344,371 345,371 345,371 346,370 346,370 347,369 347,369 348,368 349,368 349,367 350,367 350,366 351,366 352,365 352,365 353,364 353,363 354,363 354,362 355,362 356,361 356,361 357,360 357,360 358,359 358,359 359,358 359,358 360,357 360,356 361,356 361,355 362,355 362,354 363,354 364,353 364,352 365,352 365,351 366,351 366,350 367,350 367,349 368,349 368,348 369,348 369,347 370,346 370,346 371,345 371,344 372,344 372,343 373,342 373,342 374,341 374,341 375,340 375,339 376,339 376,338 377,338 377,337 378,337 378,336 378,335 379,335 379,334 380,334 380,333 381,332 381,332 382,331 382,330 383,330 383,329 383,328 384,328 384,327 385,326 385,326 386,325 386,324 386,324 387,323 387,322 388,322 388,321 388,320 389,320 389,319 390,318 390,318 390,317 391,316 391,316 392,315 392,314 392,314 393,313 393,312 393,312 394,311 394,310 395,310 395,309 395,308 396,308 396,307 396,306 397,305 397,305 398,304 398,304 398,303 398,302 399,301 399,301 400,300 400,299 400,299 400,298 401,297 401,297 402,296 402,295 402,294 402,294 403,293 403,292 403,292 404,291 404,290 404,289 405,289 405,288 405,287 405,287 406,286 406,285 406,284 407,284 407,283 407,282 407,282 408,281 408,280 408,279 409,278 409,278 409,277 409,277 409,276 410,275 410,274 410,274 410,273 410,272 411,271 411,270 411,269 412,269 412,268 412,268 412,267 412,266 412,265 413,265 413,264 413,263 413,262 413,261 413,261 414,260 414,259 414,258 414,258 415,257 415,256 415,256 415,255 415,254 415,253 415,253 416,252 416,251 416,250 416,249 416,249 417,248 417,247 417,246 417,246 417,245 417,244 417,243 417,242 417,242 418,241 418,240 418,239 418,239 418,238 418,237 418,236 418,236 419,235 419,234 419,233 419,232 419,232 419,231 419,230 419,229 419,229 419,228 419,227 419,226 419,225 419,225 419,224 419,224 420,223 420,222 420,221 420,221 420,220 420,219 420,218 420,217 420,217 420,216 420,215 420,214 420,214 420,213 420,212 420,211">
            <text:p/>
          </draw:polygon>
          <draw:polygon draw:style-name="gr1" draw:text-style-name="P1" draw:layer="layout" svg:width="0.419cm" svg:height="0.419cm" svg:x="15.611cm" svg:y="1.433cm" svg:viewBox="0 0 420 420" draw:points="420,210 420,209 420,208 420,208 420,207 420,206 420,205 420,205 420,204 420,203 420,202 420,202 420,201 420,200 420,199 420,198 420,198 420,197 420,196 420,195 420,195 420,194 420,193 419,192 419,191 419,191 419,190 419,189 419,188 419,188 419,187 419,186 419,185 418,185 418,184 418,183 418,182 418,181 418,181 418,180 417,179 417,178 417,178 417,177 417,176 417,175 417,174 417,174 417,173 417,172 416,171 416,171 416,170 416,169 416,168 415,168 415,167 415,166 415,165 415,164 415,164 415,163 414,162 414,162 414,161 414,160 414,159 414,159 413,158 413,157 413,156 413,155 412,155 412,154 412,153 412,152 412,152 412,151 411,151 411,150 411,149 411,148 411,147 410,147 410,146 410,145 409,144 409,144 409,143 409,142 409,142 408,141 408,140 408,139 407,138 407,138 407,137 407,136 406,136 406,135 406,134 405,133 405,133 405,132 405,132 404,131 404,130 404,129 404,128 403,128 403,127 403,126 402,126 402,125 402,124 401,123 401,123 401,122 401,122 400,121 400,120 399,119 399,119 399,118 398,117 398,116 398,116 397,115 397,115 397,114 396,113 396,113 395,112 395,111 395,110 395,110 394,109 394,108 394,108 393,107 393,106 392,106 392,105 392,105 391,104 391,103 390,102 390,102 390,101 389,100 389,100 388,99 388,98 387,98 387,97 387,96 386,96 386,95 385,94 385,94 385,93 384,92 384,92 383,91 383,90 382,90 382,89 382,89 381,88 380,88 380,87 380,86 379,86 379,85 378,84 378,83 377,83 377,82 377,82 376,81 375,80 375,80 375,79 374,79 373,78 373,78 373,77 372,76 371,76 371,75 371,75 370,74 370,73 369,73 368,72 368,72 368,71 367,70 367,70 366,69 365,69 365,68 365,68 364,67 363,67 363,66 362,65 362,65 361,64 361,64 360,63 360,63 359,62 359,62 358,61 358,60 357,60 356,59 356,59 355,58 355,58 354,57 354,56 353,56 352,56 352,55 351,55 351,54 350,53 349,53 349,53 348,52 348,52 347,51 347,50 346,50 346,50 345,49 344,48 344,48 343,48 342,47 342,46 341,46 341,46 340,45 339,45 339,44 338,44 337,43 337,43 336,42 336,42 335,41 334,41 334,40 333,40 333,39 332,39 331,39 331,38 330,37 329,37 329,37 328,36 327,36 327,36 326,35 325,35 325,34 324,34 324,33 323,33 322,33 322,32 321,32 320,31 320,31 319,31 318,30 318,30 317,29 317,29 316,29 315,28 315,28 314,27 313,27 312,27 312,26 311,26 310,26 310,25 309,25 308,24 308,24 307,24 306,23 306,23 305,22 304,22 303,22 303,22 302,21 301,21 301,20 300,20 299,20 299,20 298,19 297,19 296,19 296,18 295,18 295,18 294,17 293,17 292,17 291,17 291,16 290,16 289,16 289,15 288,15 287,15 286,14 286,14 285,14 284,14 284,13 283,13 282,13 281,12 281,12 280,12 279,12 279,12 278,11 277,11 276,11 275,10 275,10 274,10 273,10 273,10 272,9 271,9 270,9 269,9 269,9 268,8 267,8 267,8 266,8 265,7 264,7 264,7 263,7 262,7 261,7 261,6 260,6 259,6 258,6 258,5 257,5 256,5 255,5 255,5 254,5 253,5 252,4 251,4 251,4 250,4 249,4 249,3 248,3 247,3 246,3 246,3 245,3 244,3 243,3 242,3 242,2 241,2 240,2 239,2 239,2 238,2 237,2 236,2 236,2 235,2 234,2 233,1 232,1 232,1 231,1 230,1 229,1 229,1 228,1 227,1 226,1 225,0 225,0 224,0 223,0 222,0 222,0 221,0 220,0 219,0 219,0 218,0 217,0 216,0 215,0 215,0 214,0 213,0 212,0 212,0 211,0 210,0 209,0 208,0 208,0 207,0 206,0 205,0 205,0 204,0 203,0 202,0 202,0 201,0 200,0 199,0 198,0 198,0 197,0 196,0 195,0 195,0 194,1 193,1 192,1 191,1 191,1 190,1 189,1 188,1 188,1 187,1 186,1 185,2 185,2 184,2 183,2 182,2 181,2 181,2 180,2 179,2 178,2 178,2 177,3 176,3 175,3 175,3 174,3 173,3 172,3 172,3 171,3 170,4 169,4 169,4 168,4 167,4 166,5 166,5 165,5 164,5 163,5 162,5 162,5 161,6 160,6 159,6 159,6 158,7 157,7 157,7 156,7 155,7 154,7 153,8 153,8 152,8 151,9 151,9 150,9 149,9 148,9 148,10 147,10 146,10 145,10 145,10 144,11 143,11 142,11 142,11 141,12 140,12 140,12 139,12 138,13 137,13 136,13 136,14 135,14 135,14 134,14 133,15 132,15 132,15 131,16 130,16 130,16 129,16 128,17 127,17 126,17 126,17 125,18 125,18 124,19 123,19 122,19 122,19 121,20 120,20 119,20 119,21 118,21 118,22 117,22 116,22 115,22 115,23 114,23 113,24 113,24 112,24 111,25 111,25 110,26 109,26 109,26 108,27 107,27 106,27 106,28 105,28 105,29 104,29 103,29 103,30 102,30 101,31 100,31 100,31 99,32 99,32 98,33 97,33 97,33 96,34 95,34 95,35 94,35 93,36 93,36 92,36 91,37 91,37 90,37 89,38 89,38 88,39 87,39 87,40 86,40 86,41 85,41 84,42 84,42 83,43 83,43 82,43 81,44 81,45 80,45 80,45 79,46 79,46 78,47 77,47 77,48 76,48 75,49 75,50 74,50 73,50 73,51 72,52 72,52 71,52 71,53 70,53 70,54 69,55 69,55 68,55 67,56 67,56 66,57 65,58 65,58 65,59 64,59 63,60 63,60 62,61 62,62 61,62 61,62 60,63 60,63 59,64 58,65 58,65 57,66 57,67 56,67 56,67 55,68 55,69 54,69 54,70 53,70 53,71 52,72 52,72 51,73 51,73 50,74 50,74 49,75 49,76 48,76 48,77 47,77 47,78 46,79 46,79 45,80 45,80 44,81 44,82 43,82 43,83 43,83 42,84 41,85 41,86 41,86 40,87 39,88 39,88 39,89 38,89 38,90 37,90 37,91 36,92 36,92 36,93 35,94 35,94 35,95 34,96 34,96 33,97 33,98 32,98 32,99 31,99 31,100 31,101 30,101 30,102 29,103 29,103 29,104 28,105 28,106 27,106 27,107 27,108 26,108 26,109 26,109 25,110 25,111 24,111 24,112 24,113 24,114 23,114 23,115 22,116 22,116 22,117 21,118 21,118 21,119 20,120 20,121 20,121 19,122 19,123 19,123 19,124 18,125 18,125 17,126 17,127 17,128 17,128 16,129 16,130 16,130 16,131 15,132 15,133 15,133 14,134 14,135 14,135 14,136 13,137 13,138 13,138 12,139 12,140 12,140 12,141 11,142 11,143 11,143 10,144 10,145 10,146 10,147 10,147 9,148 9,149 9,149 9,150 9,151 9,152 8,152 8,153 8,154 7,155 7,155 7,156 7,157 7,157 7,158 6,159 6,160 6,161 6,161 5,162 5,163 5,164 5,164 5,165 5,166 5,167 4,168 4,168 4,169 4,170 4,171 4,171 3,172 3,173 3,174 3,174 3,175 3,176 3,176 3,177 3,178 2,179 2,179 2,180 2,181 2,182 2,183 2,183 2,184 2,185 2,186 2,186 1,187 1,188 1,189 1,189 1,190 1,191 1,192 1,193 1,193 1,194 1,195 0,196 0,196 0,197 0,198 0,199 0,200 0,200 0,201 0,202 0,203 0,204 0,204 0,205 0,206 0,206 0,207 0,208 0,209 0,210 0,210 0,211 0,212 0,213 0,214 0,214 0,215 0,216 0,217 0,217 0,218 0,219 0,220 0,221 0,221 0,222 0,223 0,224 1,224 1,225 1,226 1,227 1,227 1,228 1,229 1,230 1,231 1,231 1,232 2,233 2,234 2,234 2,235 2,236 2,237 2,238 2,238 2,239 2,240 2,241 2,241 3,242 3,243 3,244 3,244 3,245 3,246 3,247 3,248 3,248 4,249 4,249 4,250 4,251 4,252 5,253 5,253 5,254 5,255 5,256 5,256 5,257 6,258 6,259 6,259 6,260 7,261 7,262 7,263 7,263 7,264 7,265 8,265 8,266 8,267 8,268 9,268 9,269 9,270 9,271 9,272 10,272 10,273 10,274 10,274 10,275 11,276 11,277 11,277 12,278 12,279 12,280 12,280 12,281 13,282 13,282 13,283 14,284 14,285 14,285 14,286 15,287 15,287 15,288 16,289 16,290 16,291 17,291 17,292 17,292 17,293 18,294 18,295 18,295 19,296 19,297 19,297 20,298 20,299 20,299 20,300 21,301 21,302 22,302 22,303 22,304 22,304 23,305 23,305 24,306 24,307 24,308 25,309 25,309 26,310 26,311 26,311 27,312 27,312 27,313 28,314 28,314 29,315 29,316 29,316 30,317 30,318 31,319 31,319 31,320 32,321 32,321 33,322 33,322 33,323 34,324 34,324 35,325 35,326 36,327 36,327 36,328 37,328 37,329 37,330 38,330 39,331 39,332 39,332 40,333 40,334 41,334 41,335 42,335 42,336 43,337 43,337 44,338 44,339 45,339 45,340 46,340 46,341 46,342 47,342 48,343 48,343 48,344 49,344 50,345 50,346 50,346 51,347 52,348 52,348 52,349 53,349 53,350 54,350 55,351 55,351 56,352 56,352 56,353 57,354 58,354 58,355 59,356 59,356 60,356 60,357 61,358 62,358 62,359 63,360 63,360 63,360 64,361 65,361 65,362 66,362 67,363 67,364 68,364 68,365 69,365 69,366 70,366 70,367 71,367 72,368 72,368 73,369 73,369 74,370 75,370 75,371 76,371 76,372 77,372 77,373 78,373 79,374 79,374 80,375 80,375 81,376 82,376 82,377 83,377 83,378 84,378 85,378 86,379 86,379 87,380 87,380 88,381 89,381 89,382 90,382 90,383 91,383 92,384 92,384 93,384 94,385 94,385 95,385 96,386 96,387 97,387 98,387 98,388 99,388 99,388 100,389 101,389 101,390 102,390 103,390 104,391 104,391 105,392 106,392 106,392 107,393 108,393 108,394 109,394 109,394 110,395 111,395 111,395 112,396 113,396 114,397 115,397 115,397 116,397 116,398 117,398 118,398 118,399 119,399 120,400 121,400 122,400 122,401 123,401 123,401 124,402 125,402 125,402 126,402 127,403 128,403 128,403 129,404 130,404 130,404 131,404 132,405 133,405 133,405 134,405 135,406 135,406 136,407 137,407 138,407 138,407 139,407 140,408 141,408 141,408 142,409 143,409 143,409 144,409 145,409 146,410 147,410 147,410 148,411 149,411 149,411 150,411 151,411 152,412 152,412 153,412 154,412 155,413 155,413 156,413 157,413 158,413 158,413 159,414 160,414 161,414 161,414 162,414 163,414 164,415 164,415 165,415 166,415 167,415 168,415 168,415 169,416 170,416 171,416 171,416 172,416 173,416 174,417 174,417 175,417 176,417 176,417 177,417 178,417 179,417 179,417 180,418 181,418 182,418 183,418 183,418 184,418 185,418 186,418 186,419 187,419 188,419 189,419 189,419 190,419 191,419 192,419 193,419 193,419 194,420 195,420 196,420 196,420 197,420 198,420 199,420 200,420 200,420 201,420 202,420 203,420 203,420 204,420 205,420 206,420 206,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49,416 250,416 251,416 252,415 253,415 253,415 254,415 255,415 256,415 256,415 257,414 258,414 259,414 259,414 260,414 261,414 262,413 263,413 263,413 264,413 265,413 265,413 266,412 267,412 268,412 268,412 269,411 270,411 271,411 272,411 272,411 273,410 274,410 274,410 275,409 276,409 277,409 277,409 278,409 279,408 280,408 280,408 281,407 282,407 282,407 283,407 284,406 285,406 286,406 286,405 287,405 288,405 288,405 289,404 290,404 291,404 291,404 292,403 293,403 293,403 294,402 295,402 295,402 296,401 297,401 298,401 298,401 299,400 299,400 300,399 301,399 302,399 303,398 303,398 304,398 305,397 305,397 306,397 307,396 307,396 308,395 309,395 309,395 310,395 311,394 312,394 312,394 313,393 314,393 314,392 315,392 315,392 316,391 317,391 317,390 318,390 319,390 319,389 320,389 321,388 322,388 322,387 323,387 324,387 324,386 325,386 325,385 326,385 327,385 327,384 328,384 329,383 329,383 330,382 331,382 331,382 332,381 332,381 333,380 334,380 334,379 335,379 335,378 336,378 337,377 337,377 338,377 339,376 339,375 340,375 341,375 341,374 342,373 342,373 343,373 343,372 344,371 344,371 345,371 346,370 346,370 347,369 348,369 348,368 349,368 349,367 350,367 351,366 351,366 351,365 352,365 352,364 353,363 354,363 354,362 355,362 356,361 356,361 357,360 357,360 358,359 358,359 359,358 360,358 360,357 360,356 361,356 361,355 362,355 362,354 363,354 364,353 364,352 365,352 365,351 366,351 367,350 367,350 367,349 368,349 368,348 369,348 369,347 370,346 370,346 371,345 371,344 372,344 372,343 373,342 373,342 374,341 374,341 375,340 375,339 376,339 376,338 377,338 377,337 378,337 378,336 378,335 379,335 380,334 380,334 380,333 381,332 381,332 382,331 382,330 383,330 383,329 384,328 384,328 384,327 385,326 385,326 385,325 386,324 387,324 387,323 387,322 388,322 388,321 388,320 389,320 389,319 390,318 390,318 390,317 391,316 391,316 392,315 392,314 392,314 393,313 393,312 394,312 394,311 394,310 395,310 395,309 395,308 396,308 396,307 397,306 397,305 397,305 397,304 398,304 398,303 398,302 399,301 399,301 400,300 400,299 400,299 401,298 401,297 401,297 402,296 402,295 402,294 402,294 403,293 403,292 404,292 404,291 404,290 404,289 405,289 405,288 405,287 405,287 406,286 406,285 406,284 407,284 407,283 407,282 407,282 407,281 408,280 408,279 408,278 409,278 409,277 409,277 409,276 410,275 410,274 410,274 410,273 411,272 411,271 411,270 411,269 411,269 412,268 412,268 412,267 412,266 412,265 413,265 413,264 413,263 413,262 414,261 414,261 414,260 414,259 414,258 414,258 415,257 415,256 415,256 415,255 415,254 415,253 415,253 415,252 416,251 416,250 416,249 416,249 416,248 417,247 417,246 417,246 417,245 417,244 417,243 417,242 417,242 417,241 418,240 418,239 418,239 418,238 418,237 418,236 418,236 418,235 419,234 419,233 419,232 419,232 419,231 419,230 419,229 419,229 419,228 420,227 420,226 420,225 420,225 420,224 420,224 420,223 420,222 420,221 420,221 420,220 420,219 420,218 420,217 420,217 420,216 420,215 420,214 420,214 420,213 420,212 420,211">
            <text:p/>
          </draw:polygon>
          <draw:polygon draw:style-name="gr1" draw:text-style-name="P1" draw:layer="layout" svg:width="0.419cm" svg:height="0.419cm" svg:x="14.871cm" svg:y="2.715cm" svg:viewBox="0 0 420 420" draw:points="420,210 420,209 420,208 420,208 420,207 420,206 420,205 420,204 420,204 420,203 420,202 420,202 419,201 419,200 419,199 419,198 419,198 419,197 419,196 419,195 419,194 419,194 419,193 419,192 419,191 419,191 419,190 419,189 419,188 419,187 419,187 418,186 418,185 418,184 418,184 418,183 418,182 418,181 418,181 417,180 417,179 417,178 417,177 417,177 417,176 417,175 417,174 417,174 417,173 416,172 416,171 416,170 416,170 416,169 415,168 415,167 415,167 415,166 415,166 415,165 415,164 414,163 414,162 414,162 414,161 414,160 414,159 414,159 413,158 413,157 413,156 412,155 412,155 412,154 412,153 412,153 412,152 411,151 411,150 411,150 411,149 411,148 410,147 410,147 410,146 410,145 409,145 409,144 409,143 409,142 408,141 408,141 408,140 407,139 407,138 407,138 407,137 407,136 406,136 406,135 406,134 405,133 405,133 405,132 405,131 404,131 404,130 404,129 404,128 403,128 403,127 402,126 402,126 402,125 402,124 401,123 401,123 401,122 400,121 400,121 400,120 399,119 399,119 398,118 398,117 398,116 397,116 397,115 397,114 397,114 396,113 396,113 395,112 395,111 395,110 394,110 394,109 394,108 393,107 393,107 392,106 392,106 392,105 391,104 391,104 390,103 390,103 390,102 389,101 389,100 388,100 388,99 388,98 387,98 387,97 386,96 386,96 386,95 385,94 385,94 384,93 384,92 384,92 383,91 383,90 382,90 382,89 381,88 381,88 380,87 380,87 379,86 379,86 378,85 378,84 378,83 377,83 377,82 376,82 376,81 375,80 375,80 374,79 374,79 373,78 373,78 372,77 372,77 371,76 371,75 370,75 370,74 369,73 369,73 368,72 368,71 367,71 367,70 366,70 366,69 365,69 365,68 364,68 364,67 363,67 362,66 362,65 362,65 361,64 361,64 360,63 359,63 359,62 358,61 358,61 357,60 357,60 356,59 356,59 355,58 354,58 354,57 353,57 353,56 352,56 352,55 351,54 351,54 350,53 349,53 349,53 348,52 348,51 347,51 346,51 346,50 345,50 345,49 344,48 344,48 343,48 342,47 342,46 341,46 341,46 340,45 339,44 339,44 338,44 337,43 337,43 336,42 335,42 335,41 334,41 334,41 333,40 332,39 332,39 331,39 331,38 330,38 329,37 329,37 328,36 327,36 327,36 326,35 325,35 325,34 324,34 323,33 323,33 322,33 322,32 321,32 320,31 320,31 319,31 318,30 318,30 317,29 316,29 316,29 315,28 314,28 313,27 313,27 312,27 312,26 311,26 310,25 310,25 309,25 308,24 308,24 307,24 306,23 305,23 305,23 304,22 303,22 303,22 302,21 301,21 301,20 300,20 299,20 298,20 298,19 297,19 296,18 296,18 295,18 294,18 294,17 293,17 292,17 291,17 291,16 290,16 289,15 289,15 288,15 287,15 286,14 286,14 285,14 284,14 284,13 283,13 282,13 281,12 281,12 280,12 279,12 278,12 278,11 277,11 276,11 276,10 275,10 274,10 273,10 272,10 272,9 271,9 270,9 270,8 269,8 268,8 267,8 267,8 266,8 265,7 264,7 263,7 263,7 262,7 261,7 260,6 260,6 259,6 259,6 258,5 257,5 256,5 255,5 255,5 254,5 253,5 252,4 252,4 251,4 250,4 249,4 248,3 248,3 247,3 246,3 245,3 245,3 244,3 243,3 242,3 242,2 241,2 240,2 239,2 238,2 238,2 237,2 236,1 236,1 235,1 234,1 233,1 233,1 232,1 231,1 230,1 229,1 229,1 228,1 227,1 226,1 226,1 225,0 224,0 223,0 223,0 222,0 221,0 220,0 219,0 219,0 218,0 217,0 216,0 216,0 215,0 214,0 213,0 212,0 212,0 211,0 210,0 209,0 209,0 208,0 207,0 206,0 206,0 205,0 204,0 203,0 202,0 202,0 201,0 200,0 199,0 199,0 198,0 197,0 196,0 196,0 195,1 194,1 193,1 192,1 192,1 191,1 190,1 189,1 189,1 188,1 187,1 186,1 185,1 185,1 184,1 183,2 182,2 182,2 181,2 180,2 179,2 178,2 177,3 177,3 176,3 175,3 174,3 174,3 173,3 172,3 171,3 170,4 170,4 169,4 168,4 167,4 167,5 166,5 166,5 165,5 164,5 163,5 162,5 162,6 161,6 160,6 159,6 159,6 158,7 157,7 156,7 155,7 155,7 154,8 153,8 153,8 152,8 151,8 150,8 150,9 149,9 148,9 147,10 147,10 146,10 145,10 145,10 144,11 143,11 142,11 142,12 141,12 140,12 139,12 138,12 138,13 137,13 136,13 136,14 135,14 134,14 133,14 133,15 132,15 132,15 131,15 130,16 129,16 128,16 128,17 127,17 126,17 126,18 125,18 124,18 123,18 123,19 122,19 122,20 121,20 120,20 119,20 119,21 118,21 117,22 116,22 116,22 115,22 114,23 114,23 113,24 113,24 112,24 111,25 110,25 110,25 109,26 108,26 107,27 107,27 106,27 106,28 105,28 104,29 104,29 103,29 103,30 102,30 101,31 100,31 100,31 99,32 98,32 98,33 97,33 96,33 96,34 95,34 94,34 94,35 93,36 92,36 92,36 91,37 90,37 90,37 89,38 89,39 88,39 87,39 87,40 86,40 86,41 85,41 84,42 83,42 83,43 82,43 82,44 81,44 80,44 80,45 79,46 79,46 78,46 78,47 77,48 77,48 76,48 75,49 75,50 74,50 73,50 73,51 72,51 72,52 71,52 70,53 70,53 69,54 69,54 68,55 68,56 67,56 67,56 66,57 65,58 65,58 64,59 64,59 63,60 63,60 62,61 61,61 61,62 60,63 60,63 59,63 59,64 58,64 58,65 57,66 57,67 56,67 56,68 55,68 54,69 54,69 53,70 53,70 53,71 52,71 51,72 51,73 50,73 50,74 50,75 49,75 48,76 48,76 48,77 47,77 46,78 46,78 46,79 45,80 44,80 44,81 44,81 43,82 43,83 42,83 42,84 41,85 41,86 40,86 40,87 39,87 39,88 39,88 38,89 37,90 37,90 37,91 36,92 36,92 36,93 35,94 35,94 34,95 34,96 33,96 33,97 33,97 32,98 32,99 31,99 31,100 31,101 30,101 30,102 29,103 29,104 29,104 28,105 28,106 27,106 27,107 27,107 26,108 26,109 26,109 25,110 25,111 24,112 24,112 24,113 23,114 23,114 22,115 22,116 22,116 22,117 21,118 21,118 20,119 20,120 20,121 20,121 19,122 19,123 19,123 18,124 18,125 18,126 17,126 17,127 17,128 16,128 16,129 16,130 16,130 15,131 15,132 15,133 14,133 14,134 14,135 14,135 13,136 13,137 13,138 12,138 12,139 12,140 12,141 12,141 11,142 11,143 11,143 10,144 10,145 10,146 10,147 10,147 9,148 9,149 9,149 9,150 9,151 8,152 8,152 8,153 8,154 7,155 7,155 7,156 7,157 7,158 6,159 6,159 6,160 6,160 6,161 5,162 5,163 5,164 5,164 5,165 5,166 4,167 4,167 4,168 4,169 4,170 4,170 3,171 3,172 3,173 3,174 3,174 3,175 3,176 3,177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7 3,247 3,248 3,249 4,250 4,250 4,251 4,252 4,253 5,253 5,254 5,255 5,256 5,256 5,257 5,258 6,259 6,259 6,260 6,261 7,262 7,263 7,263 7,264 7,265 7,265 8,266 8,267 8,268 8,268 9,269 9,270 9,271 9,272 9,272 10,273 10,274 10,274 10,275 10,276 11,276 11,277 11,278 12,279 12,280 12,280 12,281 13,282 13,282 13,283 14,284 14,285 14,285 14,286 15,286 15,287 15,288 16,289 16,290 16,290 16,291 17,292 17,292 17,293 17,294 18,295 18,295 19,296 19,297 19,297 19,298 20,299 20,299 20,300 21,301 21,302 21,302 22,303 22,303 22,304 23,305 23,306 24,306 24,307 24,308 25,309 25,309 25,310 26,311 26,312 26,312 27,313 27,313 27,314 28,315 28,315 29,316 29,317 29,317 30,318 30,319 31,319 31,320 31,321 32,322 33,322 33,323 33,323 34,324 34,325 34,325 35,326 35,327 36,327 36,328 37,329 37,329 37,330 38,330 38,331 39,332 39,332 40,333 40,333 41,334 41,335 41,335 42,336 43,337 43,337 43,338 44,339 44,339 45,340 45,340 46,341 46,342 47,342 47,343 48,343 48,344 49,344 49,345 50,346 50,346 51,347 51,348 52,348 52,349 53,349 53,350 54,350 54,351 55,352 55,352 56,352 56,353 57,354 58,354 58,355 58,356 59,356 60,357 60,357 61,358 61,358 62,359 62,359 63,360 63,360 64,361 64,361 65,362 66,362 66,363 67,364 67,364 68,365 69,365 69,366 70,366 70,367 71,367 72,368 72,368 73,369 73,369 74,370 74,370 75,371 75,371 76,372 77,372 77,373 78,373 79,374 79,374 80,375 80,375 81,376 82,376 82,376 83,377 83,378 84,378 85,378 85,379 86,379 87,380 87,380 88,381 89,381 89,382 90,382 90,383 91,383 92,383 92,384 93,384 94,385 94,385 95,385 96,386 96,386 97,387 97,387 98,388 99,388 99,388 100,389 100,389 101,390 102,390 103,390 103,391 104,391 105,392 105,392 106,392 107,393 107,393 108,393 109,394 109,394 110,395 111,395 111,395 112,396 113,396 113,396 114,397 115,397 116,397 116,398 117,398 117,398 118,399 119,399 119,400 120,400 121,400 122,401 123,401 123,401 124,402 125,402 125,402 126,402 127,403 128,403 128,403 129,403 130,404 130,404 131,405 132,405 132,405 133,405 134,405 135,406 135,406 136,407 137,407 138,407 138,407 139,407 140,408 140,408 141,408 142,409 143,409 143,409 144,409 145,410 145,410 146,410 147,410 148,411 149,411 149,411 150,411 151,411 152,412 152,412 153,412 153,412 154,412 155,413 156,413 157,413 157,413 158,413 159,413 160,414 160,414 161,414 162,414 163,414 164,415 164,415 165,415 166,415 166,415 167,415 168,415 169,416 169,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5,420 215,420 216,420 217,420 218,420 218,420 219,420 220,420 221,420 221,419 222,419 223,419 224,419 225,419 225,419 226,419 227,419 228,419 228,419 229,419 230,419 231,419 231,419 232,419 233,419 234,419 235,419 235,418 236,418 236,418 237,418 238,418 239,418 240,418 240,417 241,417 242,417 243,417 243,417 244,417 245,417 246,417 246,417 247,417 248,416 249,416 250,416 250,416 251,416 252,415 253,415 253,415 254,415 255,415 256,415 257,415 257,414 258,414 259,414 259,414 260,413 261,413 262,413 262,413 263,413 264,413 265,412 265,412 266,412 267,412 268,412 269,412 269,411 270,411 270,411 271,411 272,411 273,410 274,410 274,410 275,409 276,409 277,409 278,409 278,409 279,408 279,408 280,408 281,407 282,407 282,407 283,407 284,406 284,406 285,406 286,405 287,405 288,405 288,405 289,404 289,404 290,404 291,403 292,403 293,403 293,403 294,402 295,402 295,402 296,401 297,401 298,401 298,401 299,400 299,400 300,399 301,399 301,399 302,398 303,398 304,398 305,397 305,397 306,396 306,396 307,396 308,396 308,395 309,395 310,395 311,394 311,394 312,393 313,393 313,393 314,392 315,392 315,392 316,391 316,391 317,390 318,390 318,390 319,389 320,389 320,388 321,388 322,388 323,387 323,386 324,386 325,386 325,385 326,385 327,385 327,384 328,384 329,383 329,383 330,382 330,382 331,382 332,381 332,381 333,380 334,379 334,379 335,379 335,378 336,378 337,377 337,377 338,376 338,376 339,376 340,375 340,375 341,374 341,374 342,373 342,373 343,372 344,372 344,371 345,371 346,370 346,369 347,369 348,369 348,368 349,368 349,367 350,366 350,366 351,366 351,365 352,365 352,364 353,363 354,363 354,362 355,362 355,361 356,361 356,360 357,360 358,359 358,359 359,358 359,358 360,357 360,356 361,356 361,355 362,355 362,354 363,354 363,353 364,352 365,352 365,351 366,351 366,350 366,350 367,349 368,349 368,348 369,348 369,347 369,346 370,346 371,345 371,344 371,343 372,343 373,342 373,342 374,341 374,341 375,340 375,340 375,339 376,338 376,338 377,337 377,337 378,336 378,335 379,335 379,334 379,333 380,333 381,332 381,332 382,331 382,330 382,330 383,329 384,329 384,328 384,327 385,327 385,326 385,325 386,325 386,324 386,323 387,323 387,322 388,321 388,320 389,320 389,319 390,318 390,318 390,317 391,316 391,316 392,315 392,315 392,314 393,313 393,313 394,312 394,311 394,311 395,310 395,309 395,308 395,308 396,307 396,306 397,305 397,305 397,304 398,303 398,303 398,302 399,301 399,301 399,300 400,299 400,299 401,298 401,297 401,297 401,296 402,295 402,294 402,293 403,293 403,292 403,292 404,291 404,290 404,289 404,289 405,288 405,287 405,286 405,286 406,285 406,284 406,283 407,283 407,282 407,282 407,281 408,280 408,279 408,278 409,278 409,277 409,276 409,276 409,275 410,274 410,273 410,273 411,272 411,271 411,270 411,269 411,269 412,268 412,268 412,267 412,266 412,265 412,265 413,264 413,263 413,262 413,261 414,261 414,260 414,259 414,258 414,258 414,257 415,256 415,256 415,255 415,254 415,253 415,253 415,252 415,251 416,250 416,249 416,249 416,248 416,247 417,246 417,246 417,245 417,244 417,243 417,242 417,242 417,241 417,240 418,239 418,239 418,238 418,237 418,236 418,236 418,235 418,234 419,234 419,233 419,232 419,231 419,230 419,230 419,229 419,228 419,227 419,227 419,226 419,225 419,224 419,223 419,223 419,222 419,221 419,220 419,220 419,219 420,218 420,217 420,217 420,216 420,215 420,214 420,213 420,213 420,212 420,211">
            <text:p/>
          </draw:polygon>
        </draw:g>
        <draw:g>
          <svg:title>TexMaths</svg:title>
          <svg:desc>12§display§[\ \overline{1}\ 1 \ 0\ ]_{\rm M}§svg§600§FALSE§</svg:desc>
          <draw:polygon draw:style-name="gr7" draw:text-style-name="P3" draw:layer="layout" svg:width="1.733cm" svg:height="0.444cm" svg:x="3.363cm" svg:y="0.272cm" svg:viewBox="0 0 1734 445" draw:points="867,445 0,445 0,0 1734,0 1734,445">
            <text:p/>
          </draw:polygon>
          <draw:polygon draw:style-name="gr8" draw:text-style-name="P1" draw:layer="layout" svg:width="0.058cm" svg:height="0.421cm" svg:x="3.413cm" svg:y="0.295cm" svg:viewBox="0 0 59 422" draw:points="59,422 59,406 17,406 17,17 59,17 59,0 0,0 0,422">
            <text:p/>
          </draw:polygon>
          <draw:polygon draw:style-name="gr8" draw:text-style-name="P1" draw:layer="layout" svg:width="0.211cm" svg:height="0.017cm" svg:x="3.62cm" svg:y="0.272cm" svg:viewBox="0 0 212 18" draw:points="106,18 0,18 0,0 212,0 212,18">
            <text:p/>
          </draw:polygon>
          <draw:path draw:style-name="gr8" draw:text-style-name="P1" draw:layer="layout" svg:width="0.139cm" svg:height="0.281cm" svg:x="3.659cm" svg:y="0.331cm" svg:viewBox="0 0 140 282" svg:d="M87 11c0-10 0-11-9-11-27 27-65 27-78 27v13c9 0 34 0 56-11v219c0 16-1 21-40 21h-13v13c14-2 52-2 68-2 17 0 54 0 69 2v-13h-13c-39 0-40-5-40-21z">
            <text:p/>
          </draw:path>
          <draw:path draw:style-name="gr8" draw:text-style-name="P1" draw:layer="layout" svg:width="0.139cm" svg:height="0.281cm" svg:x="4.01cm" svg:y="0.331cm" svg:viewBox="0 0 140 282" svg:d="M87 11c0-10 0-11-9-11-27 27-65 27-78 27v13c9 0 34 0 56-11v219c0 16-1 21-40 21h-13v13c14-2 52-2 68-2 17 0 54 0 69 2v-13h-13c-39 0-40-5-40-21z">
            <text:p/>
          </draw:path>
          <draw:path draw:style-name="gr8" draw:text-style-name="P1" draw:layer="layout" svg:width="0.178cm" svg:height="0.29cm" svg:x="4.34cm" svg:y="0.331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olygon draw:style-name="gr8" draw:text-style-name="P1" draw:layer="layout" svg:width="0.058cm" svg:height="0.421cm" svg:x="4.684cm" svg:y="0.295cm" svg:viewBox="0 0 59 422" draw:points="59,0 0,0 0,17 41,17 41,406 0,406 0,422 59,422">
            <text:p/>
          </draw:polygon>
          <draw:path draw:style-name="gr8" draw:text-style-name="P1" draw:layer="layout" svg:width="0.267cm" svg:height="0.201cm" svg:x="4.811cm" svg:y="0.472cm" svg:viewBox="0 0 268 202" svg:d="M63 7c-3-7-5-7-11-7h-52v11h7c23 0 24 2 24 13v147c0 7 0 21-31 21v10c12-1 24-1 36-1s24 0 36 1v-10c-30 0-30-14-30-21v-157l77 182c2 3 3 6 8 6 2 0 5-1 6-5l79-186v1 166c0 11-1 14-23 14h-8v10c15-1 31-1 44-1 12 0 28 0 43 1v-10h-8c-22 0-23-3-23-14v-154c0-10 1-13 23-13h8v-11h-52c-6 0-9 0-11 6l-72 168z">
            <text:p/>
          </draw:path>
        </draw:g>
        <draw:g>
          <svg:title>TexMaths</svg:title>
          <svg:desc>12§display§[\ 0\ \overline{1} \ 1\ ]_{\rm M}§svg§600§FALSE§</svg:desc>
          <draw:polygon draw:style-name="gr7" draw:text-style-name="P3" draw:layer="layout" svg:width="1.733cm" svg:height="0.444cm" svg:x="3.363cm" svg:y="3.453cm" svg:viewBox="0 0 1734 445" draw:points="867,445 0,445 0,0 1734,0 1734,445">
            <text:p/>
          </draw:polygon>
          <draw:polygon draw:style-name="gr8" draw:text-style-name="P1" draw:layer="layout" svg:width="0.058cm" svg:height="0.421cm" svg:x="3.413cm" svg:y="3.476cm" svg:viewBox="0 0 59 422" draw:points="59,422 59,406 17,406 17,17 59,17 59,0 0,0 0,422">
            <text:p/>
          </draw:polygon>
          <draw:path draw:style-name="gr8" draw:text-style-name="P1" draw:layer="layout" svg:width="0.178cm" svg:height="0.29cm" svg:x="3.638cm" svg:y="3.512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olygon draw:style-name="gr8" draw:text-style-name="P1" draw:layer="layout" svg:width="0.211cm" svg:height="0.017cm" svg:x="3.973cm" svg:y="3.453cm" svg:viewBox="0 0 212 18" draw:points="106,18 0,18 0,0 212,0 212,18">
            <text:p/>
          </draw:polygon>
          <draw:path draw:style-name="gr8" draw:text-style-name="P1" draw:layer="layout" svg:width="0.139cm" svg:height="0.281cm" svg:x="4.01cm" svg:y="3.512cm" svg:viewBox="0 0 140 282" svg:d="M87 11c0-10 0-11-9-11-27 27-65 27-78 27v13c9 0 34 0 56-11v219c0 16-1 21-40 21h-13v13c14-2 52-2 68-2 17 0 54 0 69 2v-13h-13c-39 0-40-5-40-21z">
            <text:p/>
          </draw:path>
          <draw:path draw:style-name="gr8" draw:text-style-name="P1" draw:layer="layout" svg:width="0.139cm" svg:height="0.281cm" svg:x="4.362cm" svg:y="3.512cm" svg:viewBox="0 0 140 282" svg:d="M87 11c0-10 0-11-10-11-26 27-64 27-77 27v13c9 0 34 0 56-11v219c0 16-1 21-40 21h-13v13c14-2 52-2 68-2 17 0 54 0 69 2v-13h-13c-39 0-40-5-40-21z">
            <text:p/>
          </draw:path>
          <draw:polygon draw:style-name="gr8" draw:text-style-name="P1" draw:layer="layout" svg:width="0.058cm" svg:height="0.421cm" svg:x="4.684cm" svg:y="3.476cm" svg:viewBox="0 0 59 422" draw:points="59,0 0,0 0,17 41,17 41,406 0,406 0,422 59,422">
            <text:p/>
          </draw:polygon>
          <draw:path draw:style-name="gr8" draw:text-style-name="P1" draw:layer="layout" svg:width="0.267cm" svg:height="0.201cm" svg:x="4.811cm" svg:y="3.653cm" svg:viewBox="0 0 268 202" svg:d="M63 7c-3-7-5-7-11-7h-52v11h7c23 0 24 2 24 13v147c0 7 0 21-31 21v10c12-1 24-1 36-1s24 0 36 1v-10c-30 0-30-14-30-21v-157l77 182c2 3 3 6 8 6 2 0 5-1 6-5l79-186v1 166c0 11-1 14-23 14h-8v10c15-1 31-1 44-1 12 0 28 0 43 1v-10h-8c-22 0-23-3-23-14v-154c0-10 1-13 23-13h8v-11h-52c-6 0-9 0-11 6l-72 168z">
            <text:p/>
          </draw:path>
        </draw:g>
        <draw:g>
          <svg:title>TexMaths</svg:title>
          <svg:desc>14§display§[\ 1 \ 0 \ \overline{1}\ ]_{\rm M}§svg§600§FALSE§</svg:desc>
          <draw:polygon draw:style-name="gr7" draw:text-style-name="P3" draw:layer="layout" svg:width="2.022cm" svg:height="0.518cm" svg:x="8.772cm" svg:y="1.853cm" svg:viewBox="0 0 2023 519" draw:points="1012,519 0,519 0,0 2023,0 2023,519">
            <text:p/>
          </draw:polygon>
          <draw:polygon draw:style-name="gr8" draw:text-style-name="P1" draw:layer="layout" svg:width="0.067cm" svg:height="0.491cm" svg:x="8.83cm" svg:y="1.88cm" svg:viewBox="0 0 68 492" draw:points="68,492 68,473 20,473 20,20 68,20 68,0 0,0 0,492">
            <text:p/>
          </draw:polygon>
          <draw:path draw:style-name="gr8" draw:text-style-name="P1" draw:layer="layout" svg:width="0.163cm" svg:height="0.328cm" svg:x="9.117cm" svg:y="1.921cm" svg:viewBox="0 0 164 329" svg:d="M102 12c0-11 0-12-11-12-32 31-75 31-91 31v16c10 0 39 0 65-13v256c0 18-1 23-46 23h-16v16c17-2 61-2 80-2 20 0 63 0 81 2v-16h-16c-45 0-46-5-46-23z">
            <text:p/>
          </draw:path>
          <draw:path draw:style-name="gr8" draw:text-style-name="P1" draw:layer="layout" svg:width="0.207cm" svg:height="0.338cm" svg:x="9.502cm" svg:y="1.921cm" svg:viewBox="0 0 208 339" svg:d="M208 171c0-40-2-79-20-116-22-47-63-55-84-55-29 0-66 12-86 58-16 35-18 73-18 113 0 37 2 81 22 119 22 39 58 49 82 49 27 0 64-10 86-57 16-34 18-73 18-111zM104 329c-19 0-49-12-57-61-6-29-6-74-6-104 0-31 0-63 4-90 10-58 47-63 59-63 16 0 48 9 58 57 5 28 5 65 5 96 0 37 0 71-6 102-6 47-34 63-57 63z">
            <text:p/>
          </draw:path>
          <draw:polygon draw:style-name="gr8" draw:text-style-name="P1" draw:layer="layout" svg:width="0.247cm" svg:height="0.02cm" svg:x="9.893cm" svg:y="1.853cm" svg:viewBox="0 0 248 21" draw:points="123,21 0,21 0,0 248,0 248,21">
            <text:p/>
          </draw:polygon>
          <draw:path draw:style-name="gr8" draw:text-style-name="P1" draw:layer="layout" svg:width="0.163cm" svg:height="0.328cm" svg:x="9.937cm" svg:y="1.921cm" svg:viewBox="0 0 164 329" svg:d="M102 12c0-11 0-12-12-12-31 31-74 31-90 31v16c10 0 39 0 65-13v256c0 18-1 23-46 23h-16v16c17-2 61-2 80-2 20 0 63 0 81 2v-16h-16c-45 0-46-5-46-23z">
            <text:p/>
          </draw:path>
          <draw:polygon draw:style-name="gr8" draw:text-style-name="P1" draw:layer="layout" svg:width="0.067cm" svg:height="0.491cm" svg:x="10.313cm" svg:y="1.88cm" svg:viewBox="0 0 68 492" draw:points="68,0 0,0 0,20 48,20 48,473 0,473 0,492 68,492">
            <text:p/>
          </draw:polygon>
          <draw:path draw:style-name="gr8" draw:text-style-name="P1" draw:layer="layout" svg:width="0.312cm" svg:height="0.235cm" svg:x="10.461cm" svg:y="2.087cm" svg:viewBox="0 0 313 236" svg:d="M74 8c-3-8-7-8-14-8h-60v12h8c27 0 28 4 28 16v171c0 9 0 25-36 25v12c15-1 28-1 43-1 13 0 28 0 41 1v-12c-35 0-35-16-35-25v-182l90 211c2 5 3 8 9 8 2 0 5-1 8-7l92-217v1 195c0 12-2 16-27 16h-9v12c17-1 36-1 50-1 15 0 34 0 51 1v-12h-9c-26 0-27-4-27-16v-180c0-11 1-16 27-16h9v-12h-61c-7 0-10 0-12 7l-84 195z">
            <text:p/>
          </draw:path>
        </draw:g>
        <draw:g>
          <svg:title>TexMaths</svg:title>
          <svg:desc>12§display§A§svg§600§FALSE§</svg:desc>
          <draw:polygon draw:style-name="gr7" draw:text-style-name="P3" draw:layer="layout" svg:width="0.316cm" svg:height="0.289cm" svg:x="5.652cm" svg:y="0.285cm" svg:viewBox="0 0 317 290" draw:points="159,290 0,290 0,0 317,0 317,290">
            <text:p/>
          </draw:polygon>
          <draw:path draw:style-name="gr8" draw:text-style-name="P1" draw:layer="layout" svg:width="0.289cm" svg:height="0.303cm" svg:x="5.666cm" svg:y="0.272cm" svg:viewBox="0 0 290 304" svg:d="M61 255c-17 28-33 35-52 36-5 0-9 0-9 8 0 2 2 5 6 5 11 0 24-2 36-2 14 0 29 2 43 2 1 0 7 0 7-9 0-4-4-4-7-4-9-1-20-5-20-16 0-5 3-9 6-15l33-54h106c1 9 7 66 7 70 0 14-22 15-31 15-5 0-10 0-10 8 0 5 6 5 7 5 17 0 35-2 52-2 11 0 37 2 47 2 3 0 8 0 8-9 0-4-4-4-10-4-25 0-25-3-26-16l-26-264c-1-9-1-11-9-11-7 0-8 3-11 7zM111 192l84-139 13 139z">
            <text:p/>
          </draw:path>
        </draw:g>
        <draw:g>
          <svg:title>TexMaths</svg:title>
          <svg:desc>12§display§B§svg§600§FALSE§</svg:desc>
          <draw:polygon draw:style-name="gr7" draw:text-style-name="P3" draw:layer="layout" svg:width="0.341cm" svg:height="0.288cm" svg:x="6.242cm" svg:y="3.453cm" svg:viewBox="0 0 342 289" draw:points="171,289 0,289 0,0 342,0 342,289">
            <text:p/>
          </draw:polygon>
          <draw:path draw:style-name="gr8" draw:text-style-name="P1" draw:layer="layout" svg:width="0.302cm" svg:height="0.288cm" svg:x="6.259cm" svg:y="3.453cm" svg:viewBox="0 0 303 289" svg:d="M50 256c-4 17-5 20-38 20-8 0-12 0-12 8 0 5 4 5 12 5h150c68 0 118-50 118-91 0-31-25-55-66-60 43-8 89-39 89-79 0-32-28-59-79-59h-142c-9 0-13 0-13 9 0 4 4 4 12 4 1 0 8 0 16 1 8 0 12 1 12 7 0 1-1 3-2 8zM114 134l26-105c4-15 5-16 23-16h55c37 0 46 25 46 44 0 37-36 77-88 77zM95 276c-6 0-7 0-9 0-4 0-6-1-6-4 0-2 0-3 2-11l29-118h80c41 0 49 32 49 50 0 42-37 83-87 83z">
            <text:p/>
          </draw:path>
        </draw:g>
        <draw:g>
          <svg:title>TexMaths</svg:title>
          <svg:desc>12§display§C§svg§600§FALSE§</svg:desc>
          <draw:polygon draw:style-name="gr7" draw:text-style-name="P3" draw:layer="layout" svg:width="0.331cm" svg:height="0.288cm" svg:x="7.493cm" svg:y="2.366cm" svg:viewBox="0 0 332 289" draw:points="166,289 0,289 0,0 332,0 332,289">
            <text:p/>
          </draw:polygon>
          <draw:path draw:style-name="gr8" draw:text-style-name="P1" draw:layer="layout" svg:width="0.299cm" svg:height="0.306cm" svg:x="7.514cm" svg:y="2.356cm" svg:viewBox="0 0 300 307" svg:d="M300 4c0-1-1-4-4-4-1 0-2 0-7 5l-29 32c-4-5-24-37-71-37-94 0-189 93-189 192 0 69 50 115 114 115 38 0 69-16 92-36 40-35 46-73 46-74 0-4-3-4-4-4-3 0-5 0-6 4-4 12-14 42-42 67-30 23-57 31-79 31-38 0-83-23-83-89 0-24 9-92 51-142 26-29 66-51 104-51 43 0 68 33 68 82 0 16-1 17-1 21 0 5 4 5 6 5 6 0 6-1 7-9z">
            <text:p/>
          </draw:path>
        </draw:g>
        <draw:g>
          <svg:title>TexMaths</svg:title>
          <svg:desc>12§display§[\  \overline{2}\  1\ 1\ 0\ ]_{\rm M}§svg§600§FALSE§</svg:desc>
          <draw:polygon draw:style-name="gr7" draw:text-style-name="P3" draw:layer="layout" svg:width="2.085cm" svg:height="0.444cm" svg:x="16.964cm" svg:y="1.853cm" svg:viewBox="0 0 2086 445" draw:points="1043,445 0,445 0,0 2086,0 2086,445">
            <text:p/>
          </draw:polygon>
          <draw:polygon draw:style-name="gr8" draw:text-style-name="P1" draw:layer="layout" svg:width="0.058cm" svg:height="0.421cm" svg:x="17.014cm" svg:y="1.876cm" svg:viewBox="0 0 59 422" draw:points="59,422 59,406 17,406 17,17 59,17 59,0 0,0 0,422">
            <text:p/>
          </draw:polygon>
          <draw:polygon draw:style-name="gr8" draw:text-style-name="P1" draw:layer="layout" svg:width="0.211cm" svg:height="0.017cm" svg:x="17.221cm" svg:y="1.853cm" svg:viewBox="0 0 212 18" draw:points="106,18 0,18 0,0 212,0 212,18">
            <text:p/>
          </draw:polygon>
          <draw:path draw:style-name="gr8" draw:text-style-name="P1" draw:layer="layout" svg:width="0.168cm" svg:height="0.281cm" svg:x="17.243cm" svg:y="1.912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39cm" svg:height="0.281cm" svg:x="17.611cm" svg:y="1.912cm" svg:viewBox="0 0 140 282" svg:d="M87 11c0-10 0-11-9-11-27 27-65 27-78 27v13c9 0 34 0 56-11v219c0 16-1 21-40 21h-13v13c14-2 52-2 68-2 17 0 54 0 69 2v-13h-13c-39 0-40-5-40-21z">
            <text:p/>
          </draw:path>
          <draw:path draw:style-name="gr8" draw:text-style-name="P1" draw:layer="layout" svg:width="0.139cm" svg:height="0.281cm" svg:x="17.963cm" svg:y="1.912cm" svg:viewBox="0 0 140 282" svg:d="M87 11c0-10 0-11-10-11-26 27-64 27-77 27v13c9 0 34 0 56-11v219c0 16-1 21-40 21h-13v13c14-2 52-2 68-2 17 0 54 0 69 2v-13h-13c-39 0-40-5-40-21z">
            <text:p/>
          </draw:path>
          <draw:path draw:style-name="gr8" draw:text-style-name="P1" draw:layer="layout" svg:width="0.178cm" svg:height="0.29cm" svg:x="18.293cm" svg:y="1.912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8.638cm" svg:y="1.876cm" svg:viewBox="0 0 59 422" draw:points="59,0 0,0 0,17 41,17 41,406 0,406 0,422 59,422">
            <text:p/>
          </draw:polygon>
          <draw:path draw:style-name="gr8" draw:text-style-name="P1" draw:layer="layout" svg:width="0.267cm" svg:height="0.201cm" svg:x="18.764cm" svg:y="2.053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g>
          <svg:title>TexMaths</svg:title>
          <svg:desc>12§display§A'§svg§600§FALSE§</svg:desc>
          <draw:polygon draw:style-name="gr7" draw:text-style-name="P3" draw:layer="layout" svg:width="0.414cm" svg:height="0.338cm" svg:x="14.009cm" svg:y="0.396cm" svg:viewBox="0 0 415 339" draw:points="208,339 0,339 0,0 415,0 415,339">
            <text:p/>
          </draw:polygon>
          <draw:path draw:style-name="gr8" draw:text-style-name="P1" draw:layer="layout" svg:width="0.289cm" svg:height="0.303cm" svg:x="14.023cm" svg:y="0.432cm" svg:viewBox="0 0 290 304" svg:d="M61 255c-17 27-33 34-52 35-5 0-9 0-9 9 0 2 2 5 6 5 11 0 24-2 36-2 14 0 29 2 43 2 1 0 7 0 7-9 0-5-4-5-7-5-9-1-20-5-20-15 0-5 3-10 6-16l33-53h106c1 8 7 66 7 70 0 13-22 14-31 14-5 0-10 0-10 9 0 5 6 5 7 5 17 0 35-2 52-2 11 0 37 2 47 2 3 0 8 0 8-9 0-5-4-5-9-5-26 0-26-3-27-15l-26-264c-1-9-1-11-9-11-7 0-8 3-11 7zM111 192l84-139 13 139z">
            <text:p/>
          </draw:path>
          <draw:path draw:style-name="gr8" draw:text-style-name="P1" draw:layer="layout" svg:width="0.074cm" svg:height="0.153cm" svg:x="14.339cm" svg:y="0.395cm" svg:viewBox="0 0 75 154" svg:d="M72 26c3-5 3-8 3-10 0-9-9-16-17-16-12 0-16 10-17 14l-39 129c-1 0-2 4-2 4 0 4 10 7 12 7 1 0 2 0 4-5z">
            <text:p/>
          </draw:path>
        </draw:g>
        <draw:g>
          <svg:title>TexMaths</svg:title>
          <svg:desc>12§display§B'§svg§600§FALSE§</svg:desc>
          <draw:polygon draw:style-name="gr7" draw:text-style-name="P3" draw:layer="layout" svg:width="0.438cm" svg:height="0.338cm" svg:x="14.493cm" svg:y="3.454cm" svg:viewBox="0 0 439 339" draw:points="220,339 0,339 0,0 439,0 439,339">
            <text:p/>
          </draw:polygon>
          <draw:path draw:style-name="gr8" draw:text-style-name="P1" draw:layer="layout" svg:width="0.301cm" svg:height="0.288cm" svg:x="14.51cm" svg:y="3.504cm" svg:viewBox="0 0 302 289" svg:d="M50 256c-4 17-5 20-38 20-8 0-12 0-12 8 0 5 4 5 12 5h150c67 0 117-50 117-91 0-31-25-55-65-60 43-8 88-39 88-79 0-32-28-59-79-59h-142c-8 0-12 0-12 9 0 4 4 4 12 4 0 0 8 0 16 1 7 0 11 1 11 7 0 1-1 3-2 8zM114 134l26-105c4-15 5-16 23-16h55c36 0 46 25 46 44 0 37-37 77-89 77zM95 276c-6 0-7 0-10 0-4 0-5-1-5-4 0-2 0-3 1-11l30-118h80c41 0 49 32 49 50 0 42-38 83-88 83z">
            <text:p/>
          </draw:path>
          <draw:path draw:style-name="gr8" draw:text-style-name="P1" draw:layer="layout" svg:width="0.074cm" svg:height="0.153cm" svg:x="14.848cm" svg:y="3.453cm" svg:viewBox="0 0 75 154" svg:d="M72 26c3-5 3-8 3-10 0-9-9-16-17-16-12 0-16 10-17 14l-39 129c-1 0-2 4-2 4 0 4 10 7 12 7 1 0 2 0 4-5z">
            <text:p/>
          </draw:path>
        </draw:g>
        <draw:g>
          <svg:title>TexMaths</svg:title>
          <svg:desc>12§display§C'§svg§600§FALSE§</svg:desc>
          <draw:polygon draw:style-name="gr7" draw:text-style-name="P3" draw:layer="layout" svg:width="0.429cm" svg:height="0.337cm" svg:x="15.645cm" svg:y="2.477cm" svg:viewBox="0 0 430 338" draw:points="215,338 0,338 0,0 430,0 430,338">
            <text:p/>
          </draw:polygon>
          <draw:path draw:style-name="gr8" draw:text-style-name="P1" draw:layer="layout" svg:width="0.299cm" svg:height="0.306cm" svg:x="15.666cm" svg:y="2.518cm" svg:viewBox="0 0 300 307" svg:d="M300 4c0-1-1-4-4-4-1 0-2 0-7 5l-29 32c-4-5-24-37-71-37-94 0-189 93-189 192 0 69 50 115 114 115 38 0 69-16 92-37 40-34 46-72 46-73 0-4-3-4-4-4-3 0-5 0-6 4-4 12-14 42-42 67-30 23-57 30-79 30-37 0-83-22-83-88 0-24 9-92 51-142 26-29 66-51 104-51 43 0 68 33 68 82 0 16-1 17-1 21 0 5 4 5 6 5 6 0 6-1 8-9z">
            <text:p/>
          </draw:path>
          <draw:path draw:style-name="gr8" draw:text-style-name="P1" draw:layer="layout" svg:width="0.074cm" svg:height="0.152cm" svg:x="15.991cm" svg:y="2.476cm" svg:viewBox="0 0 75 153" svg:d="M72 26c3-5 3-8 3-10 0-9-9-16-17-16-12 0-16 10-17 14l-39 129c-1 0-2 4-2 4 0 4 10 6 12 6 1 0 2 0 4-4z">
            <text:p/>
          </draw:path>
        </draw:g>
        <draw:frame draw:style-name="gr9" draw:text-style-name="P4" draw:layer="layout" svg:width="0.442cm" svg:height="0.374cm" svg:x="3.363cm" svg:y="4.579cm">
          <draw:text-box>
            <text:p><text:span text:style-name="T1">(a)</text:span></text:p>
          </draw:text-box>
        </draw:frame>
        <draw:frame draw:style-name="gr10" draw:text-style-name="P4" draw:layer="layout" svg:width="0.451cm" svg:height="0.374cm" svg:x="11.486cm" svg:y="4.517cm">
          <draw:text-box>
            <text:p><text:span text:style-name="T1">(b)</text:span></text:p>
          </draw:text-box>
        </draw:frame>
        <draw:g>
          <svg:title>TexMaths</svg:title>
          <svg:desc>12§display§(\ 1\ 1\ 1\ )§svg§600§FALSE§</svg:desc>
          <draw:polygon draw:style-name="gr7" draw:text-style-name="P3" draw:layer="layout" svg:width="1.523cm" svg:height="0.421cm" svg:x="5.842cm" svg:y="4.352cm" svg:viewBox="0 0 1524 422" draw:points="762,422 0,422 0,0 1524,0 1524,422">
            <text:p/>
          </draw:polygon>
          <draw:path draw:style-name="gr8" draw:text-style-name="P1" draw:layer="layout" svg:width="0.098cm" svg:height="0.421cm" svg:x="5.883cm" svg:y="4.352cm" svg:viewBox="0 0 99 422" svg:d="M99 418c0-1 0-2-8-9-53-53-66-133-66-198 0-73 16-147 68-199 6-5 6-6 6-8 0-3-2-4-5-4-4 0-42 29-67 82-22 47-27 94-27 129 0 34 5 84 28 132 26 52 62 79 66 79 3 0 5-1 5-4z">
            <text:p/>
          </draw:path>
          <draw:path draw:style-name="gr8" draw:text-style-name="P1" draw:layer="layout" svg:width="0.139cm" svg:height="0.281cm" svg:x="6.184cm" svg:y="4.387cm" svg:viewBox="0 0 140 282" svg:d="M87 11c0-10 0-11-9-11-27 27-65 27-78 27v13c9 0 34 0 56-11v219c0 16-1 21-40 21h-13v13c14-2 52-2 68-2 17 0 54 0 69 2v-13h-13c-39 0-40-5-40-21z">
            <text:p/>
          </draw:path>
          <draw:path draw:style-name="gr8" draw:text-style-name="P1" draw:layer="layout" svg:width="0.139cm" svg:height="0.281cm" svg:x="6.535cm" svg:y="4.387cm" svg:viewBox="0 0 140 282" svg:d="M87 11c0-10 0-11-9-11-27 27-65 27-78 27v13c9 0 34 0 56-11v219c0 16-1 21-40 21h-13v13c14-2 52-2 68-2 17 0 54 0 69 2v-13h-13c-39 0-40-5-40-21z">
            <text:p/>
          </draw:path>
          <draw:path draw:style-name="gr8" draw:text-style-name="P1" draw:layer="layout" svg:width="0.139cm" svg:height="0.281cm" svg:x="6.888cm" svg:y="4.387cm" svg:viewBox="0 0 140 282" svg:d="M87 11c0-10 0-11-10-11-26 27-64 27-77 27v13c9 0 34 0 56-11v219c0 16-1 21-40 21h-13v13c14-2 52-2 68-2 17 0 54 0 69 2v-13h-13c-39 0-40-5-40-21z">
            <text:p/>
          </draw:path>
          <draw:path draw:style-name="gr8" draw:text-style-name="P1" draw:layer="layout" svg:width="0.098cm" svg:height="0.421cm" svg:x="7.226cm" svg:y="4.352cm" svg:viewBox="0 0 99 422" svg:d="M99 211c0-33-5-83-28-131-26-52-62-80-67-80-2 0-4 2-4 4s0 3 8 10c42 42 66 109 66 197 0 72-15 147-68 199-6 6-6 7-6 8 0 3 2 4 4 4 5 0 43-29 68-82 22-47 27-94 27-129z">
            <text:p/>
          </draw:path>
        </draw:g>
        <draw:g>
          <svg:title>TexMaths</svg:title>
          <svg:desc>12§display§(\ 0\ 0\ 0\ 1\ )§svg§600§FALSE§</svg:desc>
          <draw:polygon draw:style-name="gr7" draw:text-style-name="P3" draw:layer="layout" svg:width="1.875cm" svg:height="0.421cm" svg:x="14.143cm" svg:y="4.493cm" svg:viewBox="0 0 1876 422" draw:points="938,422 0,422 0,0 1876,0 1876,422">
            <text:p/>
          </draw:polygon>
          <draw:path draw:style-name="gr8" draw:text-style-name="P1" draw:layer="layout" svg:width="0.098cm" svg:height="0.421cm" svg:x="14.184cm" svg:y="4.493cm" svg:viewBox="0 0 99 422" svg:d="M99 418c0-1 0-2-8-9-53-53-66-133-66-198 0-73 16-147 68-199 6-5 6-6 6-8 0-3-2-4-5-4-4 0-42 29-67 82-22 47-27 94-27 129 0 34 5 84 28 132 26 52 62 79 66 79 3 0 5-1 5-4z">
            <text:p/>
          </draw:path>
          <draw:path draw:style-name="gr8" draw:text-style-name="P1" draw:layer="layout" svg:width="0.178cm" svg:height="0.29cm" svg:x="14.464cm" svg:y="4.528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ath draw:style-name="gr8" draw:text-style-name="P1" draw:layer="layout" svg:width="0.178cm" svg:height="0.29cm" svg:x="14.816cm" svg:y="4.528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ath draw:style-name="gr8" draw:text-style-name="P1" draw:layer="layout" svg:width="0.178cm" svg:height="0.29cm" svg:x="15.167cm" svg:y="4.528cm" svg:viewBox="0 0 179 291" svg:d="M179 147c0-35-2-68-18-100-19-40-53-47-72-47-25 0-56 11-74 50-13 30-15 62-15 97 0 31 2 69 19 101 18 34 49 43 70 43 23 0 55-9 74-49 14-29 16-63 16-95zM89 282c-16 0-42-11-50-52-3-25-3-64-3-89 0-27 0-55 2-78 9-50 41-53 51-53 14 0 42 7 50 49 4 23 4 55 4 82 0 32 0 60-5 87-6 41-30 54-49 54z">
            <text:p/>
          </draw:path>
          <draw:path draw:style-name="gr8" draw:text-style-name="P1" draw:layer="layout" svg:width="0.139cm" svg:height="0.281cm" svg:x="15.54cm" svg:y="4.528cm" svg:viewBox="0 0 140 282" svg:d="M87 11c0-10 0-11-10-11-26 27-64 27-77 27v13c9 0 34 0 56-11v219c0 16-1 21-40 21h-13v13c14-2 52-2 68-2 17 0 54 0 69 2v-13h-13c-39 0-40-5-40-21z">
            <text:p/>
          </draw:path>
          <draw:path draw:style-name="gr8" draw:text-style-name="P1" draw:layer="layout" svg:width="0.098cm" svg:height="0.421cm" svg:x="15.878cm" svg:y="4.493cm" svg:viewBox="0 0 99 422" svg:d="M99 211c0-33-5-83-28-131-26-52-62-80-67-80-2 0-4 2-4 4s0 3 8 10c42 42 66 109 66 197 0 72-15 147-68 199-6 6-6 7-6 8 0 3 2 4 4 4 5 0 43-29 68-82 22-47 27-94 27-129z">
            <text:p/>
          </draw:path>
        </draw:g>
        <draw:g>
          <svg:title>TexMaths</svg:title>
          <svg:desc>12§display§[\ 1 \  \overline{2}\  1\ 0\ ]_{\rm M}§svg§600§FALSE§</svg:desc>
          <draw:polygon draw:style-name="gr7" draw:text-style-name="P3" draw:layer="layout" svg:width="2.085cm" svg:height="0.444cm" svg:x="11.486cm" svg:y="0.272cm" svg:viewBox="0 0 2086 445" draw:points="1043,445 0,445 0,0 2086,0 2086,445">
            <text:p/>
          </draw:polygon>
          <draw:polygon draw:style-name="gr8" draw:text-style-name="P1" draw:layer="layout" svg:width="0.058cm" svg:height="0.421cm" svg:x="11.536cm" svg:y="0.295cm" svg:viewBox="0 0 59 422" draw:points="59,422 59,406 17,406 17,17 59,17 59,0 0,0 0,422">
            <text:p/>
          </draw:polygon>
          <draw:path draw:style-name="gr8" draw:text-style-name="P1" draw:layer="layout" svg:width="0.139cm" svg:height="0.281cm" svg:x="11.782cm" svg:y="0.331cm" svg:viewBox="0 0 140 282" svg:d="M87 11c0-10 0-11-9-11-27 27-65 27-78 27v13c9 0 34 0 56-11v219c0 16-1 21-40 21h-13v13c14-2 52-2 68-2 17 0 54 0 69 2v-13h-13c-39 0-40-5-40-21z">
            <text:p/>
          </draw:path>
          <draw:polygon draw:style-name="gr8" draw:text-style-name="P1" draw:layer="layout" svg:width="0.211cm" svg:height="0.017cm" svg:x="12.096cm" svg:y="0.272cm" svg:viewBox="0 0 212 18" draw:points="106,18 0,18 0,0 212,0 212,18">
            <text:p/>
          </draw:polygon>
          <draw:path draw:style-name="gr8" draw:text-style-name="P1" draw:layer="layout" svg:width="0.168cm" svg:height="0.281cm" svg:x="12.117cm" svg:y="0.331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39cm" svg:height="0.281cm" svg:x="12.485cm" svg:y="0.331cm" svg:viewBox="0 0 140 282" svg:d="M87 11c0-10 0-11-10-11-26 27-64 27-77 27v13c9 0 34 0 56-11v219c0 16-1 21-40 21h-13v13c14-2 52-2 68-2 17 0 54 0 69 2v-13h-13c-39 0-40-5-40-21z">
            <text:p/>
          </draw:path>
          <draw:path draw:style-name="gr8" draw:text-style-name="P1" draw:layer="layout" svg:width="0.178cm" svg:height="0.29cm" svg:x="12.815cm" svg:y="0.331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3.16cm" svg:y="0.295cm" svg:viewBox="0 0 59 422" draw:points="59,0 0,0 0,17 41,17 41,406 0,406 0,422 59,422">
            <text:p/>
          </draw:polygon>
          <draw:path draw:style-name="gr8" draw:text-style-name="P1" draw:layer="layout" svg:width="0.267cm" svg:height="0.201cm" svg:x="13.286cm" svg:y="0.472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g>
          <svg:title>TexMaths</svg:title>
          <svg:desc>12§display§[\ 1\ 1\  \overline{2}\  0\ ]_{\rm M}§svg§600§FALSE§</svg:desc>
          <draw:polygon draw:style-name="gr7" draw:text-style-name="P3" draw:layer="layout" svg:width="2.085cm" svg:height="0.444cm" svg:x="11.486cm" svg:y="3.453cm" svg:viewBox="0 0 2086 445" draw:points="1043,445 0,445 0,0 2086,0 2086,445">
            <text:p/>
          </draw:polygon>
          <draw:polygon draw:style-name="gr8" draw:text-style-name="P1" draw:layer="layout" svg:width="0.058cm" svg:height="0.421cm" svg:x="11.536cm" svg:y="3.476cm" svg:viewBox="0 0 59 422" draw:points="59,422 59,406 17,406 17,17 59,17 59,0 0,0 0,422">
            <text:p/>
          </draw:polygon>
          <draw:path draw:style-name="gr8" draw:text-style-name="P1" draw:layer="layout" svg:width="0.139cm" svg:height="0.281cm" svg:x="11.782cm" svg:y="3.512cm" svg:viewBox="0 0 140 282" svg:d="M87 11c0-10 0-11-9-11-27 27-65 27-78 27v13c9 0 34 0 56-11v219c0 16-1 21-40 21h-13v13c14-2 52-2 68-2 17 0 54 0 69 2v-13h-13c-39 0-40-5-40-21z">
            <text:p/>
          </draw:path>
          <draw:path draw:style-name="gr8" draw:text-style-name="P1" draw:layer="layout" svg:width="0.139cm" svg:height="0.281cm" svg:x="12.133cm" svg:y="3.512cm" svg:viewBox="0 0 140 282" svg:d="M87 11c0-10 0-11-9-11-27 27-65 27-78 27v13c9 0 34 0 56-11v219c0 16-1 21-40 21h-13v13c14-2 52-2 68-2 17 0 54 0 69 2v-13h-13c-39 0-40-5-40-21z">
            <text:p/>
          </draw:path>
          <draw:polygon draw:style-name="gr8" draw:text-style-name="P1" draw:layer="layout" svg:width="0.211cm" svg:height="0.017cm" svg:x="12.447cm" svg:y="3.453cm" svg:viewBox="0 0 212 18" draw:points="106,18 0,18 0,0 212,0 212,18">
            <text:p/>
          </draw:polygon>
          <draw:path draw:style-name="gr8" draw:text-style-name="P1" draw:layer="layout" svg:width="0.168cm" svg:height="0.281cm" svg:x="12.468cm" svg:y="3.512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78cm" svg:height="0.29cm" svg:x="12.815cm" svg:y="3.512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3.16cm" svg:y="3.476cm" svg:viewBox="0 0 59 422" draw:points="59,0 0,0 0,17 41,17 41,406 0,406 0,422 59,422">
            <text:p/>
          </draw:polygon>
          <draw:path draw:style-name="gr8" draw:text-style-name="P1" draw:layer="layout" svg:width="0.267cm" svg:height="0.201cm" svg:x="13.286cm" svg:y="3.653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18T14:19:39.925848807</dc:date>
    <meta:editing-duration>PT45M25S</meta:editing-duration>
    <meta:editing-cycles>13</meta:editing-cycles>
    <meta:generator>LibreOffice/6.0.6.2$Linux_X86_64 LibreOffice_project/00m0$Build-2</meta:generator>
    <meta:document-statistic meta:object-count="127"/>
  </office:meta>
</office:document-meta>
</file>